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6.74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QLExport">
      <style:table-properties table:display="true" style:writing-mode="lr-tb"/>
    </style:style>
    <number:number-style style:name="N8001" number:language="it" number:country="IT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Default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QLExpor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oct_tipo</text:p>
          </table:table-cell>
          <table:table-cell table:style-name="ce1" office:value-type="string">
            <text:p>oct_code</text:p>
          </table:table-cell>
          <table:table-cell table:style-name="ce1" office:value-type="string">
            <text:p>oct_data</text:p>
          </table:table-cell>
          <table:table-cell table:style-name="ce1" office:value-type="string">
            <text:p>oct_stat</text:p>
          </table:table-cell>
          <table:table-cell table:style-name="ce1" office:value-type="string">
            <text:p>oct_rifc</text:p>
          </table:table-cell>
          <table:table-cell table:style-name="ce1" office:value-type="string">
            <text:p>oct_cocl</text:p>
          </table:table-cell>
          <table:table-cell table:style-name="ce1" office:value-type="string">
            <text:p>oct_toco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float" office:value="98">
            <text:p>98</text:p>
          </table:table-cell>
          <table:table-cell office:value-type="date" office:date-value="2023-01-04">
            <text:p>04-01-2023</text:p>
          </table:table-cell>
          <table:table-cell office:value-type="string">
            <text:p>C</text:p>
          </table:table-cell>
          <table:table-cell office:value-type="string">
            <text:p>E-mail Caroli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1">
            <text:p>5321</text:p>
          </table:table-cell>
          <table:table-cell office:value-type="date" office:date-value="2023-01-04">
            <text:p>04-01-2023</text:p>
          </table:table-cell>
          <table:table-cell office:value-type="string">
            <text:p>C</text:p>
          </table:table-cell>
          <table:table-cell office:value-type="string">
            <text:p>E-mail Caroli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74">
            <text:p>474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75">
            <text:p>475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TK #2476</text:p>
          </table:table-cell>
          <table:table-cell office:value-type="string">
            <text:p>C40021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2">
            <text:p>5322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No. 417 del 23/12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3">
            <text:p>5323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4">
            <text:p>5324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5">
            <text:p>5325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n. 62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7">
            <text:p>5327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n. 62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8">
            <text:p>5328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29">
            <text:p>5329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 ord. te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0">
            <text:p>5330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1">
            <text:p>5331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2">
            <text:p>5332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59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3">
            <text:p>5333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4">
            <text:p>5334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5">
            <text:p>5335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TEST GESTIONALE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67">
            <text:p>2267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rif. ord. 221448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68">
            <text:p>2268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#PO-L22-02547</text:p>
          </table:table-cell>
          <table:table-cell office:value-type="string">
            <text:p>C4001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83">
            <text:p>83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165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47">
            <text:p>847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DDT 2998/22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48">
            <text:p>848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 office:value-type="string">
            <text:p>ddt 2354/00</text:p>
          </table:table-cell>
          <table:table-cell office:value-type="string">
            <text:p>C3301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49">
            <text:p>849</text:p>
          </table:table-cell>
          <table:table-cell office:value-type="date" office:date-value="2023-01-09">
            <text:p>09-01-2023</text:p>
          </table:table-cell>
          <table:table-cell office:value-type="string">
            <text:p>C</text:p>
          </table:table-cell>
          <table:table-cell/>
          <table:table-cell office:value-type="string">
            <text:p>C40025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6">
            <text:p>5336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7">
            <text:p>5337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rif. ord. WGS001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8">
            <text:p>5338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rif. ord. WGS002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39">
            <text:p>5339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999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40">
            <text:p>5340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006/23 - BARI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41">
            <text:p>5341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006/23 - LECCE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42">
            <text:p>5342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006/23 - MARTINA FRANCA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69">
            <text:p>2269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1">
            <text:p>1021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DDT 22CLP00089</text:p>
          </table:table-cell>
          <table:table-cell office:value-type="string">
            <text:p>C31302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2">
            <text:p>1022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DDT 231</text:p>
          </table:table-cell>
          <table:table-cell office:value-type="string">
            <text:p>C31208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593">
            <text:p>593</text:p>
          </table:table-cell>
          <table:table-cell office:value-type="date" office:date-value="2023-01-10">
            <text:p>10-01-2023</text:p>
          </table:table-cell>
          <table:table-cell office:value-type="string">
            <text:p>C</text:p>
          </table:table-cell>
          <table:table-cell office:value-type="string">
            <text:p>rif. OVS</text:p>
          </table:table-cell>
          <table:table-cell office:value-type="string">
            <text:p>C39996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43">
            <text:p>5343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44">
            <text:p>5344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d. fornitore No. 7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45">
            <text:p>5345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. 24/AB</text:p>
          </table:table-cell>
          <table:table-cell office:value-type="string">
            <text:p>C3159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46">
            <text:p>5346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 tel</text:p>
          </table:table-cell>
          <table:table-cell office:value-type="string">
            <text:p>C4002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47">
            <text:p>5347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 tel.</text:p>
          </table:table-cell>
          <table:table-cell office:value-type="string">
            <text:p>C3166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48">
            <text:p>5348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. FEC/01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0">
            <text:p>2270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089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1">
            <text:p>2271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rif. ord. n° 623003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3">
            <text:p>1023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007/23</text:p>
          </table:table-cell>
          <table:table-cell office:value-type="string">
            <text:p>C30682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4">
            <text:p>1024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DDT 24</text:p>
          </table:table-cell>
          <table:table-cell office:value-type="string">
            <text:p>C3164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5">
            <text:p>1025</text:p>
          </table:table-cell>
          <table:table-cell office:value-type="date" office:date-value="2023-01-11">
            <text:p>11-01-2023</text:p>
          </table:table-cell>
          <table:table-cell office:value-type="string">
            <text:p>C</text:p>
          </table:table-cell>
          <table:table-cell office:value-type="string">
            <text:p>DDT BT22DRA00200</text:p>
          </table:table-cell>
          <table:table-cell office:value-type="string">
            <text:p>C40008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49">
            <text:p>5349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300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50">
            <text:p>5350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006/23 - LECCE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51">
            <text:p>5351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006/23 - MARTINA FRANCA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2">
            <text:p>5352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72">
            <text:p>2272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rif. vs. ord. 9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73">
            <text:p>2273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rif. vs. ord. 9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0">
            <text:p>850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ddt 645</text:p>
          </table:table-cell>
          <table:table-cell office:value-type="string">
            <text:p>C40025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1">
            <text:p>851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22-ST000202</text:p>
          </table:table-cell>
          <table:table-cell office:value-type="string">
            <text:p>C31039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6">
            <text:p>1026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DDT 22-ST000201</text:p>
          </table:table-cell>
          <table:table-cell office:value-type="string">
            <text:p>C31039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7">
            <text:p>1027</text:p>
          </table:table-cell>
          <table:table-cell office:value-type="date" office:date-value="2023-01-12">
            <text:p>12-01-2023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32018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53">
            <text:p>5353</text:p>
          </table:table-cell>
          <table:table-cell office:value-type="date" office:date-value="2023-01-13">
            <text:p>13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7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4">
            <text:p>5354</text:p>
          </table:table-cell>
          <table:table-cell office:value-type="date" office:date-value="2023-01-13">
            <text:p>13-01-2023</text:p>
          </table:table-cell>
          <table:table-cell office:value-type="string">
            <text:p>C</text:p>
          </table:table-cell>
          <table:table-cell office:value-type="string">
            <text:p>rif ord num 6</text:p>
          </table:table-cell>
          <table:table-cell office:value-type="string">
            <text:p>C3307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5">
            <text:p>5355</text:p>
          </table:table-cell>
          <table:table-cell office:value-type="date" office:date-value="2023-01-13">
            <text:p>13-01-2023</text:p>
          </table:table-cell>
          <table:table-cell office:value-type="string">
            <text:p>C</text:p>
          </table:table-cell>
          <table:table-cell office:value-type="string">
            <text:p>rif. ord. 3000115708</text:p>
          </table:table-cell>
          <table:table-cell office:value-type="string">
            <text:p>C30998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6">
            <text:p>5356</text:p>
          </table:table-cell>
          <table:table-cell office:value-type="date" office:date-value="2023-01-13">
            <text:p>13-01-2023</text:p>
          </table:table-cell>
          <table:table-cell office:value-type="string">
            <text:p>C</text:p>
          </table:table-cell>
          <table:table-cell office:value-type="string">
            <text:p>rif. ord 743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4">
            <text:p>2274</text:p>
          </table:table-cell>
          <table:table-cell office:value-type="date" office:date-value="2023-01-13">
            <text:p>13-01-2023</text:p>
          </table:table-cell>
          <table:table-cell office:value-type="string">
            <text:p>C</text:p>
          </table:table-cell>
          <table:table-cell office:value-type="string">
            <text:p>rif. ord. num 2300548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5">
            <text:p>2275</text:p>
          </table:table-cell>
          <table:table-cell office:value-type="date" office:date-value="2023-01-13">
            <text:p>13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float" office:value="99">
            <text:p>99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caroli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7">
            <text:p>5357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8">
            <text:p>5358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59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59">
            <text:p>5359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vs. ord. 20/00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0">
            <text:p>5360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0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61">
            <text:p>5361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2">
            <text:p>5362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prev. 740</text:p>
          </table:table-cell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3">
            <text:p>5363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prev. 741</text:p>
          </table:table-cell>
          <table:table-cell office:value-type="string">
            <text:p>C4002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4">
            <text:p>5364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1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6">
            <text:p>5366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6">
            <text:p>2276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7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84">
            <text:p>84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2461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2">
            <text:p>852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287/ba</text:p>
          </table:table-cell>
          <table:table-cell office:value-type="string">
            <text:p>C4001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3">
            <text:p>853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DDT 1</text:p>
          </table:table-cell>
          <table:table-cell office:value-type="string">
            <text:p>C3166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594">
            <text:p>594</text:p>
          </table:table-cell>
          <table:table-cell office:value-type="date" office:date-value="2023-01-16">
            <text:p>1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598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77">
            <text:p>477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10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7">
            <text:p>5367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ord. num. 42</text:p>
          </table:table-cell>
          <table:table-cell office:value-type="string">
            <text:p>C3109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68">
            <text:p>5368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vs. ord. n. 19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69">
            <text:p>5369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70">
            <text:p>5370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1">
            <text:p>5371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ord. 3548</text:p>
          </table:table-cell>
          <table:table-cell office:value-type="string">
            <text:p>C4002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85">
            <text:p>85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104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54">
            <text:p>854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mail - giuseppe bucella</text:p>
          </table:table-cell>
          <table:table-cell office:value-type="string">
            <text:p>C4002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8">
            <text:p>1028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DDT 20/23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29">
            <text:p>1029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22/1</text:p>
          </table:table-cell>
          <table:table-cell office:value-type="string">
            <text:p>C4002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595">
            <text:p>595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prog. Dispensa Emilia</text:p>
          </table:table-cell>
          <table:table-cell office:value-type="string">
            <text:p>C31648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596">
            <text:p>596</text:p>
          </table:table-cell>
          <table:table-cell office:value-type="date" office:date-value="2023-01-18">
            <text:p>18-01-2023</text:p>
          </table:table-cell>
          <table:table-cell office:value-type="string">
            <text:p>C</text:p>
          </table:table-cell>
          <table:table-cell office:value-type="string">
            <text:p>rif. SIGEP</text:p>
          </table:table-cell>
          <table:table-cell office:value-type="string">
            <text:p>C31629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float" office:value="100">
            <text:p>100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 test esaote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2">
            <text:p>5372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73">
            <text:p>5373</text:p>
          </table:table-cell>
          <table:table-cell office:value-type="date" office:date-value="2023-01-19">
            <text:p>19-01-2023</text:p>
          </table:table-cell>
          <table:table-cell office:value-type="string">
            <text:p>A</text:p>
          </table:table-cell>
          <table:table-cell office:value-type="string">
            <text:p>RIF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4">
            <text:p>5374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XPOS DDT 2342/2021</text:p>
          </table:table-cell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5">
            <text:p>5375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6">
            <text:p>5376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7">
            <text:p>5377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ord. a voce</text:p>
          </table:table-cell>
          <table:table-cell office:value-type="string">
            <text:p>C4001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8">
            <text:p>5378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ord. 49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7">
            <text:p>2277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8">
            <text:p>2278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s.a. 5500004210</text:p>
          </table:table-cell>
          <table:table-cell office:value-type="string">
            <text:p>C316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5">
            <text:p>855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DDT 22/266</text:p>
          </table:table-cell>
          <table:table-cell office:value-type="string">
            <text:p>C31681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597">
            <text:p>597</text:p>
          </table:table-cell>
          <table:table-cell office:value-type="date" office:date-value="2023-01-19">
            <text:p>19-01-2023</text:p>
          </table:table-cell>
          <table:table-cell office:value-type="string">
            <text:p>C</text:p>
          </table:table-cell>
          <table:table-cell office:value-type="string">
            <text:p>rif. fiera Levante Prof</text:p>
          </table:table-cell>
          <table:table-cell office:value-type="string">
            <text:p>C40003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79">
            <text:p>5379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0">
            <text:p>5380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3201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1">
            <text:p>5381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rif. ord. nr. 23/00018</text:p>
          </table:table-cell>
          <table:table-cell office:value-type="string">
            <text:p>C3300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2">
            <text:p>5382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383">
            <text:p>5383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RIF. ORD. 52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0">
            <text:p>1030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RIF FLAVIO</text:p>
          </table:table-cell>
          <table:table-cell office:value-type="string">
            <text:p>C3164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1">
            <text:p>1031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DDT 81094882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2">
            <text:p>1032</text:p>
          </table:table-cell>
          <table:table-cell office:value-type="date" office:date-value="2023-01-20">
            <text:p>20-01-2023</text:p>
          </table:table-cell>
          <table:table-cell office:value-type="string">
            <text:p>C</text:p>
          </table:table-cell>
          <table:table-cell office:value-type="string">
            <text:p>DDT 20/D</text:p>
          </table:table-cell>
          <table:table-cell office:value-type="string">
            <text:p>C33021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78">
            <text:p>478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TICKET #2503</text:p>
          </table:table-cell>
          <table:table-cell office:value-type="string">
            <text:p>C31661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79">
            <text:p>479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t#2502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0">
            <text:p>480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ticket 2505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4">
            <text:p>5384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5">
            <text:p>5385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6">
            <text:p>5386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9992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7">
            <text:p>5387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rif. OF 28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79">
            <text:p>2279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rif. ord. n. 96/23.PR.2001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6">
            <text:p>856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IPL017396</text:p>
          </table:table-cell>
          <table:table-cell office:value-type="string">
            <text:p>C31092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57">
            <text:p>857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ddt 681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3">
            <text:p>1033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DDT 1/3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4">
            <text:p>1034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39/d</text:p>
          </table:table-cell>
          <table:table-cell office:value-type="string">
            <text:p>C33021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598">
            <text:p>598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/>
          <table:table-cell office:value-type="string">
            <text:p>C31669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599">
            <text:p>599</text:p>
          </table:table-cell>
          <table:table-cell office:value-type="date" office:date-value="2023-01-23">
            <text:p>23-01-2023</text:p>
          </table:table-cell>
          <table:table-cell office:value-type="string">
            <text:p>C</text:p>
          </table:table-cell>
          <table:table-cell office:value-type="string">
            <text:p>rif. OVS</text:p>
          </table:table-cell>
          <table:table-cell office:value-type="string">
            <text:p>C39996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8">
            <text:p>858</text:p>
          </table:table-cell>
          <table:table-cell office:value-type="date" office:date-value="2023-01-24">
            <text:p>24-01-2023</text:p>
          </table:table-cell>
          <table:table-cell office:value-type="string">
            <text:p>C</text:p>
          </table:table-cell>
          <table:table-cell office:value-type="string">
            <text:p>DDT 3351</text:p>
          </table:table-cell>
          <table:table-cell office:value-type="string">
            <text:p>C3102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59">
            <text:p>859</text:p>
          </table:table-cell>
          <table:table-cell office:value-type="date" office:date-value="2023-01-24">
            <text:p>24-01-2023</text:p>
          </table:table-cell>
          <table:table-cell office:value-type="string">
            <text:p>C</text:p>
          </table:table-cell>
          <table:table-cell office:value-type="string">
            <text:p>DDT 632</text:p>
          </table:table-cell>
          <table:table-cell office:value-type="string">
            <text:p>C3303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U</text:p>
          </table:table-cell>
          <table:table-cell office:value-type="float" office:value="1035">
            <text:p>1035</text:p>
          </table:table-cell>
          <table:table-cell office:value-type="date" office:date-value="2023-01-24">
            <text:p>24-01-2023</text:p>
          </table:table-cell>
          <table:table-cell office:value-type="string">
            <text:p>C</text:p>
          </table:table-cell>
          <table:table-cell office:value-type="string">
            <text:p>dt 1/4</text:p>
          </table:table-cell>
          <table:table-cell office:value-type="string">
            <text:p>C3079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6">
            <text:p>1036</text:p>
          </table:table-cell>
          <table:table-cell office:value-type="date" office:date-value="2023-01-24">
            <text:p>24-01-2023</text:p>
          </table:table-cell>
          <table:table-cell office:value-type="string">
            <text:p>C</text:p>
          </table:table-cell>
          <table:table-cell office:value-type="string">
            <text:p>DDT 690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8">
            <text:p>5388</text:p>
          </table:table-cell>
          <table:table-cell office:value-type="date" office:date-value="2023-01-25">
            <text:p>25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89">
            <text:p>5389</text:p>
          </table:table-cell>
          <table:table-cell office:value-type="date" office:date-value="2023-01-25">
            <text:p>25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1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0">
            <text:p>5390</text:p>
          </table:table-cell>
          <table:table-cell office:value-type="date" office:date-value="2023-01-25">
            <text:p>25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60">
            <text:p>860</text:p>
          </table:table-cell>
          <table:table-cell office:value-type="date" office:date-value="2023-01-25">
            <text:p>25-01-2023</text:p>
          </table:table-cell>
          <table:table-cell office:value-type="string">
            <text:p>C</text:p>
          </table:table-cell>
          <table:table-cell office:value-type="string">
            <text:p>DDT 13/O</text:p>
          </table:table-cell>
          <table:table-cell office:value-type="string">
            <text:p>C301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0">
            <text:p>600</text:p>
          </table:table-cell>
          <table:table-cell office:value-type="date" office:date-value="2023-01-25">
            <text:p>25-01-2023</text:p>
          </table:table-cell>
          <table:table-cell office:value-type="string">
            <text:p>C</text:p>
          </table:table-cell>
          <table:table-cell office:value-type="string">
            <text:p>rif. OVS</text:p>
          </table:table-cell>
          <table:table-cell office:value-type="string">
            <text:p>C39996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80">
            <text:p>2280</text:p>
          </table:table-cell>
          <table:table-cell office:value-type="date" office:date-value="2023-01-26">
            <text:p>26-01-2023</text:p>
          </table:table-cell>
          <table:table-cell office:value-type="string">
            <text:p>C</text:p>
          </table:table-cell>
          <table:table-cell office:value-type="string">
            <text:p>n. 127_23_PR.210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1">
            <text:p>2281</text:p>
          </table:table-cell>
          <table:table-cell office:value-type="date" office:date-value="2023-01-26">
            <text:p>26-01-2023</text:p>
          </table:table-cell>
          <table:table-cell office:value-type="string">
            <text:p>C</text:p>
          </table:table-cell>
          <table:table-cell office:value-type="string">
            <text:p>ri. ord. 37</text:p>
          </table:table-cell>
          <table:table-cell office:value-type="string">
            <text:p>C3166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2">
            <text:p>2282</text:p>
          </table:table-cell>
          <table:table-cell office:value-type="date" office:date-value="2023-01-26">
            <text:p>26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8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61">
            <text:p>861</text:p>
          </table:table-cell>
          <table:table-cell office:value-type="date" office:date-value="2023-01-26">
            <text:p>26-01-2023</text:p>
          </table:table-cell>
          <table:table-cell office:value-type="string">
            <text:p>C</text:p>
          </table:table-cell>
          <table:table-cell office:value-type="string">
            <text:p>ddt 712</text:p>
          </table:table-cell>
          <table:table-cell office:value-type="string">
            <text:p>C3999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76">
            <text:p>476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2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1">
            <text:p>481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T#2513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1">
            <text:p>5391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2">
            <text:p>5392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rif. ord. email/tel</text:p>
          </table:table-cell>
          <table:table-cell office:value-type="string">
            <text:p>C4001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3">
            <text:p>5393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4">
            <text:p>5394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3">
            <text:p>2283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rif. ord. nr. 230133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84">
            <text:p>2284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2022/1.230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R</text:p>
          </table:table-cell>
          <table:table-cell office:value-type="float" office:value="86">
            <text:p>86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Mail info@ata-informatica.com</text:p>
          </table:table-cell>
          <table:table-cell office:value-type="string">
            <text:p>C320124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62">
            <text:p>862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ddt 67nr</text:p>
          </table:table-cell>
          <table:table-cell office:value-type="string">
            <text:p>C33003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63">
            <text:p>863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AS-2023-2014</text:p>
          </table:table-cell>
          <table:table-cell office:value-type="string">
            <text:p>C3089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64">
            <text:p>864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T#2478</text:p>
          </table:table-cell>
          <table:table-cell office:value-type="string">
            <text:p>C3166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2">
            <text:p>602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accordi Raho</text:p>
          </table:table-cell>
          <table:table-cell office:value-type="string">
            <text:p>C400158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03">
            <text:p>603</text:p>
          </table:table-cell>
          <table:table-cell office:value-type="date" office:date-value="2023-01-27">
            <text:p>27-01-2023</text:p>
          </table:table-cell>
          <table:table-cell office:value-type="string">
            <text:p>C</text:p>
          </table:table-cell>
          <table:table-cell office:value-type="string">
            <text:p>fiera HOSPITALITY</text:p>
          </table:table-cell>
          <table:table-cell office:value-type="string">
            <text:p>C40026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2">
            <text:p>482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accordi Flavio</text:p>
          </table:table-cell>
          <table:table-cell office:value-type="string">
            <text:p>C31678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3">
            <text:p>483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74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5">
            <text:p>2285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rif. vs. ord. 230136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6">
            <text:p>2286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7">
            <text:p>2287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vs. ord. 230130A_FEC_ITALIA</text:p>
          </table:table-cell>
          <table:table-cell office:value-type="string">
            <text:p>C30054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65">
            <text:p>865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ddt 1</text:p>
          </table:table-cell>
          <table:table-cell office:value-type="string">
            <text:p>C3006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66">
            <text:p>866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ORDINE 230128</text:p>
          </table:table-cell>
          <table:table-cell office:value-type="string">
            <text:p>C3200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7">
            <text:p>1037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DDT 2/23</text:p>
          </table:table-cell>
          <table:table-cell office:value-type="string">
            <text:p>C31015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4">
            <text:p>604</text:p>
          </table:table-cell>
          <table:table-cell office:value-type="date" office:date-value="2023-01-30">
            <text:p>30-01-2023</text:p>
          </table:table-cell>
          <table:table-cell office:value-type="string">
            <text:p>C</text:p>
          </table:table-cell>
          <table:table-cell office:value-type="string">
            <text:p>rif. fiera Pitti Taste</text:p>
          </table:table-cell>
          <table:table-cell office:value-type="string">
            <text:p>C30029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4">
            <text:p>484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T#2516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5">
            <text:p>5395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6">
            <text:p>5396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rif. ord. 36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88">
            <text:p>2288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rif. ord. num230147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89">
            <text:p>2289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ORDINE FEC 10026</text:p>
          </table:table-cell>
          <table:table-cell office:value-type="string">
            <text:p>C3134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8">
            <text:p>1038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TICKET 2504</text:p>
          </table:table-cell>
          <table:table-cell office:value-type="string">
            <text:p>C3100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39">
            <text:p>1039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1230101847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5">
            <text:p>605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3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6">
            <text:p>606</text:p>
          </table:table-cell>
          <table:table-cell office:value-type="date" office:date-value="2023-01-31">
            <text:p>31-01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167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5">
            <text:p>485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MAIL A SUPPORTO SIG COPPOLA</text:p>
          </table:table-cell>
          <table:table-cell office:value-type="string">
            <text:p>C40021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7">
            <text:p>5397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8">
            <text:p>5398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rif. ord. visita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399">
            <text:p>5399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rif. ord. 23000071 OF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0">
            <text:p>5400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rif. visita Raho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0">
            <text:p>2290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rif. vs. op 23900281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87">
            <text:p>87</text:p>
          </table:table-cell>
          <table:table-cell office:value-type="date" office:date-value="2023-02-01">
            <text:p>01-02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104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6">
            <text:p>486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t#2518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1">
            <text:p>5401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999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2">
            <text:p>5402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6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3">
            <text:p>5403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1">
            <text:p>2291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rif. ord. OP23100133</text:p>
          </table:table-cell>
          <table:table-cell office:value-type="string">
            <text:p>C4001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2">
            <text:p>2292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rif. ord. 4500053687</text:p>
          </table:table-cell>
          <table:table-cell office:value-type="string">
            <text:p>C30989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88">
            <text:p>88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VS. ORD. 23</text:p>
          </table:table-cell>
          <table:table-cell office:value-type="string">
            <text:p>C30761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67">
            <text:p>867</text:p>
          </table:table-cell>
          <table:table-cell office:value-type="date" office:date-value="2023-02-02">
            <text:p>02-02-2023</text:p>
          </table:table-cell>
          <table:table-cell office:value-type="string">
            <text:p>C</text:p>
          </table:table-cell>
          <table:table-cell office:value-type="string">
            <text:p>ddt 2</text:p>
          </table:table-cell>
          <table:table-cell office:value-type="string">
            <text:p>C32018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A</text:p>
          </table:table-cell>
          <table:table-cell office:value-type="float" office:value="101">
            <text:p>101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rif. CAROLI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04">
            <text:p>5404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<text:s/>Ordine fornitore No. 44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05">
            <text:p>5405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Ordine fornitore No. 46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3">
            <text:p>2293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rif. ord. vs. n. 2</text:p>
          </table:table-cell>
          <table:table-cell office:value-type="string">
            <text:p>C312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94">
            <text:p>2294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5">
            <text:p>2295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3168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68">
            <text:p>868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ddt 34</text:p>
          </table:table-cell>
          <table:table-cell office:value-type="string">
            <text:p>C40025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7">
            <text:p>607</text:p>
          </table:table-cell>
          <table:table-cell office:value-type="date" office:date-value="2023-02-03">
            <text:p>03-02-2023</text:p>
          </table:table-cell>
          <table:table-cell office:value-type="string">
            <text:p>C</text:p>
          </table:table-cell>
          <table:table-cell office:value-type="string">
            <text:p>rif. fiera HOSPITALITY</text:p>
          </table:table-cell>
          <table:table-cell office:value-type="string">
            <text:p>C40026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7">
            <text:p>487</text:p>
          </table:table-cell>
          <table:table-cell office:value-type="date" office:date-value="2023-02-06">
            <text:p>06-02-2023</text:p>
          </table:table-cell>
          <table:table-cell office:value-type="string">
            <text:p>C</text:p>
          </table:table-cell>
          <table:table-cell office:value-type="string">
            <text:p>T#2528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6">
            <text:p>5406</text:p>
          </table:table-cell>
          <table:table-cell office:value-type="date" office:date-value="2023-02-06">
            <text:p>06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7">
            <text:p>5407</text:p>
          </table:table-cell>
          <table:table-cell office:value-type="date" office:date-value="2023-02-06">
            <text:p>06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8">
            <text:p>5408</text:p>
          </table:table-cell>
          <table:table-cell office:value-type="date" office:date-value="2023-02-06">
            <text:p>06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2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6">
            <text:p>2296</text:p>
          </table:table-cell>
          <table:table-cell office:value-type="date" office:date-value="2023-02-06">
            <text:p>06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69">
            <text:p>869</text:p>
          </table:table-cell>
          <table:table-cell office:value-type="date" office:date-value="2023-02-06">
            <text:p>06-02-2023</text:p>
          </table:table-cell>
          <table:table-cell office:value-type="string">
            <text:p>C</text:p>
          </table:table-cell>
          <table:table-cell office:value-type="string">
            <text:p>92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8">
            <text:p>488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T#2531</text:p>
          </table:table-cell>
          <table:table-cell office:value-type="string">
            <text:p>C39999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09">
            <text:p>5409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rif. ord. ACQ-0046-2023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0">
            <text:p>5410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97">
            <text:p>2297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Ordine fornitore n° 137/P</text:p>
          </table:table-cell>
          <table:table-cell office:value-type="string">
            <text:p>C302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0">
            <text:p>870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DDT 23/68</text:p>
          </table:table-cell>
          <table:table-cell office:value-type="string">
            <text:p>C31681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71">
            <text:p>871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ddt 2</text:p>
          </table:table-cell>
          <table:table-cell office:value-type="string">
            <text:p>C31667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2">
            <text:p>872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ticket 2119</text:p>
          </table:table-cell>
          <table:table-cell office:value-type="string">
            <text:p>C40025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U</text:p>
          </table:table-cell>
          <table:table-cell office:value-type="float" office:value="1040">
            <text:p>1040</text:p>
          </table:table-cell>
          <table:table-cell office:value-type="date" office:date-value="2023-02-07">
            <text:p>07-02-2023</text:p>
          </table:table-cell>
          <table:table-cell office:value-type="string">
            <text:p>C</text:p>
          </table:table-cell>
          <table:table-cell office:value-type="string">
            <text:p>ddt 322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1">
            <text:p>5411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vs. ord. no. 53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2">
            <text:p>5412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vs. ord. no. 66</text:p>
          </table:table-cell>
          <table:table-cell office:value-type="string">
            <text:p>C31024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3">
            <text:p>5413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ord. nr. P00418</text:p>
          </table:table-cell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4">
            <text:p>5414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ord. WETECH nr. 446/23</text:p>
          </table:table-cell>
          <table:table-cell office:value-type="string">
            <text:p>C3006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5">
            <text:p>5415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6">
            <text:p>5416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3166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298">
            <text:p>2298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7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1">
            <text:p>1041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DDT 5</text:p>
          </table:table-cell>
          <table:table-cell office:value-type="string">
            <text:p>C39995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2">
            <text:p>1042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DDT 696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08">
            <text:p>608</text:p>
          </table:table-cell>
          <table:table-cell office:value-type="date" office:date-value="2023-02-08">
            <text:p>08-02-2023</text:p>
          </table:table-cell>
          <table:table-cell office:value-type="string">
            <text:p>C</text:p>
          </table:table-cell>
          <table:table-cell office:value-type="string">
            <text:p>rif. TECH UPDATE ROMA</text:p>
          </table:table-cell>
          <table:table-cell office:value-type="string">
            <text:p>C31629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7">
            <text:p>5417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sostituz. reso P/5377</text:p>
          </table:table-cell>
          <table:table-cell office:value-type="string">
            <text:p>C4001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8">
            <text:p>5418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4001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19">
            <text:p>5419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0">
            <text:p>5420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vs. ord. n. 1</text:p>
          </table:table-cell>
          <table:table-cell office:value-type="string">
            <text:p>C32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1">
            <text:p>5421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vs. ord. n. 42</text:p>
          </table:table-cell>
          <table:table-cell office:value-type="string">
            <text:p>C4000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2">
            <text:p>5422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vs. ord. n. 41</text:p>
          </table:table-cell>
          <table:table-cell office:value-type="string">
            <text:p>C4000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3">
            <text:p>5423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54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4">
            <text:p>5424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56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5">
            <text:p>5425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3201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6">
            <text:p>5426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3">
            <text:p>873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DDT 118/MI</text:p>
          </table:table-cell>
          <table:table-cell office:value-type="string">
            <text:p>C3303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3">
            <text:p>1043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T#2119</text:p>
          </table:table-cell>
          <table:table-cell office:value-type="string">
            <text:p>C40025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09">
            <text:p>609</text:p>
          </table:table-cell>
          <table:table-cell office:value-type="date" office:date-value="2023-02-09">
            <text:p>09-02-2023</text:p>
          </table:table-cell>
          <table:table-cell office:value-type="string">
            <text:p>C</text:p>
          </table:table-cell>
          <table:table-cell office:value-type="string">
            <text:p>fiera TIRRENO CT</text:p>
          </table:table-cell>
          <table:table-cell office:value-type="string">
            <text:p>C40025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89">
            <text:p>489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T#2543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7">
            <text:p>5427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8">
            <text:p>5428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29">
            <text:p>5429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0">
            <text:p>5430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1">
            <text:p>5431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rif. vs. ord. 153/AB</text:p>
          </table:table-cell>
          <table:table-cell office:value-type="string">
            <text:p>C3159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299">
            <text:p>2299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10174</text:p>
          </table:table-cell>
          <table:table-cell office:value-type="string">
            <text:p>C3134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0">
            <text:p>2300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4500023277</text:p>
          </table:table-cell>
          <table:table-cell office:value-type="string">
            <text:p>C3303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74">
            <text:p>874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ddt 2/g</text:p>
          </table:table-cell>
          <table:table-cell office:value-type="string">
            <text:p>C3100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10">
            <text:p>610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167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11">
            <text:p>611</text:p>
          </table:table-cell>
          <table:table-cell office:value-type="date" office:date-value="2023-02-10">
            <text:p>10-02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32017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2">
            <text:p>5432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3">
            <text:p>5433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1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4">
            <text:p>5434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667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5">
            <text:p>5435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4002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36">
            <text:p>5436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37">
            <text:p>5437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/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38">
            <text:p>5438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3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39">
            <text:p>5439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1">
            <text:p>2301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163/AB</text:p>
          </table:table-cell>
          <table:table-cell office:value-type="string">
            <text:p>C3159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2">
            <text:p>2302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OA-23-00034</text:p>
          </table:table-cell>
          <table:table-cell office:value-type="string">
            <text:p>C4000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5">
            <text:p>875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t#2545</text:p>
          </table:table-cell>
          <table:table-cell office:value-type="string">
            <text:p>C3166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6">
            <text:p>876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23/00038</text:p>
          </table:table-cell>
          <table:table-cell office:value-type="string">
            <text:p>C33003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4">
            <text:p>1044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T#2415</text:p>
          </table:table-cell>
          <table:table-cell office:value-type="string">
            <text:p>C3166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12">
            <text:p>612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/>
          <table:table-cell office:value-type="string">
            <text:p>C31607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13">
            <text:p>613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7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15">
            <text:p>615</text:p>
          </table:table-cell>
          <table:table-cell office:value-type="date" office:date-value="2023-02-13">
            <text:p>1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6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41">
            <text:p>5441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12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42">
            <text:p>5442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/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43">
            <text:p>5443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2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303">
            <text:p>2303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rif. ord. 6408</text:p>
          </table:table-cell>
          <table:table-cell office:value-type="string">
            <text:p>C3302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7">
            <text:p>877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DDT 1/590</text:p>
          </table:table-cell>
          <table:table-cell office:value-type="string">
            <text:p>C40009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8">
            <text:p>878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DDT 685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79">
            <text:p>879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DDT 20</text:p>
          </table:table-cell>
          <table:table-cell office:value-type="string">
            <text:p>C40026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0">
            <text:p>880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FEC/02</text:p>
          </table:table-cell>
          <table:table-cell office:value-type="string">
            <text:p>C31678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1">
            <text:p>881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DDT 151/F</text:p>
          </table:table-cell>
          <table:table-cell office:value-type="string">
            <text:p>C30920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5">
            <text:p>1045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 office:value-type="string">
            <text:p>DDT 3</text:p>
          </table:table-cell>
          <table:table-cell office:value-type="string">
            <text:p>C3006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16">
            <text:p>616</text:p>
          </table:table-cell>
          <table:table-cell office:value-type="date" office:date-value="2023-02-14">
            <text:p>14-02-2023</text:p>
          </table:table-cell>
          <table:table-cell office:value-type="string">
            <text:p>C</text:p>
          </table:table-cell>
          <table:table-cell/>
          <table:table-cell office:value-type="string">
            <text:p>C39997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44">
            <text:p>5444</text:p>
          </table:table-cell>
          <table:table-cell office:value-type="date" office:date-value="2023-02-15">
            <text:p>15-02-2023</text:p>
          </table:table-cell>
          <table:table-cell office:value-type="string">
            <text:p>C</text:p>
          </table:table-cell>
          <table:table-cell office:value-type="string">
            <text:p>26</text:p>
          </table:table-cell>
          <table:table-cell office:value-type="string">
            <text:p>C3307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304">
            <text:p>2304</text:p>
          </table:table-cell>
          <table:table-cell office:value-type="date" office:date-value="2023-02-15">
            <text:p>15-02-2023</text:p>
          </table:table-cell>
          <table:table-cell office:value-type="string">
            <text:p>C</text:p>
          </table:table-cell>
          <table:table-cell office:value-type="string">
            <text:p>rif. ord. mail e tel.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5">
            <text:p>2305</text:p>
          </table:table-cell>
          <table:table-cell office:value-type="date" office:date-value="2023-02-15">
            <text:p>15-02-2023</text:p>
          </table:table-cell>
          <table:table-cell office:value-type="string">
            <text:p>C</text:p>
          </table:table-cell>
          <table:table-cell office:value-type="string">
            <text:p>23900446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45">
            <text:p>5445</text:p>
          </table:table-cell>
          <table:table-cell office:value-type="date" office:date-value="2023-02-16">
            <text:p>16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46">
            <text:p>5446</text:p>
          </table:table-cell>
          <table:table-cell office:value-type="date" office:date-value="2023-02-16">
            <text:p>16-02-2023</text:p>
          </table:table-cell>
          <table:table-cell office:value-type="string">
            <text:p>C</text:p>
          </table:table-cell>
          <table:table-cell office:value-type="string">
            <text:p>rif. ord. da offerta</text:p>
          </table:table-cell>
          <table:table-cell office:value-type="string">
            <text:p>C4000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47">
            <text:p>5447</text:p>
          </table:table-cell>
          <table:table-cell office:value-type="date" office:date-value="2023-02-16">
            <text:p>16-02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0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6">
            <text:p>2306</text:p>
          </table:table-cell>
          <table:table-cell office:value-type="date" office:date-value="2023-02-16">
            <text:p>16-02-2023</text:p>
          </table:table-cell>
          <table:table-cell office:value-type="string">
            <text:p>C</text:p>
          </table:table-cell>
          <table:table-cell office:value-type="string">
            <text:p>23900458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T</text:p>
          </table:table-cell>
          <table:table-cell office:value-type="float" office:value="882">
            <text:p>882</text:p>
          </table:table-cell>
          <table:table-cell office:value-type="date" office:date-value="2023-02-16">
            <text:p>16-02-2023</text:p>
          </table:table-cell>
          <table:table-cell office:value-type="string">
            <text:p>C</text:p>
          </table:table-cell>
          <table:table-cell office:value-type="string">
            <text:p>ddt 6</text:p>
          </table:table-cell>
          <table:table-cell office:value-type="string">
            <text:p>C40026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0">
            <text:p>490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T#2550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1">
            <text:p>491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22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48">
            <text:p>5448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/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49">
            <text:p>5449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/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50">
            <text:p>5450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/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51">
            <text:p>5451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52">
            <text:p>5452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53">
            <text:p>5453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P</text:p>
          </table:table-cell>
          <table:table-cell office:value-type="float" office:value="5454">
            <text:p>5454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55">
            <text:p>5455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/>
          <table:table-cell office:value-type="string">
            <text:p>C4001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56">
            <text:p>5456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/>
          <table:table-cell office:value-type="string">
            <text:p>C4001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57">
            <text:p>5457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OF23/---218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2">
          <table:table-cell office:value-type="string">
            <text:p>Q</text:p>
          </table:table-cell>
          <table:table-cell office:value-type="float" office:value="2307">
            <text:p>2307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rif. ord. N. 245/23.FU.434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8">
            <text:p>2308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139/00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3">
            <text:p>883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DDT 6</text:p>
          </table:table-cell>
          <table:table-cell office:value-type="string">
            <text:p>C40026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17">
            <text:p>617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/>
          <table:table-cell office:value-type="string">
            <text:p>C39997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2">
          <table:table-cell office:value-type="string">
            <text:p>V</text:p>
          </table:table-cell>
          <table:table-cell office:value-type="float" office:value="618">
            <text:p>618</text:p>
          </table:table-cell>
          <table:table-cell office:value-type="date" office:date-value="2023-02-17">
            <text:p>17-02-2023</text:p>
          </table:table-cell>
          <table:table-cell office:value-type="string">
            <text:p>C</text:p>
          </table:table-cell>
          <table:table-cell office:value-type="string">
            <text:p>rif. accordi Verità</text:p>
          </table:table-cell>
          <table:table-cell office:value-type="string">
            <text:p>C40010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2">
            <text:p>102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/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2">
            <text:p>492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T#2549</text:p>
          </table:table-cell>
          <table:table-cell office:value-type="string">
            <text:p>C400202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3">
            <text:p>493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T#2556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58">
            <text:p>5458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59">
            <text:p>5459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. tel. e mail</text:p>
          </table:table-cell>
          <table:table-cell office:value-type="string">
            <text:p>C31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0">
            <text:p>5460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4001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1">
            <text:p>5461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. OF/70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2">
            <text:p>5462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. 21/2023</text:p>
          </table:table-cell>
          <table:table-cell office:value-type="string">
            <text:p>C3166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09">
            <text:p>2309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ine n. AOA-2300902</text:p>
          </table:table-cell>
          <table:table-cell office:value-type="string">
            <text:p>C3166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0">
            <text:p>2310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ord. 149</text:p>
          </table:table-cell>
          <table:table-cell office:value-type="string">
            <text:p>C3129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6">
            <text:p>1046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TICKE 2546</text:p>
          </table:table-cell>
          <table:table-cell office:value-type="string">
            <text:p>C3166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19">
            <text:p>619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/>
          <table:table-cell office:value-type="string">
            <text:p>C30387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0">
            <text:p>620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FIERA 22/02/23</text:p>
          </table:table-cell>
          <table:table-cell office:value-type="string">
            <text:p>C30991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1">
            <text:p>621</text:p>
          </table:table-cell>
          <table:table-cell office:value-type="date" office:date-value="2023-02-20">
            <text:p>20-02-2023</text:p>
          </table:table-cell>
          <table:table-cell office:value-type="string">
            <text:p>C</text:p>
          </table:table-cell>
          <table:table-cell office:value-type="string">
            <text:p>rif. accordi Verità</text:p>
          </table:table-cell>
          <table:table-cell office:value-type="string">
            <text:p>C31023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4">
            <text:p>5464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rd. OF23/---232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5">
            <text:p>5465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6">
            <text:p>5466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3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7">
            <text:p>5467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8">
            <text:p>5468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rd. 215</text:p>
          </table:table-cell>
          <table:table-cell office:value-type="string">
            <text:p>C3303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1">
            <text:p>2311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303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4">
            <text:p>884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DDT 509</text:p>
          </table:table-cell>
          <table:table-cell office:value-type="string">
            <text:p>C30015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2">
            <text:p>622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accordi Verità</text:p>
          </table:table-cell>
          <table:table-cell office:value-type="string">
            <text:p>C40024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3">
            <text:p>623</text:p>
          </table:table-cell>
          <table:table-cell office:value-type="date" office:date-value="2023-02-21">
            <text:p>21-02-2023</text:p>
          </table:table-cell>
          <table:table-cell office:value-type="string">
            <text:p>C</text:p>
          </table:table-cell>
          <table:table-cell office:value-type="string">
            <text:p>rif. OVS</text:p>
          </table:table-cell>
          <table:table-cell office:value-type="string">
            <text:p>C39996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69">
            <text:p>5469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ord. 12</text:p>
          </table:table-cell>
          <table:table-cell office:value-type="string">
            <text:p>C40024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0">
            <text:p>5470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ord. mail e tel.</text:p>
          </table:table-cell>
          <table:table-cell office:value-type="string">
            <text:p>C3134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1">
            <text:p>5471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2">
            <text:p>5472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3001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3">
            <text:p>5473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23000014 - UK DIESEL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4">
            <text:p>5474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23000014 - JIL SANDER IT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5">
            <text:p>5475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rif. 23000014 - DE DIESEL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7">
            <text:p>1047</text:p>
          </table:table-cell>
          <table:table-cell office:value-type="date" office:date-value="2023-02-22">
            <text:p>22-02-2023</text:p>
          </table:table-cell>
          <table:table-cell office:value-type="string">
            <text:p>C</text:p>
          </table:table-cell>
          <table:table-cell office:value-type="string">
            <text:p>DDT 81106807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4">
            <text:p>494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T#2530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5">
            <text:p>495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t#2566</text:p>
          </table:table-cell>
          <table:table-cell office:value-type="string">
            <text:p>C40005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6">
            <text:p>496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Segnalazione tel. C.Boccardi</text:p>
          </table:table-cell>
          <table:table-cell office:value-type="string">
            <text:p>C39996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6">
            <text:p>5476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rif. ord. nr. 01</text:p>
          </table:table-cell>
          <table:table-cell office:value-type="string">
            <text:p>C31673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7">
            <text:p>5477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9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8">
            <text:p>5478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rif. accordi Verità</text:p>
          </table:table-cell>
          <table:table-cell office:value-type="string">
            <text:p>C4000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4">
            <text:p>624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rif. ord. nr. 01</text:p>
          </table:table-cell>
          <table:table-cell office:value-type="string">
            <text:p>C31673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5">
            <text:p>625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rif. accordi Verità</text:p>
          </table:table-cell>
          <table:table-cell office:value-type="string">
            <text:p>C30775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6">
            <text:p>626</text:p>
          </table:table-cell>
          <table:table-cell office:value-type="date" office:date-value="2023-02-23">
            <text:p>23-02-2023</text:p>
          </table:table-cell>
          <table:table-cell office:value-type="string">
            <text:p>C</text:p>
          </table:table-cell>
          <table:table-cell office:value-type="string">
            <text:p>rif. accordi Verità</text:p>
          </table:table-cell>
          <table:table-cell office:value-type="string">
            <text:p>C40008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7">
            <text:p>497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t#2567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79">
            <text:p>5479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0">
            <text:p>5480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1">
            <text:p>5481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MARBELLA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2">
            <text:p>5482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999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3">
            <text:p>5483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ns. prev. 777</text:p>
          </table:table-cell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4">
            <text:p>5484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5">
            <text:p>5485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6">
            <text:p>5486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2">
            <text:p>2312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nr. 44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3">
            <text:p>2313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. n. 2023/6</text:p>
          </table:table-cell>
          <table:table-cell office:value-type="string">
            <text:p>C3302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4">
            <text:p>2314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P 23900517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5">
            <text:p>2315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ord 2022/3.726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6">
            <text:p>2316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23/00042</text:p>
          </table:table-cell>
          <table:table-cell office:value-type="string">
            <text:p>C4002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8">
            <text:p>1048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700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7">
            <text:p>627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fiera RISTO EXPO</text:p>
          </table:table-cell>
          <table:table-cell office:value-type="string">
            <text:p>C40027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8">
            <text:p>628</text:p>
          </table:table-cell>
          <table:table-cell office:value-type="date" office:date-value="2023-02-24">
            <text:p>24-02-2023</text:p>
          </table:table-cell>
          <table:table-cell office:value-type="string">
            <text:p>C</text:p>
          </table:table-cell>
          <table:table-cell office:value-type="string">
            <text:p>rif. fiera LEVANTE PROF</text:p>
          </table:table-cell>
          <table:table-cell office:value-type="string">
            <text:p>C31606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7">
            <text:p>5487</text:p>
          </table:table-cell>
          <table:table-cell office:value-type="date" office:date-value="2023-02-27">
            <text:p>27-02-2023</text:p>
          </table:table-cell>
          <table:table-cell office:value-type="string">
            <text:p>C</text:p>
          </table:table-cell>
          <table:table-cell office:value-type="string">
            <text:p>Rif. CAPRI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8">
            <text:p>5488</text:p>
          </table:table-cell>
          <table:table-cell office:value-type="date" office:date-value="2023-02-27">
            <text:p>27-02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89">
            <text:p>5489</text:p>
          </table:table-cell>
          <table:table-cell office:value-type="date" office:date-value="2023-02-27">
            <text:p>27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0">
            <text:p>5490</text:p>
          </table:table-cell>
          <table:table-cell office:value-type="date" office:date-value="2023-02-27">
            <text:p>27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7">
            <text:p>2317</text:p>
          </table:table-cell>
          <table:table-cell office:value-type="date" office:date-value="2023-02-27">
            <text:p>27-02-2023</text:p>
          </table:table-cell>
          <table:table-cell office:value-type="string">
            <text:p>C</text:p>
          </table:table-cell>
          <table:table-cell office:value-type="string">
            <text:p>rif. ord. n. OA.039/23</text:p>
          </table:table-cell>
          <table:table-cell office:value-type="string">
            <text:p>C30917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8">
            <text:p>498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t#2570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499">
            <text:p>499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T#2569</text:p>
          </table:table-cell>
          <table:table-cell office:value-type="string">
            <text:p>C31196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0">
            <text:p>500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Segnalazione guasto</text:p>
          </table:table-cell>
          <table:table-cell office:value-type="string">
            <text:p>C40015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1">
            <text:p>5491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3003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2">
            <text:p>5492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3">
            <text:p>5493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rif. ord. nr. FEC/03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4">
            <text:p>5494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8">
            <text:p>2318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rif. ord. nr. 23000435</text:p>
          </table:table-cell>
          <table:table-cell office:value-type="string">
            <text:p>C31665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49">
            <text:p>1049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DDT1230104296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0">
            <text:p>1050</text:p>
          </table:table-cell>
          <table:table-cell office:value-type="date" office:date-value="2023-02-28">
            <text:p>28-02-2023</text:p>
          </table:table-cell>
          <table:table-cell office:value-type="string">
            <text:p>C</text:p>
          </table:table-cell>
          <table:table-cell office:value-type="string">
            <text:p>T#2548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1">
            <text:p>501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T#2571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5">
            <text:p>5495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6">
            <text:p>5496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0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7">
            <text:p>5497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19">
            <text:p>2319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rif. ord. nr. 23/00356</text:p>
          </table:table-cell>
          <table:table-cell office:value-type="string">
            <text:p>C4002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0">
            <text:p>2320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rif. ord. tel. mail</text:p>
          </table:table-cell>
          <table:table-cell office:value-type="string">
            <text:p>C3999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1">
            <text:p>2321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5">
            <text:p>885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DDT 280/00</text:p>
          </table:table-cell>
          <table:table-cell office:value-type="string">
            <text:p>C3301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29">
            <text:p>629</text:p>
          </table:table-cell>
          <table:table-cell office:value-type="date" office:date-value="2023-03-01">
            <text:p>01-03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133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8">
            <text:p>5498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499">
            <text:p>5499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. ord. 23000019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0">
            <text:p>5500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ORDER 07825 / 02-03-2023</text:p>
          </table:table-cell>
          <table:table-cell office:value-type="string">
            <text:p>C3168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1">
            <text:p>5501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ORDER 07825 / 02-03-2023</text:p>
          </table:table-cell>
          <table:table-cell office:value-type="string">
            <text:p>C3168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2">
            <text:p>5502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2">
            <text:p>2322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. ord. nr. 230290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3">
            <text:p>2323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4">
            <text:p>2324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4000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5">
            <text:p>2325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6">
            <text:p>886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ddt 01/03</text:p>
          </table:table-cell>
          <table:table-cell office:value-type="string">
            <text:p>C4001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7">
            <text:p>887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DDT 146/MI</text:p>
          </table:table-cell>
          <table:table-cell office:value-type="string">
            <text:p>C3303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8">
            <text:p>888</text:p>
          </table:table-cell>
          <table:table-cell office:value-type="date" office:date-value="2023-03-02">
            <text:p>02-03-2023</text:p>
          </table:table-cell>
          <table:table-cell office:value-type="string">
            <text:p>C</text:p>
          </table:table-cell>
          <table:table-cell office:value-type="string">
            <text:p>T#2535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4">
            <text:p>5504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5">
            <text:p>5505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27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6">
            <text:p>5506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7">
            <text:p>5507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d. ord te.</text:p>
          </table:table-cell>
          <table:table-cell office:value-type="string">
            <text:p>C3024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8">
            <text:p>5508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09">
            <text:p>5509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0">
            <text:p>5510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6">
            <text:p>2326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7">
            <text:p>2327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13660</text:p>
          </table:table-cell>
          <table:table-cell office:value-type="string">
            <text:p>C3018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8">
            <text:p>2328</text:p>
          </table:table-cell>
          <table:table-cell office:value-type="date" office:date-value="2023-03-03">
            <text:p>03-03-2023</text:p>
          </table:table-cell>
          <table:table-cell office:value-type="string">
            <text:p>C</text:p>
          </table:table-cell>
          <table:table-cell office:value-type="string">
            <text:p>rif. ord. mail. e tel.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2">
            <text:p>502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T#2578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1">
            <text:p>5511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rif. preventivo nr. 00000779</text:p>
          </table:table-cell>
          <table:table-cell office:value-type="string">
            <text:p>C4002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2">
            <text:p>5512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3">
            <text:p>5513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29">
            <text:p>2329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rif. ord. nr. 170</text:p>
          </table:table-cell>
          <table:table-cell office:value-type="string">
            <text:p>C3129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0">
            <text:p>2330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rif. ord. nr. 345/23.PR.591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89">
            <text:p>889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DDT 428/00</text:p>
          </table:table-cell>
          <table:table-cell office:value-type="string">
            <text:p>C3301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0">
            <text:p>890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ddt 1/2023</text:p>
          </table:table-cell>
          <table:table-cell office:value-type="string">
            <text:p>C4000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0">
            <text:p>630</text:p>
          </table:table-cell>
          <table:table-cell office:value-type="date" office:date-value="2023-03-06">
            <text:p>06-03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3">
            <text:p>503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T#2564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4">
            <text:p>5514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BERGAMO ALLE VALLI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5">
            <text:p>5515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LONATO- IL LEONE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6">
            <text:p>5516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2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7">
            <text:p>5517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ORIO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8">
            <text:p>5518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PAVIA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19">
            <text:p>5519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VERONA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0">
            <text:p>5520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vs. ord. OF/316</text:p>
          </table:table-cell>
          <table:table-cell office:value-type="string">
            <text:p>C3302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1">
            <text:p>5521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vs. ord. nr. 898 e 969</text:p>
          </table:table-cell>
          <table:table-cell office:value-type="string">
            <text:p>C4000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2">
            <text:p>5522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27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1">
            <text:p>631</text:p>
          </table:table-cell>
          <table:table-cell office:value-type="date" office:date-value="2023-03-07">
            <text:p>07-03-2023</text:p>
          </table:table-cell>
          <table:table-cell office:value-type="string">
            <text:p>C</text:p>
          </table:table-cell>
          <table:table-cell/>
          <table:table-cell office:value-type="string">
            <text:p>C31629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4">
            <text:p>504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t#2579</text:p>
          </table:table-cell>
          <table:table-cell office:value-type="string">
            <text:p>C40025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3">
            <text:p>5523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123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4">
            <text:p>5524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5">
            <text:p>5525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nr. OF/23000155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6">
            <text:p>5526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3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7">
            <text:p>5527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8">
            <text:p>5528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d. ord 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1">
            <text:p>2331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nr. 230318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2">
            <text:p>2332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 office:value-type="string">
            <text:p>RIF. ORD. A1 22300448</text:p>
          </table:table-cell>
          <table:table-cell office:value-type="string">
            <text:p>C31689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2">
            <text:p>632</text:p>
          </table:table-cell>
          <table:table-cell office:value-type="date" office:date-value="2023-03-08">
            <text:p>08-03-2023</text:p>
          </table:table-cell>
          <table:table-cell office:value-type="string">
            <text:p>C</text:p>
          </table:table-cell>
          <table:table-cell/>
          <table:table-cell office:value-type="string">
            <text:p>C40028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5">
            <text:p>505</text:p>
          </table:table-cell>
          <table:table-cell office:value-type="date" office:date-value="2023-03-09">
            <text:p>09-03-2023</text:p>
          </table:table-cell>
          <table:table-cell office:value-type="string">
            <text:p>C</text:p>
          </table:table-cell>
          <table:table-cell office:value-type="string">
            <text:p>t#2580</text:p>
          </table:table-cell>
          <table:table-cell office:value-type="string">
            <text:p>C31678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6">
            <text:p>506</text:p>
          </table:table-cell>
          <table:table-cell office:value-type="date" office:date-value="2023-03-09">
            <text:p>09-03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92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29">
            <text:p>5529</text:p>
          </table:table-cell>
          <table:table-cell office:value-type="date" office:date-value="2023-03-09">
            <text:p>09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1">
            <text:p>891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230325</text:p>
          </table:table-cell>
          <table:table-cell office:value-type="string">
            <text:p>C3200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2">
            <text:p>892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Ordine 2300012078</text:p>
          </table:table-cell>
          <table:table-cell office:value-type="string">
            <text:p>C3113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1">
            <text:p>1051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ddt 130/o</text:p>
          </table:table-cell>
          <table:table-cell office:value-type="string">
            <text:p>C301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2">
            <text:p>1052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t#2548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3">
            <text:p>1053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DDT 1/13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3">
            <text:p>633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rif. mail</text:p>
          </table:table-cell>
          <table:table-cell office:value-type="string">
            <text:p>C31648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4">
            <text:p>634</text:p>
          </table:table-cell>
          <table:table-cell office:value-type="date" office:date-value="2023-03-10">
            <text:p>10-03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31046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7">
            <text:p>507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t#2590</text:p>
          </table:table-cell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0">
            <text:p>5530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3201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1">
            <text:p>5531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ORDINE FORNITORE n° 7/2023</text:p>
          </table:table-cell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2">
            <text:p>5532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. nr. WGS011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3">
            <text:p>5533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ine email</text:p>
          </table:table-cell>
          <table:table-cell office:value-type="string">
            <text:p>C3167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4">
            <text:p>5534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5">
            <text:p>5535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6">
            <text:p>5536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V/605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7">
            <text:p>5537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3">
            <text:p>2333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. comm. nr 006/2023</text:p>
          </table:table-cell>
          <table:table-cell office:value-type="string">
            <text:p>C4002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4">
            <text:p>2334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sost. ord. Q/2334</text:p>
          </table:table-cell>
          <table:table-cell office:value-type="string">
            <text:p>C3999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5">
            <text:p>2335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4">
            <text:p>1054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02/01</text:p>
          </table:table-cell>
          <table:table-cell office:value-type="string">
            <text:p>C40019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5">
            <text:p>635</text:p>
          </table:table-cell>
          <table:table-cell office:value-type="date" office:date-value="2023-03-13">
            <text:p>13-03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30098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8">
            <text:p>5538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39">
            <text:p>5539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Ordine fornitore n.92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0">
            <text:p>5540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rif. vs. ord. 194</text:p>
          </table:table-cell>
          <table:table-cell office:value-type="string">
            <text:p>C40001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1">
            <text:p>5541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2">
            <text:p>5542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rif. ord. 279</text:p>
          </table:table-cell>
          <table:table-cell office:value-type="string">
            <text:p>C3303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6">
            <text:p>2336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Rif. ord. 011-103/21</text:p>
          </table:table-cell>
          <table:table-cell office:value-type="string">
            <text:p>C4002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3">
            <text:p>893</text:p>
          </table:table-cell>
          <table:table-cell office:value-type="date" office:date-value="2023-03-14">
            <text:p>14-03-2023</text:p>
          </table:table-cell>
          <table:table-cell office:value-type="string">
            <text:p>C</text:p>
          </table:table-cell>
          <table:table-cell office:value-type="string">
            <text:p>ddt 2023/000016</text:p>
          </table:table-cell>
          <table:table-cell office:value-type="string">
            <text:p>C31644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8">
            <text:p>508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/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3">
            <text:p>5543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4">
            <text:p>5544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27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5">
            <text:p>5545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cartaceo</text:p>
          </table:table-cell>
          <table:table-cell office:value-type="string">
            <text:p>C3105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6">
            <text:p>5546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vs. ord. 214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7">
            <text:p>5547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1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4">
            <text:p>5574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7">
            <text:p>2337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150323</text:p>
          </table:table-cell>
          <table:table-cell office:value-type="string">
            <text:p>C3105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8">
            <text:p>2338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<text:s/>99/OK</text:p>
          </table:table-cell>
          <table:table-cell office:value-type="string">
            <text:p>C40010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39">
            <text:p>2339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n. 231</text:p>
          </table:table-cell>
          <table:table-cell office:value-type="string">
            <text:p>C3129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6">
            <text:p>636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MECSPE</text:p>
          </table:table-cell>
          <table:table-cell office:value-type="string">
            <text:p>C32027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7">
            <text:p>637</text:p>
          </table:table-cell>
          <table:table-cell office:value-type="date" office:date-value="2023-03-15">
            <text:p>15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8">
            <text:p>5548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n. 97</text:p>
          </table:table-cell>
          <table:table-cell office:value-type="string">
            <text:p>C31669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49">
            <text:p>5549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0">
            <text:p>5550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1">
            <text:p>5551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6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2">
            <text:p>5552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n. 221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3">
            <text:p>5553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4">
            <text:p>5554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587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5">
            <text:p>5555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OF23/---325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0">
            <text:p>2340</text:p>
          </table:table-cell>
          <table:table-cell office:value-type="date" office:date-value="2023-03-16">
            <text:p>16-03-2023</text:p>
          </table:table-cell>
          <table:table-cell office:value-type="string">
            <text:p>C</text:p>
          </table:table-cell>
          <table:table-cell office:value-type="string">
            <text:p>rif. ord. nr. 23-OA000165</text:p>
          </table:table-cell>
          <table:table-cell office:value-type="string">
            <text:p>C3103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6">
            <text:p>5556</text:p>
          </table:table-cell>
          <table:table-cell office:value-type="date" office:date-value="2023-03-17">
            <text:p>17-03-2023</text:p>
          </table:table-cell>
          <table:table-cell office:value-type="string">
            <text:p>C</text:p>
          </table:table-cell>
          <table:table-cell office:value-type="string">
            <text:p>rif. ordine email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7">
            <text:p>5557</text:p>
          </table:table-cell>
          <table:table-cell office:value-type="date" office:date-value="2023-03-17">
            <text:p>17-03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8">
            <text:p>5558</text:p>
          </table:table-cell>
          <table:table-cell office:value-type="date" office:date-value="2023-03-17">
            <text:p>17-03-2023</text:p>
          </table:table-cell>
          <table:table-cell office:value-type="string">
            <text:p>C</text:p>
          </table:table-cell>
          <table:table-cell office:value-type="string">
            <text:p>rif. ord. nr. 18/2023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1">
            <text:p>2341</text:p>
          </table:table-cell>
          <table:table-cell office:value-type="date" office:date-value="2023-03-17">
            <text:p>1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4">
            <text:p>894</text:p>
          </table:table-cell>
          <table:table-cell office:value-type="date" office:date-value="2023-03-17">
            <text:p>17-03-2023</text:p>
          </table:table-cell>
          <table:table-cell office:value-type="string">
            <text:p>C</text:p>
          </table:table-cell>
          <table:table-cell office:value-type="string">
            <text:p>ddt1</text:p>
          </table:table-cell>
          <table:table-cell office:value-type="string">
            <text:p>C40028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8">
            <text:p>638</text:p>
          </table:table-cell>
          <table:table-cell office:value-type="date" office:date-value="2023-03-17">
            <text:p>17-03-2023</text:p>
          </table:table-cell>
          <table:table-cell office:value-type="string">
            <text:p>C</text:p>
          </table:table-cell>
          <table:table-cell office:value-type="string">
            <text:p>rif. accordi Ferrari</text:p>
          </table:table-cell>
          <table:table-cell office:value-type="string">
            <text:p>C30781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09">
            <text:p>509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03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59">
            <text:p>5559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29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0">
            <text:p>5560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rif. ord. cartaceo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1">
            <text:p>5561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rif. ord. a voce</text:p>
          </table:table-cell>
          <table:table-cell office:value-type="string">
            <text:p>C4001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2">
            <text:p>5562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2">
            <text:p>2342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rif. ord. conf. tel/email</text:p>
          </table:table-cell>
          <table:table-cell office:value-type="string">
            <text:p>C3118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3">
            <text:p>2343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rif. ord. nr. 2022/1440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5">
            <text:p>895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ddt 197</text:p>
          </table:table-cell>
          <table:table-cell office:value-type="string">
            <text:p>C32017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6">
            <text:p>896</text:p>
          </table:table-cell>
          <table:table-cell office:value-type="date" office:date-value="2023-03-20">
            <text:p>20-03-2023</text:p>
          </table:table-cell>
          <table:table-cell office:value-type="string">
            <text:p>C</text:p>
          </table:table-cell>
          <table:table-cell office:value-type="string">
            <text:p>DDT 1</text:p>
          </table:table-cell>
          <table:table-cell office:value-type="string">
            <text:p>C3168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3">
            <text:p>103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Verità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0">
            <text:p>510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e-mail</text:p>
          </table:table-cell>
          <table:table-cell office:value-type="string">
            <text:p>C40021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3">
            <text:p>5563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4">
            <text:p>5564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5">
            <text:p>5565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6">
            <text:p>5566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7">
            <text:p>5567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8">
            <text:p>5568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prev. 475</text:p>
          </table:table-cell>
          <table:table-cell office:value-type="string">
            <text:p>C40021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69">
            <text:p>5569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26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0">
            <text:p>5570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ord. 80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1">
            <text:p>5571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prev. 804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4">
            <text:p>2344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ACQ 22009865</text:p>
          </table:table-cell>
          <table:table-cell office:value-type="string">
            <text:p>C3047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5">
            <text:p>2345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23/00059</text:p>
          </table:table-cell>
          <table:table-cell office:value-type="string">
            <text:p>C4002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89">
            <text:p>89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mail raho</text:p>
          </table:table-cell>
          <table:table-cell office:value-type="string">
            <text:p>C39992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5">
            <text:p>1055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101/23</text:p>
          </table:table-cell>
          <table:table-cell office:value-type="string">
            <text:p>C40022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39">
            <text:p>639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test 30 gg</text:p>
          </table:table-cell>
          <table:table-cell office:value-type="string">
            <text:p>C31672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0">
            <text:p>640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31046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1">
            <text:p>641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vis. email</text:p>
          </table:table-cell>
          <table:table-cell office:value-type="string">
            <text:p>C31027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2">
            <text:p>642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accordi Cellamare</text:p>
          </table:table-cell>
          <table:table-cell office:value-type="string">
            <text:p>C40011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3">
            <text:p>643</text:p>
          </table:table-cell>
          <table:table-cell office:value-type="date" office:date-value="2023-03-21">
            <text:p>21-03-2023</text:p>
          </table:table-cell>
          <table:table-cell office:value-type="string">
            <text:p>C</text:p>
          </table:table-cell>
          <table:table-cell office:value-type="string">
            <text:p>rif. accordi Cellamare</text:p>
          </table:table-cell>
          <table:table-cell office:value-type="string">
            <text:p>C40006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2">
            <text:p>5572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rif. ord. nr. 159</text:p>
          </table:table-cell>
          <table:table-cell office:value-type="string">
            <text:p>C31024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3">
            <text:p>5573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2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5">
            <text:p>5575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6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6">
            <text:p>5576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7">
            <text:p>5577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7">
            <text:p>897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DDT 39</text:p>
          </table:table-cell>
          <table:table-cell office:value-type="string">
            <text:p>C31661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6">
            <text:p>1056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DDT 338</text:p>
          </table:table-cell>
          <table:table-cell office:value-type="string">
            <text:p>C3164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7">
            <text:p>1057</text:p>
          </table:table-cell>
          <table:table-cell office:value-type="date" office:date-value="2023-03-22">
            <text:p>22-03-2023</text:p>
          </table:table-cell>
          <table:table-cell office:value-type="string">
            <text:p>C</text:p>
          </table:table-cell>
          <table:table-cell office:value-type="string">
            <text:p>DDT 42S -23SM000035</text:p>
          </table:table-cell>
          <table:table-cell office:value-type="string">
            <text:p>C31050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4">
            <text:p>104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cellamare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1">
            <text:p>511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03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2">
            <text:p>512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T#2603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8">
            <text:p>5578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32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79">
            <text:p>5579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OF23/---360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0">
            <text:p>5580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107</text:p>
          </table:table-cell>
          <table:table-cell office:value-type="string">
            <text:p>C3302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1">
            <text:p>5581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2">
            <text:p>5582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3">
            <text:p>5583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TEVAL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6">
            <text:p>2346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nr. 23/00586</text:p>
          </table:table-cell>
          <table:table-cell office:value-type="string">
            <text:p>C4002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7">
            <text:p>2347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8">
            <text:p>2348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49">
            <text:p>2349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3999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0">
            <text:p>2350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8">
            <text:p>898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ddt 13/2023</text:p>
          </table:table-cell>
          <table:table-cell office:value-type="string">
            <text:p>C40006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4">
            <text:p>644</text:p>
          </table:table-cell>
          <table:table-cell office:value-type="date" office:date-value="2023-03-23">
            <text:p>23-03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31196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5">
            <text:p>105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Verità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3">
            <text:p>513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t#2604</text:p>
          </table:table-cell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4">
            <text:p>514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2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4">
            <text:p>5584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rd 74</text:p>
          </table:table-cell>
          <table:table-cell office:value-type="string">
            <text:p>C3303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5">
            <text:p>5585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rd. nr. 22/2023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6">
            <text:p>5586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8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7">
            <text:p>5587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rd. 707/O</text:p>
          </table:table-cell>
          <table:table-cell office:value-type="string">
            <text:p>C3076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8">
            <text:p>5588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d. Lefay DOLOMITI</text:p>
          </table:table-cell>
          <table:table-cell office:value-type="string">
            <text:p>C3133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1">
            <text:p>2351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20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2">
            <text:p>2352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20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3">
            <text:p>2353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d. ord. 2084-2023</text:p>
          </table:table-cell>
          <table:table-cell office:value-type="string">
            <text:p>C3089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4">
            <text:p>2354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commessa 008/2023</text:p>
          </table:table-cell>
          <table:table-cell office:value-type="string">
            <text:p>C4002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5">
            <text:p>2355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rif. OA.077/23</text:p>
          </table:table-cell>
          <table:table-cell office:value-type="string">
            <text:p>C30917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899">
            <text:p>899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87</text:p>
          </table:table-cell>
          <table:table-cell office:value-type="string">
            <text:p>C31667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6">
            <text:p>646</text:p>
          </table:table-cell>
          <table:table-cell office:value-type="date" office:date-value="2023-03-24">
            <text:p>24-03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40028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5">
            <text:p>515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T#2615</text:p>
          </table:table-cell>
          <table:table-cell office:value-type="string">
            <text:p>C30072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6">
            <text:p>516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mail supporto</text:p>
          </table:table-cell>
          <table:table-cell office:value-type="string">
            <text:p>C40016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89">
            <text:p>5589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0">
            <text:p>5590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nr. 00021</text:p>
          </table:table-cell>
          <table:table-cell office:value-type="string">
            <text:p>C30788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1">
            <text:p>5591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2">
            <text:p>5592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3">
            <text:p>5593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6">
            <text:p>2356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7">
            <text:p>2357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rif. ord. 623050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8">
            <text:p>1058</text:p>
          </table:table-cell>
          <table:table-cell office:value-type="date" office:date-value="2023-03-27">
            <text:p>27-03-2023</text:p>
          </table:table-cell>
          <table:table-cell office:value-type="string">
            <text:p>C</text:p>
          </table:table-cell>
          <table:table-cell office:value-type="string">
            <text:p>DDT 204</text:p>
          </table:table-cell>
          <table:table-cell office:value-type="string">
            <text:p>C3999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4">
            <text:p>5594</text:p>
          </table:table-cell>
          <table:table-cell office:value-type="date" office:date-value="2023-03-28">
            <text:p>28-03-2023</text:p>
          </table:table-cell>
          <table:table-cell office:value-type="string">
            <text:p>C</text:p>
          </table:table-cell>
          <table:table-cell office:value-type="string">
            <text:p>rif. ord. n. 59</text:p>
          </table:table-cell>
          <table:table-cell office:value-type="string">
            <text:p>C3307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5">
            <text:p>5595</text:p>
          </table:table-cell>
          <table:table-cell office:value-type="date" office:date-value="2023-03-28">
            <text:p>28-03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6">
            <text:p>5596</text:p>
          </table:table-cell>
          <table:table-cell office:value-type="date" office:date-value="2023-03-28">
            <text:p>28-03-2023</text:p>
          </table:table-cell>
          <table:table-cell office:value-type="string">
            <text:p>C</text:p>
          </table:table-cell>
          <table:table-cell office:value-type="string">
            <text:p>rif. ord. n. 230034</text:p>
          </table:table-cell>
          <table:table-cell office:value-type="string">
            <text:p>C3303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7">
            <text:p>5597</text:p>
          </table:table-cell>
          <table:table-cell office:value-type="date" office:date-value="2023-03-28">
            <text:p>28-03-2023</text:p>
          </table:table-cell>
          <table:table-cell office:value-type="string">
            <text:p>C</text:p>
          </table:table-cell>
          <table:table-cell office:value-type="string">
            <text:p>rilavorazione P/5551</text:p>
          </table:table-cell>
          <table:table-cell office:value-type="string">
            <text:p>C3006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8">
            <text:p>2358</text:p>
          </table:table-cell>
          <table:table-cell office:value-type="date" office:date-value="2023-03-28">
            <text:p>28-03-2023</text:p>
          </table:table-cell>
          <table:table-cell office:value-type="string">
            <text:p>C</text:p>
          </table:table-cell>
          <table:table-cell office:value-type="string">
            <text:p>rif. ord. n. 99433774</text:p>
          </table:table-cell>
          <table:table-cell office:value-type="string">
            <text:p>C4000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59">
            <text:p>2359</text:p>
          </table:table-cell>
          <table:table-cell office:value-type="date" office:date-value="2023-03-28">
            <text:p>28-03-2023</text:p>
          </table:table-cell>
          <table:table-cell office:value-type="string">
            <text:p>C</text:p>
          </table:table-cell>
          <table:table-cell office:value-type="string">
            <text:p>ordine nr. 14</text:p>
          </table:table-cell>
          <table:table-cell office:value-type="string">
            <text:p>C4002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8">
            <text:p>518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29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598">
            <text:p>5598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rif. ord. nr. 266/00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0">
            <text:p>5600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21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0">
            <text:p>2360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rif. ord. nr. 2022/1.510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1">
            <text:p>2361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rif. tel. mail</text:p>
          </table:table-cell>
          <table:table-cell office:value-type="string">
            <text:p>C3118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2">
            <text:p>2362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rif. ord. nr. OP23110473</text:p>
          </table:table-cell>
          <table:table-cell office:value-type="string">
            <text:p>C3999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7">
            <text:p>647</text:p>
          </table:table-cell>
          <table:table-cell office:value-type="date" office:date-value="2023-03-29">
            <text:p>29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6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1">
            <text:p>5601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3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2">
            <text:p>5602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1117</text:p>
          </table:table-cell>
          <table:table-cell office:value-type="string">
            <text:p>C31612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3">
            <text:p>5603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4">
            <text:p>5604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4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5">
            <text:p>5605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216279</text:p>
          </table:table-cell>
          <table:table-cell office:value-type="string">
            <text:p>C316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6">
            <text:p>5606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sost. ordine P/5600</text:p>
          </table:table-cell>
          <table:table-cell office:value-type="string">
            <text:p>C33021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3">
            <text:p>2363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N. 2023-ORR-0000292</text:p>
          </table:table-cell>
          <table:table-cell office:value-type="string">
            <text:p>C3005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4">
            <text:p>2364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2022/4.150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5">
            <text:p>2365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OA-23-00097 - DORELAN</text:p>
          </table:table-cell>
          <table:table-cell office:value-type="string">
            <text:p>C4000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6">
            <text:p>2366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Numero 514/UT/23</text:p>
          </table:table-cell>
          <table:table-cell office:value-type="string">
            <text:p>C40019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7">
            <text:p>2367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8">
            <text:p>2368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4500024394</text:p>
          </table:table-cell>
          <table:table-cell office:value-type="string">
            <text:p>C3303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0">
            <text:p>900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DDT 000088/F</text:p>
          </table:table-cell>
          <table:table-cell office:value-type="string">
            <text:p>C40025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59">
            <text:p>1059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T#2614</text:p>
          </table:table-cell>
          <table:table-cell office:value-type="string">
            <text:p>C31667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8">
            <text:p>648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120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49">
            <text:p>649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rif. FERRARI</text:p>
          </table:table-cell>
          <table:table-cell office:value-type="string">
            <text:p>C40028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0">
            <text:p>650</text:p>
          </table:table-cell>
          <table:table-cell office:value-type="date" office:date-value="2023-03-30">
            <text:p>30-03-2023</text:p>
          </table:table-cell>
          <table:table-cell office:value-type="string">
            <text:p>C</text:p>
          </table:table-cell>
          <table:table-cell office:value-type="string">
            <text:p>accordi CELLAMARE</text:p>
          </table:table-cell>
          <table:table-cell office:value-type="string">
            <text:p>C3999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7">
            <text:p>5607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rif. visita raho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8">
            <text:p>5608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09">
            <text:p>5609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0">
            <text:p>5610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170/23 - LECCE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1">
            <text:p>5611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170/23 - MARTINA FRANCA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2">
            <text:p>5612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170/23 - BARI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3">
            <text:p>5613</text:p>
          </table:table-cell>
          <table:table-cell office:value-type="date" office:date-value="2023-03-31">
            <text:p>31-03-2023</text:p>
          </table:table-cell>
          <table:table-cell office:value-type="string">
            <text:p>C</text:p>
          </table:table-cell>
          <table:table-cell office:value-type="string">
            <text:p>170/23 - CASERTA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4">
            <text:p>5614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ODC/23 23000104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5">
            <text:p>5615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6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6">
            <text:p>5616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7">
            <text:p>5617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024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8">
            <text:p>5618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43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19">
            <text:p>5619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VS per laboratorio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0">
            <text:p>5620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1">
            <text:p>5621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69">
            <text:p>2369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rif. ord. 623059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1">
            <text:p>901</text:p>
          </table:table-cell>
          <table:table-cell office:value-type="date" office:date-value="2023-04-03">
            <text:p>03-04-2023</text:p>
          </table:table-cell>
          <table:table-cell office:value-type="string">
            <text:p>C</text:p>
          </table:table-cell>
          <table:table-cell office:value-type="string">
            <text:p>ddt 160/m</text:p>
          </table:table-cell>
          <table:table-cell office:value-type="string">
            <text:p>C31024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19">
            <text:p>519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T#2629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0">
            <text:p>520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MAIL SUPPORTO</text:p>
          </table:table-cell>
          <table:table-cell office:value-type="string">
            <text:p>C3103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2">
            <text:p>5622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FEC/04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3">
            <text:p>5623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281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4">
            <text:p>5624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24 / 2023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5">
            <text:p>5625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0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7">
            <text:p>5627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7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0">
            <text:p>2370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nr. 221171</text:p>
          </table:table-cell>
          <table:table-cell office:value-type="string">
            <text:p>C3102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1">
            <text:p>2371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2">
            <text:p>2372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nr. 315/2023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3">
            <text:p>2373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4500106451</text:p>
          </table:table-cell>
          <table:table-cell office:value-type="string">
            <text:p>C316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2">
            <text:p>902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ddt 420</text:p>
          </table:table-cell>
          <table:table-cell office:value-type="string">
            <text:p>C3102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0">
            <text:p>1060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DDT 01-31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1">
            <text:p>651</text:p>
          </table:table-cell>
          <table:table-cell office:value-type="date" office:date-value="2023-04-04">
            <text:p>04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6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8">
            <text:p>5628</text:p>
          </table:table-cell>
          <table:table-cell office:value-type="date" office:date-value="2023-04-05">
            <text:p>05-04-2023</text:p>
          </table:table-cell>
          <table:table-cell office:value-type="string">
            <text:p>C</text:p>
          </table:table-cell>
          <table:table-cell office:value-type="string">
            <text:p>rif. prev. n. 821</text:p>
          </table:table-cell>
          <table:table-cell office:value-type="string">
            <text:p>C4001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29">
            <text:p>5629</text:p>
          </table:table-cell>
          <table:table-cell office:value-type="date" office:date-value="2023-04-05">
            <text:p>05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0">
            <text:p>90</text:p>
          </table:table-cell>
          <table:table-cell office:value-type="date" office:date-value="2023-04-05">
            <text:p>05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795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3">
            <text:p>903</text:p>
          </table:table-cell>
          <table:table-cell office:value-type="date" office:date-value="2023-04-05">
            <text:p>05-04-2023</text:p>
          </table:table-cell>
          <table:table-cell office:value-type="string">
            <text:p>C</text:p>
          </table:table-cell>
          <table:table-cell office:value-type="string">
            <text:p>230407</text:p>
          </table:table-cell>
          <table:table-cell office:value-type="string">
            <text:p>C3200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1">
            <text:p>1061</text:p>
          </table:table-cell>
          <table:table-cell office:value-type="date" office:date-value="2023-04-05">
            <text:p>05-04-2023</text:p>
          </table:table-cell>
          <table:table-cell office:value-type="string">
            <text:p>C</text:p>
          </table:table-cell>
          <table:table-cell office:value-type="string">
            <text:p>7/G</text:p>
          </table:table-cell>
          <table:table-cell office:value-type="string">
            <text:p>C3100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2">
            <text:p>652</text:p>
          </table:table-cell>
          <table:table-cell office:value-type="date" office:date-value="2023-04-05">
            <text:p>05-04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30181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1">
            <text:p>521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/>
          <table:table-cell office:value-type="string">
            <text:p>C3109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0">
            <text:p>5630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1">
            <text:p>5631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3">
            <text:p>5633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rif. ord. 216274</text:p>
          </table:table-cell>
          <table:table-cell office:value-type="string">
            <text:p>C316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4">
            <text:p>5634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rif. ord. nemail</text:p>
          </table:table-cell>
          <table:table-cell office:value-type="string">
            <text:p>C31612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4">
            <text:p>2374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rif. ord. nr. 479</text:p>
          </table:table-cell>
          <table:table-cell office:value-type="string">
            <text:p>C3109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5">
            <text:p>2375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2">
            <text:p>1062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ddt 12</text:p>
          </table:table-cell>
          <table:table-cell office:value-type="string">
            <text:p>C40003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3">
            <text:p>1063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DDT58</text:p>
          </table:table-cell>
          <table:table-cell office:value-type="string">
            <text:p>C40017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4">
            <text:p>1064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ddt 201/23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3">
            <text:p>653</text:p>
          </table:table-cell>
          <table:table-cell office:value-type="date" office:date-value="2023-04-06">
            <text:p>06-04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20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5">
            <text:p>5635</text:p>
          </table:table-cell>
          <table:table-cell office:value-type="date" office:date-value="2023-04-07">
            <text:p>07-04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303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6">
            <text:p>5636</text:p>
          </table:table-cell>
          <table:table-cell office:value-type="date" office:date-value="2023-04-07">
            <text:p>07-04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3999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7">
            <text:p>5637</text:p>
          </table:table-cell>
          <table:table-cell office:value-type="date" office:date-value="2023-04-07">
            <text:p>07-04-2023</text:p>
          </table:table-cell>
          <table:table-cell office:value-type="string">
            <text:p>C</text:p>
          </table:table-cell>
          <table:table-cell office:value-type="string">
            <text:p>Ordine fornitore No. 123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4">
            <text:p>654</text:p>
          </table:table-cell>
          <table:table-cell office:value-type="date" office:date-value="2023-04-07">
            <text:p>07-04-2023</text:p>
          </table:table-cell>
          <table:table-cell office:value-type="string">
            <text:p>C</text:p>
          </table:table-cell>
          <table:table-cell office:value-type="string">
            <text:p>rif. fiera TUTTOPIZZA</text:p>
          </table:table-cell>
          <table:table-cell office:value-type="string">
            <text:p>C40029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8">
            <text:p>5638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9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39">
            <text:p>5639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/>
          <table:table-cell office:value-type="string">
            <text:p>C4002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0">
            <text:p>5640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1">
            <text:p>5641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6">
            <text:p>2376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 office:value-type="string">
            <text:p>rif. ord. nr. 343/2023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5">
            <text:p>655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25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6">
            <text:p>656</text:p>
          </table:table-cell>
          <table:table-cell office:value-type="date" office:date-value="2023-04-11">
            <text:p>11-04-2023</text:p>
          </table:table-cell>
          <table:table-cell office:value-type="string">
            <text:p>C</text:p>
          </table:table-cell>
          <table:table-cell office:value-type="string">
            <text:p>MAIL MATTEO</text:p>
          </table:table-cell>
          <table:table-cell office:value-type="string">
            <text:p>C31648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2">
            <text:p>522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92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2">
            <text:p>5642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rif. ord. nr. 092/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3">
            <text:p>5643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rif. ord. nr. 185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4">
            <text:p>5644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Ordine fornitore 128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5">
            <text:p>5645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ref. email</text:p>
          </table:table-cell>
          <table:table-cell office:value-type="string">
            <text:p>C4001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6">
            <text:p>5646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Ordine n. 309 del 12/04/2023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7">
            <text:p>5647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9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8">
            <text:p>5648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<text:s/>OF 23-438</text:p>
          </table:table-cell>
          <table:table-cell office:value-type="string">
            <text:p>C3165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49">
            <text:p>5649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rif. accordi Cellamare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7">
            <text:p>2377</text:p>
          </table:table-cell>
          <table:table-cell office:value-type="date" office:date-value="2023-04-12">
            <text:p>12-04-2023</text:p>
          </table:table-cell>
          <table:table-cell office:value-type="string">
            <text:p>C</text:p>
          </table:table-cell>
          <table:table-cell office:value-type="string">
            <text:p>OA-23-00101 - PETTARINI</text:p>
          </table:table-cell>
          <table:table-cell office:value-type="string">
            <text:p>C4000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0">
            <text:p>5650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1">
            <text:p>5651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4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2">
            <text:p>5652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3">
            <text:p>5653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4">
            <text:p>5654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ord.email</text:p>
          </table:table-cell>
          <table:table-cell office:value-type="string">
            <text:p>C3102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5">
            <text:p>5655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999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6">
            <text:p>5656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4">
            <text:p>904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ddt 41</text:p>
          </table:table-cell>
          <table:table-cell office:value-type="string">
            <text:p>C30772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5">
            <text:p>905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DDT 134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5">
            <text:p>1065</text:p>
          </table:table-cell>
          <table:table-cell office:value-type="date" office:date-value="2023-04-13">
            <text:p>13-04-2023</text:p>
          </table:table-cell>
          <table:table-cell office:value-type="string">
            <text:p>C</text:p>
          </table:table-cell>
          <table:table-cell office:value-type="string">
            <text:p>000869</text:p>
          </table:table-cell>
          <table:table-cell office:value-type="string">
            <text:p>C40019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3">
            <text:p>523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t#2637</text:p>
          </table:table-cell>
          <table:table-cell office:value-type="string">
            <text:p>C40028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7">
            <text:p>5657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8">
            <text:p>5658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. ord. ACQ- 0136, 0137/2023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59">
            <text:p>5659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. ord. nr. 407</text:p>
          </table:table-cell>
          <table:table-cell office:value-type="string">
            <text:p>C3100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0">
            <text:p>5660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. ord. nr. WGS016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1">
            <text:p>5661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 ord. email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2">
            <text:p>5662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ord. 28</text:p>
          </table:table-cell>
          <table:table-cell office:value-type="string">
            <text:p>C3167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8">
            <text:p>2378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3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79">
            <text:p>2379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. ord. nr. 525</text:p>
          </table:table-cell>
          <table:table-cell office:value-type="string">
            <text:p>C3109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0">
            <text:p>2380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Ordine n. 230461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6">
            <text:p>1066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2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7">
            <text:p>657</text:p>
          </table:table-cell>
          <table:table-cell office:value-type="date" office:date-value="2023-04-14">
            <text:p>14-04-2023</text:p>
          </table:table-cell>
          <table:table-cell office:value-type="string">
            <text:p>C</text:p>
          </table:table-cell>
          <table:table-cell office:value-type="string">
            <text:p>rif. FERRARI</text:p>
          </table:table-cell>
          <table:table-cell office:value-type="string">
            <text:p>C31678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4">
            <text:p>524</text:p>
          </table:table-cell>
          <table:table-cell office:value-type="date" office:date-value="2023-04-17">
            <text:p>17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41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3">
            <text:p>5663</text:p>
          </table:table-cell>
          <table:table-cell office:value-type="date" office:date-value="2023-04-17">
            <text:p>17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1">
            <text:p>2381</text:p>
          </table:table-cell>
          <table:table-cell office:value-type="date" office:date-value="2023-04-17">
            <text:p>17-04-2023</text:p>
          </table:table-cell>
          <table:table-cell office:value-type="string">
            <text:p>C</text:p>
          </table:table-cell>
          <table:table-cell office:value-type="string">
            <text:p>ord. nr.23/00104 PLASTITALIA</text:p>
          </table:table-cell>
          <table:table-cell office:value-type="string">
            <text:p>C3300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6">
            <text:p>906</text:p>
          </table:table-cell>
          <table:table-cell office:value-type="date" office:date-value="2023-04-17">
            <text:p>17-04-2023</text:p>
          </table:table-cell>
          <table:table-cell office:value-type="string">
            <text:p>C</text:p>
          </table:table-cell>
          <table:table-cell office:value-type="string">
            <text:p>ddt 8/00003</text:p>
          </table:table-cell>
          <table:table-cell office:value-type="string">
            <text:p>C39996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7">
            <text:p>1067</text:p>
          </table:table-cell>
          <table:table-cell office:value-type="date" office:date-value="2023-04-17">
            <text:p>17-04-2023</text:p>
          </table:table-cell>
          <table:table-cell office:value-type="string">
            <text:p>C</text:p>
          </table:table-cell>
          <table:table-cell office:value-type="string">
            <text:p>DDT 1/34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8">
            <text:p>1068</text:p>
          </table:table-cell>
          <table:table-cell office:value-type="date" office:date-value="2023-04-17">
            <text:p>17-04-2023</text:p>
          </table:table-cell>
          <table:table-cell office:value-type="string">
            <text:p>C</text:p>
          </table:table-cell>
          <table:table-cell office:value-type="string">
            <text:p>DDT 484</text:p>
          </table:table-cell>
          <table:table-cell office:value-type="string">
            <text:p>C3164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4">
            <text:p>5664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vs. ord. 157 del 19/04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5">
            <text:p>5665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prev. 838</text:p>
          </table:table-cell>
          <table:table-cell office:value-type="string">
            <text:p>C40029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6">
            <text:p>5666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2">
            <text:p>2382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rif. ord. nr. 294</text:p>
          </table:table-cell>
          <table:table-cell office:value-type="string">
            <text:p>C3118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3">
            <text:p>2383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rif. ord. nr. 230475 GALPERTI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4">
            <text:p>2384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<text:s/>vs. ord. 1/95424</text:p>
          </table:table-cell>
          <table:table-cell office:value-type="string">
            <text:p>C3073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69">
            <text:p>1069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DDT F88</text:p>
          </table:table-cell>
          <table:table-cell office:value-type="string">
            <text:p>C3109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0">
            <text:p>1070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DDT 182</text:p>
          </table:table-cell>
          <table:table-cell office:value-type="string">
            <text:p>C3999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8">
            <text:p>658</text:p>
          </table:table-cell>
          <table:table-cell office:value-type="date" office:date-value="2023-04-18">
            <text:p>18-04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29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7">
            <text:p>5667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13</text:p>
          </table:table-cell>
          <table:table-cell office:value-type="string">
            <text:p>C4002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8">
            <text:p>5668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69">
            <text:p>5669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0">
            <text:p>5670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14</text:p>
          </table:table-cell>
          <table:table-cell office:value-type="string">
            <text:p>C4002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1">
            <text:p>5671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ord.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2">
            <text:p>5672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ordine email</text:p>
          </table:table-cell>
          <table:table-cell office:value-type="string">
            <text:p>C4001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3">
            <text:p>5673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4">
            <text:p>5674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5">
            <text:p>5675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ns. prev. 840</text:p>
          </table:table-cell>
          <table:table-cell office:value-type="string">
            <text:p>C4001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5">
            <text:p>2385</text:p>
          </table:table-cell>
          <table:table-cell office:value-type="date" office:date-value="2023-04-19">
            <text:p>19-04-2023</text:p>
          </table:table-cell>
          <table:table-cell office:value-type="string">
            <text:p>A</text:p>
          </table:table-cell>
          <table:table-cell office:value-type="string">
            <text:p>rif.to 4500198710</text:p>
          </table:table-cell>
          <table:table-cell office:value-type="string">
            <text:p>C3116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6">
            <text:p>2386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376 VOLPATO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7">
            <text:p>2387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n° P01433</text:p>
          </table:table-cell>
          <table:table-cell office:value-type="string">
            <text:p>C3134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8">
            <text:p>2388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06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89">
            <text:p>2389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ord. n. 230484 GALPERTI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7">
            <text:p>907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ddt 2455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8">
            <text:p>908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DDT 212</text:p>
          </table:table-cell>
          <table:table-cell office:value-type="string">
            <text:p>C32005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1">
            <text:p>1071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DDT 003B</text:p>
          </table:table-cell>
          <table:table-cell office:value-type="string">
            <text:p>C4001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59">
            <text:p>659</text:p>
          </table:table-cell>
          <table:table-cell office:value-type="date" office:date-value="2023-04-19">
            <text:p>19-04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21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5">
            <text:p>525</text:p>
          </table:table-cell>
          <table:table-cell office:value-type="date" office:date-value="2023-04-20">
            <text:p>20-04-2023</text:p>
          </table:table-cell>
          <table:table-cell office:value-type="string">
            <text:p>C</text:p>
          </table:table-cell>
          <table:table-cell office:value-type="string">
            <text:p>T#2643</text:p>
          </table:table-cell>
          <table:table-cell office:value-type="string">
            <text:p>C31689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6">
            <text:p>5676</text:p>
          </table:table-cell>
          <table:table-cell office:value-type="date" office:date-value="2023-04-20">
            <text:p>20-04-2023</text:p>
          </table:table-cell>
          <table:table-cell office:value-type="string">
            <text:p>C</text:p>
          </table:table-cell>
          <table:table-cell office:value-type="string">
            <text:p>vs. ord. n. 1543</text:p>
          </table:table-cell>
          <table:table-cell office:value-type="string">
            <text:p>C4000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7">
            <text:p>5677</text:p>
          </table:table-cell>
          <table:table-cell office:value-type="date" office:date-value="2023-04-20">
            <text:p>20-04-2023</text:p>
          </table:table-cell>
          <table:table-cell office:value-type="string">
            <text:p>C</text:p>
          </table:table-cell>
          <table:table-cell office:value-type="string">
            <text:p>vs. ord. 603</text:p>
          </table:table-cell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0">
            <text:p>660</text:p>
          </table:table-cell>
          <table:table-cell office:value-type="date" office:date-value="2023-04-20">
            <text:p>20-04-2023</text:p>
          </table:table-cell>
          <table:table-cell office:value-type="string">
            <text:p>C</text:p>
          </table:table-cell>
          <table:table-cell office:value-type="string">
            <text:p>rif. ord. 603</text:p>
          </table:table-cell>
          <table:table-cell office:value-type="string">
            <text:p>C31683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8">
            <text:p>5678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ns. prev. 837</text:p>
          </table:table-cell>
          <table:table-cell office:value-type="string">
            <text:p>C3004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79">
            <text:p>5679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0">
            <text:p>5680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email order</text:p>
          </table:table-cell>
          <table:table-cell office:value-type="string">
            <text:p>C4000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1">
            <text:p>5681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ns. prev. 852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2">
            <text:p>5682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3">
            <text:p>5683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rif. ITA + UK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4">
            <text:p>5684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ord. n. 23001112</text:p>
          </table:table-cell>
          <table:table-cell office:value-type="string">
            <text:p>C31665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5">
            <text:p>5685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per creazione IMMAGINE</text:p>
          </table:table-cell>
          <table:table-cell office:value-type="string">
            <text:p>C4002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0">
            <text:p>2390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1">
            <text:p>2391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ord. rif. PLASTIVALLE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2">
            <text:p>2392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NR. 386/2023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1">
            <text:p>91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N.198</text:p>
          </table:table-cell>
          <table:table-cell office:value-type="string">
            <text:p>C301215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09">
            <text:p>909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2554</text:p>
          </table:table-cell>
          <table:table-cell office:value-type="string">
            <text:p>C4001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1">
            <text:p>661</text:p>
          </table:table-cell>
          <table:table-cell office:value-type="date" office:date-value="2023-04-21">
            <text:p>21-04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29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6">
            <text:p>526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T#2648</text:p>
          </table:table-cell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7">
            <text:p>527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5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8">
            <text:p>528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3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29">
            <text:p>529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T#2643</text:p>
          </table:table-cell>
          <table:table-cell office:value-type="string">
            <text:p>C31689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6">
            <text:p>5686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999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7">
            <text:p>5687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or.n 4900000117 PRIMA EASTERN</text:p>
          </table:table-cell>
          <table:table-cell office:value-type="string">
            <text:p>C4000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8">
            <text:p>5688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ord. nr. 6600572508</text:p>
          </table:table-cell>
          <table:table-cell office:value-type="string">
            <text:p>C3159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89">
            <text:p>5689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0">
            <text:p>5690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Ordine Fornitore n. 140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1">
            <text:p>5691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ord. n 958</text:p>
          </table:table-cell>
          <table:table-cell office:value-type="string">
            <text:p>C3076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2">
            <text:p>5692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ref. your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4">
            <text:p>5694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rif. TECNO Tempranova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5">
            <text:p>5695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vs. ord. 19 / RET</text:p>
          </table:table-cell>
          <table:table-cell office:value-type="string">
            <text:p>C3100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3">
            <text:p>2393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rif. ord. nr. 230495 GALPERTI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4">
            <text:p>2394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ord. 2023/213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2">
            <text:p>1072</text:p>
          </table:table-cell>
          <table:table-cell office:value-type="date" office:date-value="2023-04-26">
            <text:p>26-04-2023</text:p>
          </table:table-cell>
          <table:table-cell office:value-type="string">
            <text:p>C</text:p>
          </table:table-cell>
          <table:table-cell office:value-type="string">
            <text:p>T#2596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0">
            <text:p>530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2001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6">
            <text:p>5696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ns. prev. 855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7">
            <text:p>5697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8">
            <text:p>5698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#PO-L23-00776</text:p>
          </table:table-cell>
          <table:table-cell office:value-type="string">
            <text:p>C4001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699">
            <text:p>5699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5">
            <text:p>2395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6">
            <text:p>2396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40001465</text:p>
          </table:table-cell>
          <table:table-cell office:value-type="string">
            <text:p>C3057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7">
            <text:p>2397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ORD. N.9 DEL 21/04/23</text:p>
          </table:table-cell>
          <table:table-cell office:value-type="string">
            <text:p>C40029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2">
            <text:p>662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vs. ord. ACCORDI MARANINI</text:p>
          </table:table-cell>
          <table:table-cell office:value-type="string">
            <text:p>C33036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3">
            <text:p>663</text:p>
          </table:table-cell>
          <table:table-cell office:value-type="date" office:date-value="2023-04-27">
            <text:p>27-04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39996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1">
            <text:p>531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19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0">
            <text:p>5700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1">
            <text:p>5701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ns. prev. n. 857</text:p>
          </table:table-cell>
          <table:table-cell office:value-type="string">
            <text:p>C3201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2">
            <text:p>5702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rif. ord. wapp</text:p>
          </table:table-cell>
          <table:table-cell office:value-type="string">
            <text:p>C3168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3">
            <text:p>5703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rif. ord. 49</text:p>
          </table:table-cell>
          <table:table-cell office:value-type="string">
            <text:p>C400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8">
            <text:p>2398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399">
            <text:p>2399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2">
            <text:p>92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ORD. 4399</text:p>
          </table:table-cell>
          <table:table-cell office:value-type="string">
            <text:p>C309203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0">
            <text:p>910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BL 1011683/4</text:p>
          </table:table-cell>
          <table:table-cell office:value-type="string">
            <text:p>C30989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1">
            <text:p>911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DDT 725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3">
            <text:p>1073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DDT 14</text:p>
          </table:table-cell>
          <table:table-cell office:value-type="string">
            <text:p>C40015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4">
            <text:p>664</text:p>
          </table:table-cell>
          <table:table-cell office:value-type="date" office:date-value="2023-04-28">
            <text:p>28-04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9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2">
            <text:p>532</text:p>
          </table:table-cell>
          <table:table-cell office:value-type="date" office:date-value="2023-05-02">
            <text:p>02-05-2023</text:p>
          </table:table-cell>
          <table:table-cell office:value-type="string">
            <text:p>C</text:p>
          </table:table-cell>
          <table:table-cell office:value-type="string">
            <text:p>DDT 01/45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4">
            <text:p>5704</text:p>
          </table:table-cell>
          <table:table-cell office:value-type="date" office:date-value="2023-05-02">
            <text:p>02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5">
            <text:p>5705</text:p>
          </table:table-cell>
          <table:table-cell office:value-type="date" office:date-value="2023-05-02">
            <text:p>02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0">
            <text:p>2400</text:p>
          </table:table-cell>
          <table:table-cell office:value-type="date" office:date-value="2023-05-02">
            <text:p>02-05-2023</text:p>
          </table:table-cell>
          <table:table-cell office:value-type="string">
            <text:p>C</text:p>
          </table:table-cell>
          <table:table-cell office:value-type="string">
            <text:p>vs. ord. 2023/80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1">
            <text:p>2401</text:p>
          </table:table-cell>
          <table:table-cell office:value-type="date" office:date-value="2023-05-02">
            <text:p>02-05-2023</text:p>
          </table:table-cell>
          <table:table-cell office:value-type="string">
            <text:p>C</text:p>
          </table:table-cell>
          <table:table-cell office:value-type="string">
            <text:p>rif. OP 23901070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4">
            <text:p>1074</text:p>
          </table:table-cell>
          <table:table-cell office:value-type="date" office:date-value="2023-05-02">
            <text:p>02-05-2023</text:p>
          </table:table-cell>
          <table:table-cell office:value-type="string">
            <text:p>C</text:p>
          </table:table-cell>
          <table:table-cell office:value-type="string">
            <text:p>DDT 13/G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6">
            <text:p>5706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ns. prev. 861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7">
            <text:p>5707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vs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8">
            <text:p>5708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09">
            <text:p>5709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vs. ord. email rif. OMAF</text:p>
          </table:table-cell>
          <table:table-cell office:value-type="string">
            <text:p>C3166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0">
            <text:p>5710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OF23/000482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1">
            <text:p>5711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2">
            <text:p>5712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0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3">
            <text:p>5713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ord. n. 117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2">
            <text:p>2402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OP23110625 - SOLERA</text:p>
          </table:table-cell>
          <table:table-cell office:value-type="string">
            <text:p>C3999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3">
            <text:p>93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173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5">
            <text:p>1075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11/G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5">
            <text:p>665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accordi Caroli</text:p>
          </table:table-cell>
          <table:table-cell office:value-type="string">
            <text:p>C31208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6">
            <text:p>666</text:p>
          </table:table-cell>
          <table:table-cell office:value-type="date" office:date-value="2023-05-03">
            <text:p>03-05-2023</text:p>
          </table:table-cell>
          <table:table-cell office:value-type="string">
            <text:p>C</text:p>
          </table:table-cell>
          <table:table-cell office:value-type="string">
            <text:p>accordi Cellamare</text:p>
          </table:table-cell>
          <table:table-cell office:value-type="string">
            <text:p>C33022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3">
            <text:p>533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T#2666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4">
            <text:p>534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T#2663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4">
            <text:p>5714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5">
            <text:p>5715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rif. V/605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6">
            <text:p>5716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73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7">
            <text:p>5717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8">
            <text:p>5718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19">
            <text:p>5719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2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0">
            <text:p>5720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vs. ord. email0</text:p>
          </table:table-cell>
          <table:table-cell office:value-type="string">
            <text:p>C40029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1">
            <text:p>5721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vs. ord. 39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3">
            <text:p>2403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rif. ord. email METAL WORK</text:p>
          </table:table-cell>
          <table:table-cell office:value-type="string">
            <text:p>C3166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4">
            <text:p>2404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vs. ord. 613 / LS</text:p>
          </table:table-cell>
          <table:table-cell office:value-type="string">
            <text:p>C40028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6">
            <text:p>1076</text:p>
          </table:table-cell>
          <table:table-cell office:value-type="date" office:date-value="2023-05-04">
            <text:p>04-05-2023</text:p>
          </table:table-cell>
          <table:table-cell office:value-type="string">
            <text:p>C</text:p>
          </table:table-cell>
          <table:table-cell office:value-type="string">
            <text:p>ddt 137/a</text:p>
          </table:table-cell>
          <table:table-cell office:value-type="string">
            <text:p>C31196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5">
            <text:p>535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T#2668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6">
            <text:p>536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T#2670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2">
            <text:p>5722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rif. ord. OF/23000284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3">
            <text:p>5723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vs. ord. tel</text:p>
          </table:table-cell>
          <table:table-cell office:value-type="string">
            <text:p>C3101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5">
            <text:p>2405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rif CICLI LOMBARDO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7">
            <text:p>1077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DDT 01/47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8">
            <text:p>1078</text:p>
          </table:table-cell>
          <table:table-cell office:value-type="date" office:date-value="2023-05-05">
            <text:p>05-05-2023</text:p>
          </table:table-cell>
          <table:table-cell office:value-type="string">
            <text:p>C</text:p>
          </table:table-cell>
          <table:table-cell office:value-type="string">
            <text:p>DDT 204</text:p>
          </table:table-cell>
          <table:table-cell office:value-type="string">
            <text:p>C3999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7">
            <text:p>537</text:p>
          </table:table-cell>
          <table:table-cell office:value-type="date" office:date-value="2023-05-08">
            <text:p>08-05-2023</text:p>
          </table:table-cell>
          <table:table-cell office:value-type="string">
            <text:p>C</text:p>
          </table:table-cell>
          <table:table-cell office:value-type="string">
            <text:p>T#2669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4">
            <text:p>5724</text:p>
          </table:table-cell>
          <table:table-cell office:value-type="date" office:date-value="2023-05-08">
            <text:p>08-05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5">
            <text:p>5725</text:p>
          </table:table-cell>
          <table:table-cell office:value-type="date" office:date-value="2023-05-08">
            <text:p>08-05-2023</text:p>
          </table:table-cell>
          <table:table-cell office:value-type="string">
            <text:p>C</text:p>
          </table:table-cell>
          <table:table-cell office:value-type="string">
            <text:p>rif. ord. mail/tel</text:p>
          </table:table-cell>
          <table:table-cell office:value-type="string">
            <text:p>C4001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2">
            <text:p>912</text:p>
          </table:table-cell>
          <table:table-cell office:value-type="date" office:date-value="2023-05-08">
            <text:p>08-05-2023</text:p>
          </table:table-cell>
          <table:table-cell office:value-type="string">
            <text:p>C</text:p>
          </table:table-cell>
          <table:table-cell office:value-type="string">
            <text:p>ORD 23/00118</text:p>
          </table:table-cell>
          <table:table-cell office:value-type="string">
            <text:p>C33003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79">
            <text:p>1079</text:p>
          </table:table-cell>
          <table:table-cell office:value-type="date" office:date-value="2023-05-08">
            <text:p>08-05-2023</text:p>
          </table:table-cell>
          <table:table-cell office:value-type="string">
            <text:p>C</text:p>
          </table:table-cell>
          <table:table-cell office:value-type="string">
            <text:p>DDT81135176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0">
            <text:p>1080</text:p>
          </table:table-cell>
          <table:table-cell office:value-type="date" office:date-value="2023-05-08">
            <text:p>08-05-2023</text:p>
          </table:table-cell>
          <table:table-cell office:value-type="string">
            <text:p>C</text:p>
          </table:table-cell>
          <table:table-cell office:value-type="string">
            <text:p>T#2665</text:p>
          </table:table-cell>
          <table:table-cell office:value-type="string">
            <text:p>C31597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8">
            <text:p>538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T#2668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6">
            <text:p>5726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7">
            <text:p>5727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if. ord. offerta 856</text:p>
          </table:table-cell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8">
            <text:p>5728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29">
            <text:p>5729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0">
            <text:p>5730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if. ord. mail/tel</text:p>
          </table:table-cell>
          <table:table-cell office:value-type="string">
            <text:p>C3999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1">
            <text:p>5731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ef. email</text:p>
          </table:table-cell>
          <table:table-cell office:value-type="string">
            <text:p>C4001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2">
            <text:p>5732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n° 12/2023 del 09/05/2023</text:p>
          </table:table-cell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6">
            <text:p>2406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rif. ord. mail/tel</text:p>
          </table:table-cell>
          <table:table-cell office:value-type="string">
            <text:p>C4000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4">
            <text:p>94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731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3">
            <text:p>913</text:p>
          </table:table-cell>
          <table:table-cell office:value-type="date" office:date-value="2023-05-09">
            <text:p>09-05-2023</text:p>
          </table:table-cell>
          <table:table-cell office:value-type="string">
            <text:p>C</text:p>
          </table:table-cell>
          <table:table-cell office:value-type="string">
            <text:p>01/013</text:p>
          </table:table-cell>
          <table:table-cell office:value-type="string">
            <text:p>C4001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3">
            <text:p>5733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 ord. email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5">
            <text:p>5735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rif. ord. A 38675</text:p>
          </table:table-cell>
          <table:table-cell office:value-type="string">
            <text:p>C3167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6">
            <text:p>5736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7">
            <text:p>5737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8">
            <text:p>5738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39">
            <text:p>5739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20129</text:p>
          </table:table-cell>
          <table:table-cell office:value-type="string">
            <text:p>C3162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0">
            <text:p>5740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02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1">
            <text:p>5741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1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2">
            <text:p>5742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3">
            <text:p>5743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30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4">
            <text:p>914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ddt 44</text:p>
          </table:table-cell>
          <table:table-cell office:value-type="string">
            <text:p>C40002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1">
            <text:p>1081</text:p>
          </table:table-cell>
          <table:table-cell office:value-type="date" office:date-value="2023-05-10">
            <text:p>10-05-2023</text:p>
          </table:table-cell>
          <table:table-cell office:value-type="string">
            <text:p>C</text:p>
          </table:table-cell>
          <table:table-cell office:value-type="string">
            <text:p>DDT1173/23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39">
            <text:p>539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rif mail</text:p>
          </table:table-cell>
          <table:table-cell office:value-type="string">
            <text:p>C31670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0">
            <text:p>540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T2676</text:p>
          </table:table-cell>
          <table:table-cell office:value-type="string">
            <text:p>C320102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4">
            <text:p>5744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5">
            <text:p>5745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rif ord. email</text:p>
          </table:table-cell>
          <table:table-cell office:value-type="string">
            <text:p>C3166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6">
            <text:p>5746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7">
            <text:p>5747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vs. ord. 661</text:p>
          </table:table-cell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8">
            <text:p>5748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7">
            <text:p>2407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vs. ord. 4400126700</text:p>
          </table:table-cell>
          <table:table-cell office:value-type="string">
            <text:p>C30894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2">
            <text:p>1082</text:p>
          </table:table-cell>
          <table:table-cell office:value-type="date" office:date-value="2023-05-11">
            <text:p>11-05-2023</text:p>
          </table:table-cell>
          <table:table-cell office:value-type="string">
            <text:p>C</text:p>
          </table:table-cell>
          <table:table-cell office:value-type="string">
            <text:p>DDT 01/51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1">
            <text:p>541</text:p>
          </table:table-cell>
          <table:table-cell office:value-type="date" office:date-value="2023-05-12">
            <text:p>12-05-2023</text:p>
          </table:table-cell>
          <table:table-cell office:value-type="string">
            <text:p>C</text:p>
          </table:table-cell>
          <table:table-cell office:value-type="string">
            <text:p>T#2671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49">
            <text:p>5749</text:p>
          </table:table-cell>
          <table:table-cell office:value-type="date" office:date-value="2023-05-12">
            <text:p>12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0">
            <text:p>5750</text:p>
          </table:table-cell>
          <table:table-cell office:value-type="date" office:date-value="2023-05-12">
            <text:p>12-05-2023</text:p>
          </table:table-cell>
          <table:table-cell office:value-type="string">
            <text:p>C</text:p>
          </table:table-cell>
          <table:table-cell office:value-type="string">
            <text:p>ns. prev. 869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1">
            <text:p>5751</text:p>
          </table:table-cell>
          <table:table-cell office:value-type="date" office:date-value="2023-05-12">
            <text:p>12-05-2023</text:p>
          </table:table-cell>
          <table:table-cell office:value-type="string">
            <text:p>C</text:p>
          </table:table-cell>
          <table:table-cell office:value-type="string">
            <text:p>vs. ord. 666</text:p>
          </table:table-cell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5">
            <text:p>915</text:p>
          </table:table-cell>
          <table:table-cell office:value-type="date" office:date-value="2023-05-12">
            <text:p>12-05-2023</text:p>
          </table:table-cell>
          <table:table-cell office:value-type="string">
            <text:p>C</text:p>
          </table:table-cell>
          <table:table-cell office:value-type="string">
            <text:p>ddt 11/g</text:p>
          </table:table-cell>
          <table:table-cell office:value-type="string">
            <text:p>C3100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2">
            <text:p>542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ord telefonico</text:p>
          </table:table-cell>
          <table:table-cell office:value-type="string">
            <text:p>C30067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2">
            <text:p>5752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vs. ord te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3">
            <text:p>5753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vs. ord. 1/4539</text:p>
          </table:table-cell>
          <table:table-cell office:value-type="string">
            <text:p>C40030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4">
            <text:p>5754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OF23/---517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5">
            <text:p>5755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vs. ord. 37/2023</text:p>
          </table:table-cell>
          <table:table-cell office:value-type="string">
            <text:p>C3166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6">
            <text:p>5756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vs. ord. 42/2023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7">
            <text:p>5757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8">
            <text:p>2408</text:p>
          </table:table-cell>
          <table:table-cell office:value-type="date" office:date-value="2023-05-15">
            <text:p>15-05-2023</text:p>
          </table:table-cell>
          <table:table-cell office:value-type="string">
            <text:p>A</text:p>
          </table:table-cell>
          <table:table-cell office:value-type="string">
            <text:p>vs. OP 23901189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09">
            <text:p>2409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vs. ord. 352</text:p>
          </table:table-cell>
          <table:table-cell office:value-type="string">
            <text:p>C3118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1">
            <text:p>2411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ord. ENERETICA</text:p>
          </table:table-cell>
          <table:table-cell office:value-type="string">
            <text:p>C4002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2">
            <text:p>2412</text:p>
          </table:table-cell>
          <table:table-cell office:value-type="date" office:date-value="2023-05-15">
            <text:p>15-05-2023</text:p>
          </table:table-cell>
          <table:table-cell office:value-type="string">
            <text:p>C</text:p>
          </table:table-cell>
          <table:table-cell office:value-type="string">
            <text:p>vs. Ordine n. 230567 del15/05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3">
            <text:p>543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t#2681</text:p>
          </table:table-cell>
          <table:table-cell office:value-type="string">
            <text:p>C31646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8">
            <text:p>5758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59">
            <text:p>5759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4003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0">
            <text:p>5760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1">
            <text:p>5761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mail 16/05/2023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5">
            <text:p>95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Mail claudio@avsverona.com</text:p>
          </table:table-cell>
          <table:table-cell office:value-type="string">
            <text:p>C400153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6">
            <text:p>916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ddt 23</text:p>
          </table:table-cell>
          <table:table-cell office:value-type="string">
            <text:p>C31661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3">
            <text:p>1083</text:p>
          </table:table-cell>
          <table:table-cell office:value-type="date" office:date-value="2023-05-16">
            <text:p>16-05-2023</text:p>
          </table:table-cell>
          <table:table-cell office:value-type="string">
            <text:p>C</text:p>
          </table:table-cell>
          <table:table-cell office:value-type="string">
            <text:p>ddt 337</text:p>
          </table:table-cell>
          <table:table-cell office:value-type="string">
            <text:p>C3999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2">
            <text:p>5762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rif. ord. nr. 1850</text:p>
          </table:table-cell>
          <table:table-cell office:value-type="string">
            <text:p>C4000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3">
            <text:p>5763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079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4">
            <text:p>2414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/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5">
            <text:p>2415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vs. OP 23901166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7">
            <text:p>917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13700</text:p>
          </table:table-cell>
          <table:table-cell office:value-type="string">
            <text:p>C30189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8">
            <text:p>918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4500106854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4">
            <text:p>1084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DDT 1311</text:p>
          </table:table-cell>
          <table:table-cell office:value-type="string">
            <text:p>C3104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5">
            <text:p>1085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565</text:p>
          </table:table-cell>
          <table:table-cell office:value-type="string">
            <text:p>C3164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7">
            <text:p>667</text:p>
          </table:table-cell>
          <table:table-cell office:value-type="date" office:date-value="2023-05-17">
            <text:p>17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5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4">
            <text:p>544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T#2692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4">
            <text:p>5764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5">
            <text:p>5765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rif. ord. nr 4900000139</text:p>
          </table:table-cell>
          <table:table-cell office:value-type="string">
            <text:p>C4000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0">
            <text:p>2410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2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6">
            <text:p>2416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ord VITERIA SMEL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7">
            <text:p>2417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rif. pr. nr. 879 ord. Q/2398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6">
            <text:p>1086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DDT 1450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7">
            <text:p>1087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DDT 1230111866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8">
            <text:p>668</text:p>
          </table:table-cell>
          <table:table-cell office:value-type="date" office:date-value="2023-05-18">
            <text:p>18-05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40011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5">
            <text:p>545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T#2695</text:p>
          </table:table-cell>
          <table:table-cell office:value-type="string">
            <text:p>C30072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6">
            <text:p>5766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7">
            <text:p>5767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VS. ORD. 444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8">
            <text:p>5768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rif. ord. mail/tel</text:p>
          </table:table-cell>
          <table:table-cell office:value-type="string">
            <text:p>C3999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69">
            <text:p>5769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0">
            <text:p>5770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vs. ord. 4500318300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1">
            <text:p>5771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2">
            <text:p>5772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ord.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3">
            <text:p>5773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vs. ord. tel.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8">
            <text:p>2418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vs. OP 23901233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19">
            <text:p>919</text:p>
          </table:table-cell>
          <table:table-cell office:value-type="date" office:date-value="2023-05-19">
            <text:p>19-05-2023</text:p>
          </table:table-cell>
          <table:table-cell office:value-type="string">
            <text:p>C</text:p>
          </table:table-cell>
          <table:table-cell office:value-type="string">
            <text:p>ddt 368</text:p>
          </table:table-cell>
          <table:table-cell office:value-type="string">
            <text:p>C33034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6">
            <text:p>546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67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7">
            <text:p>547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T#2705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4">
            <text:p>5774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vs. ord. FEC/06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19">
            <text:p>2419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ODA23IT00101297</text:p>
          </table:table-cell>
          <table:table-cell office:value-type="string">
            <text:p>C3303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6">
            <text:p>96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34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8">
            <text:p>1088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T2683</text:p>
          </table:table-cell>
          <table:table-cell office:value-type="string">
            <text:p>C3168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89">
            <text:p>1089</text:p>
          </table:table-cell>
          <table:table-cell office:value-type="date" office:date-value="2023-05-22">
            <text:p>22-05-2023</text:p>
          </table:table-cell>
          <table:table-cell office:value-type="string">
            <text:p>C</text:p>
          </table:table-cell>
          <table:table-cell office:value-type="string">
            <text:p>T#2596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5">
            <text:p>5775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2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6">
            <text:p>5776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0">
            <text:p>2420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4000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1">
            <text:p>2421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vs. ord. 190</text:p>
          </table:table-cell>
          <table:table-cell office:value-type="string">
            <text:p>C3301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2">
            <text:p>2422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vs. ord. 23/00503</text:p>
          </table:table-cell>
          <table:table-cell office:value-type="string">
            <text:p>C3054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3">
            <text:p>2423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23/00505</text:p>
          </table:table-cell>
          <table:table-cell office:value-type="string">
            <text:p>C3054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4">
            <text:p>2424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23/00506</text:p>
          </table:table-cell>
          <table:table-cell office:value-type="string">
            <text:p>C3054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5">
            <text:p>2425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23/00504</text:p>
          </table:table-cell>
          <table:table-cell office:value-type="string">
            <text:p>C3054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0">
            <text:p>920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t#2691</text:p>
          </table:table-cell>
          <table:table-cell office:value-type="string">
            <text:p>C3303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1">
            <text:p>921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5373</text:p>
          </table:table-cell>
          <table:table-cell office:value-type="string">
            <text:p>C30920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0">
            <text:p>1090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t#2704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1">
            <text:p>1091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T#2690</text:p>
          </table:table-cell>
          <table:table-cell office:value-type="string">
            <text:p>C3079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2">
            <text:p>1092</text:p>
          </table:table-cell>
          <table:table-cell office:value-type="date" office:date-value="2023-05-23">
            <text:p>23-05-2023</text:p>
          </table:table-cell>
          <table:table-cell office:value-type="string">
            <text:p>C</text:p>
          </table:table-cell>
          <table:table-cell office:value-type="string">
            <text:p>t#2696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7">
            <text:p>5777</text:p>
          </table:table-cell>
          <table:table-cell office:value-type="date" office:date-value="2023-05-24">
            <text:p>24-05-2023</text:p>
          </table:table-cell>
          <table:table-cell office:value-type="string">
            <text:p>C</text:p>
          </table:table-cell>
          <table:table-cell office:value-type="string">
            <text:p>rif. pr. 891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8">
            <text:p>5778</text:p>
          </table:table-cell>
          <table:table-cell office:value-type="date" office:date-value="2023-05-24">
            <text:p>24-05-2023</text:p>
          </table:table-cell>
          <table:table-cell office:value-type="string">
            <text:p>C</text:p>
          </table:table-cell>
          <table:table-cell office:value-type="string">
            <text:p><text:s/>OF23/000561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79">
            <text:p>5779</text:p>
          </table:table-cell>
          <table:table-cell office:value-type="date" office:date-value="2023-05-24">
            <text:p>24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302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2">
            <text:p>922</text:p>
          </table:table-cell>
          <table:table-cell office:value-type="date" office:date-value="2023-05-24">
            <text:p>24-05-2023</text:p>
          </table:table-cell>
          <table:table-cell office:value-type="string">
            <text:p>C</text:p>
          </table:table-cell>
          <table:table-cell office:value-type="string">
            <text:p>t#2672</text:p>
          </table:table-cell>
          <table:table-cell office:value-type="string">
            <text:p>C3006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8">
            <text:p>548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08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49">
            <text:p>549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02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0">
            <text:p>5780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30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1">
            <text:p>5781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rif. ord. nr. 51</text:p>
          </table:table-cell>
          <table:table-cell office:value-type="string">
            <text:p>C3077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2">
            <text:p>5782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91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3">
            <text:p>5783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vs. ord. 158</text:p>
          </table:table-cell>
          <table:table-cell office:value-type="string">
            <text:p>C30153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4">
            <text:p>5784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vs. OF 747 TECNOIMBALLI</text:p>
          </table:table-cell>
          <table:table-cell office:value-type="string">
            <text:p>C3302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5">
            <text:p>5785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WGS024_2023 CLUB AZZURRO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6">
            <text:p>5786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FEC/05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6">
            <text:p>2426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rif. ord. 2023-ORR-0000451</text:p>
          </table:table-cell>
          <table:table-cell office:value-type="string">
            <text:p>C3005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7">
            <text:p>97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ORD. 99</text:p>
          </table:table-cell>
          <table:table-cell office:value-type="string">
            <text:p>C30761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3">
            <text:p>923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761</text:p>
          </table:table-cell>
          <table:table-cell office:value-type="string">
            <text:p>C3109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3">
            <text:p>1093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T#2708</text:p>
          </table:table-cell>
          <table:table-cell office:value-type="string">
            <text:p>C31669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4">
            <text:p>1094</text:p>
          </table:table-cell>
          <table:table-cell office:value-type="date" office:date-value="2023-05-25">
            <text:p>25-05-2023</text:p>
          </table:table-cell>
          <table:table-cell office:value-type="string">
            <text:p>C</text:p>
          </table:table-cell>
          <table:table-cell office:value-type="string">
            <text:p>T#2698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7">
            <text:p>5787</text:p>
          </table:table-cell>
          <table:table-cell office:value-type="date" office:date-value="2023-05-26">
            <text:p>26-05-2023</text:p>
          </table:table-cell>
          <table:table-cell office:value-type="string">
            <text:p>C</text:p>
          </table:table-cell>
          <table:table-cell office:value-type="string">
            <text:p>rif. preventivo 00000887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88">
            <text:p>5788</text:p>
          </table:table-cell>
          <table:table-cell office:value-type="date" office:date-value="2023-05-26">
            <text:p>26-05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302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4">
            <text:p>924</text:p>
          </table:table-cell>
          <table:table-cell office:value-type="date" office:date-value="2023-05-26">
            <text:p>26-05-2023</text:p>
          </table:table-cell>
          <table:table-cell office:value-type="string">
            <text:p>C</text:p>
          </table:table-cell>
          <table:table-cell office:value-type="string">
            <text:p>t#2694</text:p>
          </table:table-cell>
          <table:table-cell office:value-type="string">
            <text:p>C31658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5">
            <text:p>1095</text:p>
          </table:table-cell>
          <table:table-cell office:value-type="date" office:date-value="2023-05-26">
            <text:p>26-05-2023</text:p>
          </table:table-cell>
          <table:table-cell office:value-type="string">
            <text:p>C</text:p>
          </table:table-cell>
          <table:table-cell office:value-type="string">
            <text:p>T#2674</text:p>
          </table:table-cell>
          <table:table-cell office:value-type="string">
            <text:p>C30189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69">
            <text:p>669</text:p>
          </table:table-cell>
          <table:table-cell office:value-type="date" office:date-value="2023-05-26">
            <text:p>26-05-2023</text:p>
          </table:table-cell>
          <table:table-cell office:value-type="string">
            <text:p>C</text:p>
          </table:table-cell>
          <table:table-cell office:value-type="string">
            <text:p>rif. test Spadino</text:p>
          </table:table-cell>
          <table:table-cell office:value-type="string">
            <text:p>C30760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0">
            <text:p>5790</text:p>
          </table:table-cell>
          <table:table-cell office:value-type="date" office:date-value="2023-05-29">
            <text:p>29-05-2023</text:p>
          </table:table-cell>
          <table:table-cell office:value-type="string">
            <text:p>C</text:p>
          </table:table-cell>
          <table:table-cell office:value-type="string">
            <text:p>rif. ord. nr. 162</text:p>
          </table:table-cell>
          <table:table-cell office:value-type="string">
            <text:p>C30153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1">
            <text:p>5791</text:p>
          </table:table-cell>
          <table:table-cell office:value-type="date" office:date-value="2023-05-29">
            <text:p>29-05-2023</text:p>
          </table:table-cell>
          <table:table-cell office:value-type="string">
            <text:p>C</text:p>
          </table:table-cell>
          <table:table-cell office:value-type="string">
            <text:p>rif. pr. 894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2">
            <text:p>5792</text:p>
          </table:table-cell>
          <table:table-cell office:value-type="date" office:date-value="2023-05-29">
            <text:p>29-05-2023</text:p>
          </table:table-cell>
          <table:table-cell office:value-type="string">
            <text:p>C</text:p>
          </table:table-cell>
          <table:table-cell office:value-type="string">
            <text:p>vs. ord. tel</text:p>
          </table:table-cell>
          <table:table-cell office:value-type="string">
            <text:p>C3166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5">
            <text:p>925</text:p>
          </table:table-cell>
          <table:table-cell office:value-type="date" office:date-value="2023-05-29">
            <text:p>29-05-2023</text:p>
          </table:table-cell>
          <table:table-cell office:value-type="string">
            <text:p>C</text:p>
          </table:table-cell>
          <table:table-cell office:value-type="string">
            <text:p>t#2652</text:p>
          </table:table-cell>
          <table:table-cell office:value-type="string">
            <text:p>C33037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6">
            <text:p>1096</text:p>
          </table:table-cell>
          <table:table-cell office:value-type="date" office:date-value="2023-05-29">
            <text:p>29-05-2023</text:p>
          </table:table-cell>
          <table:table-cell office:value-type="string">
            <text:p>C</text:p>
          </table:table-cell>
          <table:table-cell office:value-type="string">
            <text:p>T#2707</text:p>
          </table:table-cell>
          <table:table-cell office:value-type="string">
            <text:p>C3114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0">
            <text:p>550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T#2719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3">
            <text:p>5793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036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4">
            <text:p>5794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/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5">
            <text:p>5795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ns. prev. 867|885</text:p>
          </table:table-cell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6">
            <text:p>5796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rif. ord. P00248-2023</text:p>
          </table:table-cell>
          <table:table-cell office:value-type="string">
            <text:p>C4001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7">
            <text:p>2427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rif. vs. ord. 570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8">
            <text:p>2428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rif. MELESI - OC/222340</text:p>
          </table:table-cell>
          <table:table-cell office:value-type="string">
            <text:p>C3102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29">
            <text:p>2429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integrazione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0">
            <text:p>2430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ord.1210</text:p>
          </table:table-cell>
          <table:table-cell office:value-type="string">
            <text:p>C3076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8">
            <text:p>98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02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6">
            <text:p>926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t#2677</text:p>
          </table:table-cell>
          <table:table-cell office:value-type="string">
            <text:p>C30682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7">
            <text:p>1097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T#2697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0">
            <text:p>670</text:p>
          </table:table-cell>
          <table:table-cell office:value-type="date" office:date-value="2023-05-30">
            <text:p>30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2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7">
            <text:p>5797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8">
            <text:p>5798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27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799">
            <text:p>5799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1">
            <text:p>2431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vs. ord. 623092 TRIESTE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2">
            <text:p>2432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vs. ord. 623093 PALERMO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3">
            <text:p>2433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rif. vs. OP 23901362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1">
            <text:p>671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8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2">
            <text:p>672</text:p>
          </table:table-cell>
          <table:table-cell office:value-type="date" office:date-value="2023-05-31">
            <text:p>31-05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61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1">
            <text:p>551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t#2724</text:p>
          </table:table-cell>
          <table:table-cell office:value-type="string">
            <text:p>C33015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0">
            <text:p>5800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rif. pr. 902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1">
            <text:p>5801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rif. ord. 306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2">
            <text:p>5802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rif. ord. 306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4">
            <text:p>2434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rif. ord. nr. 230648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5">
            <text:p>2435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2023/635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8">
            <text:p>1098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DDT 73/A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099">
            <text:p>1099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DDT 321/23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0">
            <text:p>1100</text:p>
          </table:table-cell>
          <table:table-cell office:value-type="date" office:date-value="2023-06-01">
            <text:p>01-06-2023</text:p>
          </table:table-cell>
          <table:table-cell office:value-type="string">
            <text:p>C</text:p>
          </table:table-cell>
          <table:table-cell office:value-type="string">
            <text:p>T#2640</text:p>
          </table:table-cell>
          <table:table-cell office:value-type="string">
            <text:p>C3300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2">
            <text:p>552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T#2726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3">
            <text:p>5803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rif. pr. 903 LAVA &amp; CUCE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4">
            <text:p>5804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rif. pr. 817</text:p>
          </table:table-cell>
          <table:table-cell office:value-type="string">
            <text:p>C4003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5">
            <text:p>5805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201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6">
            <text:p>5806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rif. OFN/41</text:p>
          </table:table-cell>
          <table:table-cell office:value-type="string">
            <text:p>C3167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7">
            <text:p>927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t#2703</text:p>
          </table:table-cell>
          <table:table-cell office:value-type="string">
            <text:p>C31208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8">
            <text:p>928</text:p>
          </table:table-cell>
          <table:table-cell office:value-type="date" office:date-value="2023-06-05">
            <text:p>05-06-2023</text:p>
          </table:table-cell>
          <table:table-cell office:value-type="string">
            <text:p>C</text:p>
          </table:table-cell>
          <table:table-cell office:value-type="string">
            <text:p>ddt 1265/23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3">
            <text:p>553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4">
            <text:p>554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t#2727</text:p>
          </table:table-cell>
          <table:table-cell office:value-type="string">
            <text:p>C31674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7">
            <text:p>5807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3166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8">
            <text:p>5808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09">
            <text:p>5809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4003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0">
            <text:p>5810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1">
            <text:p>5811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SEDE VIA POMA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2">
            <text:p>5812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rif. BOLOGNA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3">
            <text:p>5813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rif. ASSAGO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6">
            <text:p>2436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23900051</text:p>
          </table:table-cell>
          <table:table-cell office:value-type="string">
            <text:p>C3999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29">
            <text:p>929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DDT 22300052</text:p>
          </table:table-cell>
          <table:table-cell office:value-type="string">
            <text:p>C31689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0">
            <text:p>930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DDT 01/25</text:p>
          </table:table-cell>
          <table:table-cell office:value-type="string">
            <text:p>C40025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1">
            <text:p>1101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ddt 230040</text:p>
          </table:table-cell>
          <table:table-cell office:value-type="string">
            <text:p>C30189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2">
            <text:p>1102</text:p>
          </table:table-cell>
          <table:table-cell office:value-type="date" office:date-value="2023-06-06">
            <text:p>06-06-2023</text:p>
          </table:table-cell>
          <table:table-cell office:value-type="string">
            <text:p>C</text:p>
          </table:table-cell>
          <table:table-cell office:value-type="string">
            <text:p>01/25</text:p>
          </table:table-cell>
          <table:table-cell office:value-type="string">
            <text:p>C40025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4">
            <text:p>5814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rif. ord. mail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5">
            <text:p>5815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vs. ord. 227 08/06/23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6">
            <text:p>5816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ns. prev. 850</text:p>
          </table:table-cell>
          <table:table-cell office:value-type="string">
            <text:p>C4002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7">
            <text:p>5817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ORD-L23-967</text:p>
          </table:table-cell>
          <table:table-cell office:value-type="string">
            <text:p>C4001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8">
            <text:p>5818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ordine n. 17 del 07/06/2023</text:p>
          </table:table-cell>
          <table:table-cell office:value-type="string">
            <text:p>C312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19">
            <text:p>5819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ordine n. 18 del 07/06/2023</text:p>
          </table:table-cell>
          <table:table-cell office:value-type="string">
            <text:p>C312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7">
            <text:p>2437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6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8">
            <text:p>2438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VS. ORD. 528</text:p>
          </table:table-cell>
          <table:table-cell office:value-type="string">
            <text:p>C3129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99">
            <text:p>99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VS. ORD. 5005</text:p>
          </table:table-cell>
          <table:table-cell office:value-type="string">
            <text:p>C309203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1">
            <text:p>931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ddt 3202300046</text:p>
          </table:table-cell>
          <table:table-cell office:value-type="string">
            <text:p>C3200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2">
            <text:p>932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DDT 320/23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3">
            <text:p>673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 office:value-type="string">
            <text:p>rif. ritardo cons. ord9943377</text:p>
          </table:table-cell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4">
            <text:p>674</text:p>
          </table:table-cell>
          <table:table-cell office:value-type="date" office:date-value="2023-06-07">
            <text:p>07-06-2023</text:p>
          </table:table-cell>
          <table:table-cell office:value-type="string">
            <text:p>C</text:p>
          </table:table-cell>
          <table:table-cell/>
          <table:table-cell office:value-type="string">
            <text:p>C39997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5">
            <text:p>555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T#2731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0">
            <text:p>5820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MGFB0129</text:p>
          </table:table-cell>
          <table:table-cell office:value-type="string">
            <text:p>C31691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1">
            <text:p>5821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ord. te.</text:p>
          </table:table-cell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2">
            <text:p>5822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OF23/---630 07/06/2023</text:p>
          </table:table-cell>
          <table:table-cell office:value-type="string">
            <text:p>C3165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39">
            <text:p>2439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rif. ord. BEDIN GALVANICA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0">
            <text:p>2440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rif. ord. RATTI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1">
            <text:p>2441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vs. ord. 230691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54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3">
            <text:p>1103</text:p>
          </table:table-cell>
          <table:table-cell office:value-type="date" office:date-value="2023-06-08">
            <text:p>08-06-2023</text:p>
          </table:table-cell>
          <table:table-cell office:value-type="string">
            <text:p>C</text:p>
          </table:table-cell>
          <table:table-cell office:value-type="string">
            <text:p>T#2713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6">
            <text:p>556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T#2734</text:p>
          </table:table-cell>
          <table:table-cell office:value-type="string">
            <text:p>C30153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3">
            <text:p>5823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ns. prev. 917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4">
            <text:p>5824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06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5">
            <text:p>5825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ACQ-0209-2023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6">
            <text:p>5826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7">
            <text:p>5827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ns. prev. 913 - PARIGI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2">
            <text:p>2442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Numero 534/UT/23Del 09/06/202</text:p>
          </table:table-cell>
          <table:table-cell office:value-type="string">
            <text:p>C40019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3">
            <text:p>2443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RIF. ORD. P02300</text:p>
          </table:table-cell>
          <table:table-cell office:value-type="string">
            <text:p>C3134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4">
            <text:p>2444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773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3">
            <text:p>933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t#2650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4">
            <text:p>934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 office:value-type="string">
            <text:p>DDT 4</text:p>
          </table:table-cell>
          <table:table-cell office:value-type="string">
            <text:p>C39996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5">
            <text:p>675</text:p>
          </table:table-cell>
          <table:table-cell office:value-type="date" office:date-value="2023-06-09">
            <text:p>09-06-2023</text:p>
          </table:table-cell>
          <table:table-cell office:value-type="string">
            <text:p>C</text:p>
          </table:table-cell>
          <table:table-cell/>
          <table:table-cell office:value-type="string">
            <text:p>C31665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7">
            <text:p>557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167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8">
            <text:p>5828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rif. commessa n. 602-23 COME</text:p>
          </table:table-cell>
          <table:table-cell office:value-type="string">
            <text:p>C31689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29">
            <text:p>5829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0">
            <text:p>5830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5">
            <text:p>2445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/>
          <table:table-cell office:value-type="string">
            <text:p>C31656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6">
            <text:p>2446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vs. ord. 9625</text:p>
          </table:table-cell>
          <table:table-cell office:value-type="string">
            <text:p>C3301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5">
            <text:p>935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112</text:p>
          </table:table-cell>
          <table:table-cell office:value-type="string">
            <text:p>C30761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6">
            <text:p>936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DDT 723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4">
            <text:p>1104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DDT 11</text:p>
          </table:table-cell>
          <table:table-cell office:value-type="string">
            <text:p>C3168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6">
            <text:p>676</text:p>
          </table:table-cell>
          <table:table-cell office:value-type="date" office:date-value="2023-06-12">
            <text:p>12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0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8">
            <text:p>558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T#2740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59">
            <text:p>559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T#2742</text:p>
          </table:table-cell>
          <table:table-cell office:value-type="string">
            <text:p>C30072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1">
            <text:p>5831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2">
            <text:p>5832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. ns. prev. 912</text:p>
          </table:table-cell>
          <table:table-cell office:value-type="string">
            <text:p>C3003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3">
            <text:p>5833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4">
            <text:p>5834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4002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5">
            <text:p>5835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3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6">
            <text:p>5836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ns. prev. 921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7">
            <text:p>2447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. ord. A/2302123</text:p>
          </table:table-cell>
          <table:table-cell office:value-type="string">
            <text:p>C3038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8">
            <text:p>2448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. ord. A/2302123</text:p>
          </table:table-cell>
          <table:table-cell office:value-type="string">
            <text:p>C3038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49">
            <text:p>2449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rif. OA.143/23</text:p>
          </table:table-cell>
          <table:table-cell office:value-type="string">
            <text:p>C30917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0">
            <text:p>2450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181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1">
            <text:p>2451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ACQ 23 011068</text:p>
          </table:table-cell>
          <table:table-cell office:value-type="string">
            <text:p>C3047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5">
            <text:p>1105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23002992</text:p>
          </table:table-cell>
          <table:table-cell office:value-type="string">
            <text:p>C30991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6">
            <text:p>1106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000869</text:p>
          </table:table-cell>
          <table:table-cell office:value-type="string">
            <text:p>C40019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7">
            <text:p>1107</text:p>
          </table:table-cell>
          <table:table-cell office:value-type="date" office:date-value="2023-06-13">
            <text:p>13-06-2023</text:p>
          </table:table-cell>
          <table:table-cell office:value-type="string">
            <text:p>C</text:p>
          </table:table-cell>
          <table:table-cell office:value-type="string">
            <text:p>1230115310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0">
            <text:p>560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T#2746</text:p>
          </table:table-cell>
          <table:table-cell office:value-type="string">
            <text:p>C3006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7">
            <text:p>5837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ns. prev.888</text:p>
          </table:table-cell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8">
            <text:p>5838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SYN009_2023 NOBERASCO ALBENGA</text:p>
          </table:table-cell>
          <table:table-cell office:value-type="string">
            <text:p>C4000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39">
            <text:p>5839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ORDER 07825 / 02-03-2023</text:p>
          </table:table-cell>
          <table:table-cell office:value-type="string">
            <text:p>C3168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0">
            <text:p>5840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0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1">
            <text:p>5841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2">
            <text:p>5842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ns. prev. 925</text:p>
          </table:table-cell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3">
            <text:p>5843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2">
            <text:p>2452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RIF. n° 6000037022</text:p>
          </table:table-cell>
          <table:table-cell office:value-type="string">
            <text:p>C4003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3">
            <text:p>2453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N. 886/23.PR.1381 - VOLPATO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4">
            <text:p>2454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07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1">
            <text:p>101</text:p>
          </table:table-cell>
          <table:table-cell office:value-type="date" office:date-value="2023-06-14">
            <text:p>14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665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4">
            <text:p>5844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rif. ord. SYN010_2023 WGS SRL</text:p>
          </table:table-cell>
          <table:table-cell office:value-type="string">
            <text:p>C4000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5">
            <text:p>5845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rif. pr. 924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6">
            <text:p>5846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rif. pr. 928</text:p>
          </table:table-cell>
          <table:table-cell office:value-type="string">
            <text:p>C4003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7">
            <text:p>5847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ORD. 230009 - PERFETTI</text:p>
          </table:table-cell>
          <table:table-cell office:value-type="string">
            <text:p>C33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8">
            <text:p>5848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49">
            <text:p>5849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2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5">
            <text:p>2455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N. 894/23.PR.1392 BCS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2">
            <text:p>102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42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7">
            <text:p>937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ddt 61</text:p>
          </table:table-cell>
          <table:table-cell office:value-type="string">
            <text:p>C30387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8">
            <text:p>1108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DDT 61</text:p>
          </table:table-cell>
          <table:table-cell office:value-type="string">
            <text:p>C30387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09">
            <text:p>1109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DDT 1230115913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0">
            <text:p>1110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ddt 372</text:p>
          </table:table-cell>
          <table:table-cell office:value-type="string">
            <text:p>C3077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7">
            <text:p>677</text:p>
          </table:table-cell>
          <table:table-cell office:value-type="date" office:date-value="2023-06-15">
            <text:p>15-06-2023</text:p>
          </table:table-cell>
          <table:table-cell office:value-type="string">
            <text:p>C</text:p>
          </table:table-cell>
          <table:table-cell office:value-type="string">
            <text:p>rif. ord. email SMEUP NOVA</text:p>
          </table:table-cell>
          <table:table-cell office:value-type="string">
            <text:p>C31665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1">
            <text:p>561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167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0">
            <text:p>5850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ord. nr. 51</text:p>
          </table:table-cell>
          <table:table-cell office:value-type="string">
            <text:p>C4000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1">
            <text:p>5851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2">
            <text:p>5852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1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3">
            <text:p>5853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ord. UFFICI EDUCATT MILANO</text:p>
          </table:table-cell>
          <table:table-cell office:value-type="string">
            <text:p>C3302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4">
            <text:p>5854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ord. 339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5">
            <text:p>5855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79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6">
            <text:p>5856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ns. prev. 923</text:p>
          </table:table-cell>
          <table:table-cell office:value-type="string">
            <text:p>C3003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7">
            <text:p>5857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ord. 1341 / O</text:p>
          </table:table-cell>
          <table:table-cell office:value-type="string">
            <text:p>C3076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6">
            <text:p>2456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ord. OC 222433</text:p>
          </table:table-cell>
          <table:table-cell office:value-type="string">
            <text:p>C3102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7">
            <text:p>2457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ORD. 2023/785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8">
            <text:p>678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FERRARI</text:p>
          </table:table-cell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79">
            <text:p>679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. FERRARI</text:p>
          </table:table-cell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0">
            <text:p>680</text:p>
          </table:table-cell>
          <table:table-cell office:value-type="date" office:date-value="2023-06-19">
            <text:p>19-06-2023</text:p>
          </table:table-cell>
          <table:table-cell office:value-type="string">
            <text:p>C</text:p>
          </table:table-cell>
          <table:table-cell office:value-type="string">
            <text:p>rif visita VERITA</text:p>
          </table:table-cell>
          <table:table-cell office:value-type="string">
            <text:p>C31023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2">
            <text:p>562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TK #2760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8">
            <text:p>5858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59">
            <text:p>5859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56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0">
            <text:p>5860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ns. prev. 927 - LA RINASCENTE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1">
            <text:p>5861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ns. prev. 926 - ZURIGO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2">
            <text:p>5862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8">
            <text:p>2458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3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1">
            <text:p>681</text:p>
          </table:table-cell>
          <table:table-cell office:value-type="date" office:date-value="2023-06-20">
            <text:p>20-06-2023</text:p>
          </table:table-cell>
          <table:table-cell office:value-type="string">
            <text:p>C</text:p>
          </table:table-cell>
          <table:table-cell office:value-type="string">
            <text:p>RIF. FERRARI</text:p>
          </table:table-cell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3">
            <text:p>563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7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4">
            <text:p>564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TK #2763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3">
            <text:p>5863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4">
            <text:p>5864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5">
            <text:p>5865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ord. 556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6">
            <text:p>5866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ns. prev. 932</text:p>
          </table:table-cell>
          <table:table-cell office:value-type="string">
            <text:p>C3201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7">
            <text:p>5867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ord. nr. 315</text:p>
          </table:table-cell>
          <table:table-cell office:value-type="string">
            <text:p>C31024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8">
            <text:p>5868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CONFERMA VISIONE v/618</text:p>
          </table:table-cell>
          <table:table-cell office:value-type="string">
            <text:p>C4001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69">
            <text:p>5869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ord. MOSAICON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0">
            <text:p>5870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conferma visione V/621</text:p>
          </table:table-cell>
          <table:table-cell office:value-type="string">
            <text:p>C3102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1">
            <text:p>5871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2">
            <text:p>5872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ef. email</text:p>
          </table:table-cell>
          <table:table-cell office:value-type="string">
            <text:p>C4001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3">
            <text:p>5873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rif. TREBALDO TOGNA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4">
            <text:p>5874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495/00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1">
            <text:p>1111</text:p>
          </table:table-cell>
          <table:table-cell office:value-type="date" office:date-value="2023-06-21">
            <text:p>21-06-2023</text:p>
          </table:table-cell>
          <table:table-cell office:value-type="string">
            <text:p>C</text:p>
          </table:table-cell>
          <table:table-cell office:value-type="string">
            <text:p>DDT 281</text:p>
          </table:table-cell>
          <table:table-cell office:value-type="string">
            <text:p>C31625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5">
            <text:p>565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TK #2765-2766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5">
            <text:p>5875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4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6">
            <text:p>5876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3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7">
            <text:p>5877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8">
            <text:p>5878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ACQ-0233-2023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79">
            <text:p>5879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ref. email</text:p>
          </table:table-cell>
          <table:table-cell office:value-type="string">
            <text:p>C4001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0">
            <text:p>5880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ns. prev. 935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1">
            <text:p>5881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2">
            <text:p>5882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3">
            <text:p>5883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3168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4">
            <text:p>5884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59">
            <text:p>2459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vs. ord. 742 - ZOCCARATO</text:p>
          </table:table-cell>
          <table:table-cell office:value-type="string">
            <text:p>C3303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0">
            <text:p>2460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999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8">
            <text:p>938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DDT 1758/BG</text:p>
          </table:table-cell>
          <table:table-cell office:value-type="string">
            <text:p>C4001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2">
            <text:p>682</text:p>
          </table:table-cell>
          <table:table-cell office:value-type="date" office:date-value="2023-06-22">
            <text:p>22-06-2023</text:p>
          </table:table-cell>
          <table:table-cell office:value-type="string">
            <text:p>C</text:p>
          </table:table-cell>
          <table:table-cell office:value-type="string">
            <text:p>rif. accordi CELLAMARE</text:p>
          </table:table-cell>
          <table:table-cell office:value-type="string">
            <text:p>C40031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5">
            <text:p>5885</text:p>
          </table:table-cell>
          <table:table-cell office:value-type="date" office:date-value="2023-06-23">
            <text:p>23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6">
            <text:p>5886</text:p>
          </table:table-cell>
          <table:table-cell office:value-type="date" office:date-value="2023-06-23">
            <text:p>23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7">
            <text:p>5887</text:p>
          </table:table-cell>
          <table:table-cell office:value-type="date" office:date-value="2023-06-23">
            <text:p>23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1">
            <text:p>2461</text:p>
          </table:table-cell>
          <table:table-cell office:value-type="date" office:date-value="2023-06-23">
            <text:p>23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6">
            <text:p>566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6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8">
            <text:p>5888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6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89">
            <text:p>5889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0">
            <text:p>5890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7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1">
            <text:p>5891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2">
            <text:p>5892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3">
            <text:p>5893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4">
            <text:p>5894</text:p>
          </table:table-cell>
          <table:table-cell office:value-type="date" office:date-value="2023-06-26">
            <text:p>26-06-2023</text:p>
          </table:table-cell>
          <table:table-cell office:value-type="string">
            <text:p>A</text:p>
          </table:table-cell>
          <table:table-cell office:value-type="string">
            <text:p>vs. ord. email</text:p>
          </table:table-cell>
          <table:table-cell office:value-type="string">
            <text:p>C4001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5">
            <text:p>5895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ord tel</text:p>
          </table:table-cell>
          <table:table-cell office:value-type="string">
            <text:p>C31691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2">
            <text:p>2462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ord. COGEME SET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3">
            <text:p>2463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ord. nr. 432</text:p>
          </table:table-cell>
          <table:table-cell office:value-type="string">
            <text:p>C3118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4">
            <text:p>2464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rif. vs. ord. n. 23/00141</text:p>
          </table:table-cell>
          <table:table-cell office:value-type="string">
            <text:p>C4002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5">
            <text:p>2465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rif. ord. PO202300029</text:p>
          </table:table-cell>
          <table:table-cell office:value-type="string">
            <text:p>C4000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6">
            <text:p>2466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 office:value-type="string">
            <text:p>rif. ord. PO202300029</text:p>
          </table:table-cell>
          <table:table-cell office:value-type="string">
            <text:p>C4000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3">
            <text:p>1113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/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4">
            <text:p>1114</text:p>
          </table:table-cell>
          <table:table-cell office:value-type="date" office:date-value="2023-06-26">
            <text:p>26-06-2023</text:p>
          </table:table-cell>
          <table:table-cell office:value-type="string">
            <text:p>C</text:p>
          </table:table-cell>
          <table:table-cell/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7">
            <text:p>567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54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6">
            <text:p>5896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 office:value-type="string">
            <text:p>rif. ord. mail OML DUE</text:p>
          </table:table-cell>
          <table:table-cell office:value-type="string">
            <text:p>C3075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7">
            <text:p>5897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999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7">
            <text:p>2467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/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8">
            <text:p>2468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 office:value-type="string">
            <text:p>rif. OP 23900517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69">
            <text:p>2469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 office:value-type="string">
            <text:p>vs. ord. 623106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6">
            <text:p>1116</text:p>
          </table:table-cell>
          <table:table-cell office:value-type="date" office:date-value="2023-06-27">
            <text:p>27-06-2023</text:p>
          </table:table-cell>
          <table:table-cell office:value-type="string">
            <text:p>C</text:p>
          </table:table-cell>
          <table:table-cell office:value-type="string">
            <text:p>DDT 263</text:p>
          </table:table-cell>
          <table:table-cell office:value-type="string">
            <text:p>C31602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8">
            <text:p>568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5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69">
            <text:p>569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8">
            <text:p>5898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rif. pr. 937</text:p>
          </table:table-cell>
          <table:table-cell office:value-type="string">
            <text:p>C4001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899">
            <text:p>5899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0">
            <text:p>5900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01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1">
            <text:p>5901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ord. emiail</text:p>
          </table:table-cell>
          <table:table-cell office:value-type="string">
            <text:p>C4003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0">
            <text:p>2470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4000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1">
            <text:p>2471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ORD. 13711</text:p>
          </table:table-cell>
          <table:table-cell office:value-type="string">
            <text:p>C3018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3">
            <text:p>683</text:p>
          </table:table-cell>
          <table:table-cell office:value-type="date" office:date-value="2023-06-28">
            <text:p>28-06-2023</text:p>
          </table:table-cell>
          <table:table-cell office:value-type="string">
            <text:p>C</text:p>
          </table:table-cell>
          <table:table-cell office:value-type="string">
            <text:p>rif. BERGAMO alle VALLI</text:p>
          </table:table-cell>
          <table:table-cell office:value-type="string">
            <text:p>C40022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6">
            <text:p>106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RIF. FERRARI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0">
            <text:p>570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76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1">
            <text:p>571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TK #2777</text:p>
          </table:table-cell>
          <table:table-cell office:value-type="string">
            <text:p>C31196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2">
            <text:p>5902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ns. prev.944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3">
            <text:p>5903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ORD. 242/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4">
            <text:p>5904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VS. op OP23100347</text:p>
          </table:table-cell>
          <table:table-cell office:value-type="string">
            <text:p>C4001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2">
            <text:p>2472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rif. vs. ord. 1/96332</text:p>
          </table:table-cell>
          <table:table-cell office:value-type="string">
            <text:p>C3073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3">
            <text:p>2473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ord. SATER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4">
            <text:p>2474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12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39">
            <text:p>939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ORD 613-23</text:p>
          </table:table-cell>
          <table:table-cell office:value-type="string">
            <text:p>C31689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7">
            <text:p>1117</text:p>
          </table:table-cell>
          <table:table-cell office:value-type="date" office:date-value="2023-06-29">
            <text:p>29-06-2023</text:p>
          </table:table-cell>
          <table:table-cell office:value-type="string">
            <text:p>C</text:p>
          </table:table-cell>
          <table:table-cell office:value-type="string">
            <text:p>235</text:p>
          </table:table-cell>
          <table:table-cell office:value-type="string">
            <text:p>C32028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2">
            <text:p>572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TK #2751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5">
            <text:p>5905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5">
            <text:p>2475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6">
            <text:p>2476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rif. ord. 23/1407</text:p>
          </table:table-cell>
          <table:table-cell office:value-type="string">
            <text:p>C3107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0">
            <text:p>940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250/m</text:p>
          </table:table-cell>
          <table:table-cell office:value-type="string">
            <text:p>C31024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1">
            <text:p>941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154</text:p>
          </table:table-cell>
          <table:table-cell office:value-type="string">
            <text:p>C3165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2">
            <text:p>942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DDT 316/0</text:p>
          </table:table-cell>
          <table:table-cell office:value-type="string">
            <text:p>C301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3">
            <text:p>943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DDT 284</text:p>
          </table:table-cell>
          <table:table-cell office:value-type="string">
            <text:p>C30030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4">
            <text:p>944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ddt 281/m</text:p>
          </table:table-cell>
          <table:table-cell office:value-type="string">
            <text:p>C31024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5">
            <text:p>945</text:p>
          </table:table-cell>
          <table:table-cell office:value-type="date" office:date-value="2023-06-30">
            <text:p>30-06-2023</text:p>
          </table:table-cell>
          <table:table-cell office:value-type="string">
            <text:p>C</text:p>
          </table:table-cell>
          <table:table-cell office:value-type="string">
            <text:p>DDT 482</text:p>
          </table:table-cell>
          <table:table-cell office:value-type="string">
            <text:p>C40031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6">
            <text:p>5906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WGS033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7">
            <text:p>5907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8">
            <text:p>5908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3024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09">
            <text:p>5909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vs. ord. 50/2023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0">
            <text:p>5910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079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7">
            <text:p>2477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rif. MONDIAL FORNI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3">
            <text:p>103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ORD. 129</text:p>
          </table:table-cell>
          <table:table-cell office:value-type="string">
            <text:p>C30761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4">
            <text:p>684</text:p>
          </table:table-cell>
          <table:table-cell office:value-type="date" office:date-value="2023-07-03">
            <text:p>03-07-2023</text:p>
          </table:table-cell>
          <table:table-cell office:value-type="string">
            <text:p>C</text:p>
          </table:table-cell>
          <table:table-cell office:value-type="string">
            <text:p>rif. FIORENTINI PIETRO</text:p>
          </table:table-cell>
          <table:table-cell office:value-type="string">
            <text:p>C30991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3">
            <text:p>573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TEL. FLAVIO</text:p>
          </table:table-cell>
          <table:table-cell office:value-type="string">
            <text:p>C30075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1">
            <text:p>5911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ORDINE FORNITORE n° 16/2023</text:p>
          </table:table-cell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2">
            <text:p>5912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3">
            <text:p>5913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ord. 4900000212</text:p>
          </table:table-cell>
          <table:table-cell office:value-type="string">
            <text:p>C4000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4">
            <text:p>5914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5">
            <text:p>5915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6">
            <text:p>946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<text:s/>T_2023050301</text:p>
          </table:table-cell>
          <table:table-cell office:value-type="string">
            <text:p>C31631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7">
            <text:p>947</text:p>
          </table:table-cell>
          <table:table-cell office:value-type="date" office:date-value="2023-07-04">
            <text:p>04-07-2023</text:p>
          </table:table-cell>
          <table:table-cell office:value-type="string">
            <text:p>C</text:p>
          </table:table-cell>
          <table:table-cell office:value-type="string">
            <text:p>FEC23003 MGSM0106</text:p>
          </table:table-cell>
          <table:table-cell office:value-type="string">
            <text:p>C31691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6">
            <text:p>5916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OF23/000679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7">
            <text:p>5917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ord. fornitore No. 203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8">
            <text:p>2478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vs. ord. 623113 TRIESTE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8">
            <text:p>948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DDT 173/23</text:p>
          </table:table-cell>
          <table:table-cell office:value-type="string">
            <text:p>C30682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49">
            <text:p>949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DDT 2157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8">
            <text:p>1118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DDT 2156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19">
            <text:p>1119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DDT n.230358/V</text:p>
          </table:table-cell>
          <table:table-cell office:value-type="string">
            <text:p>C31167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5">
            <text:p>685</text:p>
          </table:table-cell>
          <table:table-cell office:value-type="date" office:date-value="2023-07-05">
            <text:p>05-07-2023</text:p>
          </table:table-cell>
          <table:table-cell office:value-type="string">
            <text:p>C</text:p>
          </table:table-cell>
          <table:table-cell office:value-type="string">
            <text:p>rif. TLM</text:p>
          </table:table-cell>
          <table:table-cell office:value-type="string">
            <text:p>C30819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4">
            <text:p>574</text:p>
          </table:table-cell>
          <table:table-cell office:value-type="date" office:date-value="2023-07-06">
            <text:p>06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1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5">
            <text:p>575</text:p>
          </table:table-cell>
          <table:table-cell office:value-type="date" office:date-value="2023-07-06">
            <text:p>06-07-2023</text:p>
          </table:table-cell>
          <table:table-cell office:value-type="string">
            <text:p>C</text:p>
          </table:table-cell>
          <table:table-cell office:value-type="string">
            <text:p>T#2785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6">
            <text:p>576</text:p>
          </table:table-cell>
          <table:table-cell office:value-type="date" office:date-value="2023-07-06">
            <text:p>06-07-2023</text:p>
          </table:table-cell>
          <table:table-cell office:value-type="string">
            <text:p>C</text:p>
          </table:table-cell>
          <table:table-cell office:value-type="string">
            <text:p>T#2784</text:p>
          </table:table-cell>
          <table:table-cell office:value-type="string">
            <text:p>C40030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8">
            <text:p>5918</text:p>
          </table:table-cell>
          <table:table-cell office:value-type="date" office:date-value="2023-07-06">
            <text:p>06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19">
            <text:p>5919</text:p>
          </table:table-cell>
          <table:table-cell office:value-type="date" office:date-value="2023-07-06">
            <text:p>06-07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40016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0">
            <text:p>5920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1">
            <text:p>5921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2">
            <text:p>5922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3">
            <text:p>5923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SYN011_2023</text:p>
          </table:table-cell>
          <table:table-cell office:value-type="string">
            <text:p>C4000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4">
            <text:p>5924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ord. BE2000442</text:p>
          </table:table-cell>
          <table:table-cell office:value-type="string">
            <text:p>C3168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5">
            <text:p>5925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6">
            <text:p>5926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Ordine fornitore: OA23-076</text:p>
          </table:table-cell>
          <table:table-cell office:value-type="string">
            <text:p>C3303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79">
            <text:p>2479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rif. OP 23203501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0">
            <text:p>1120</text:p>
          </table:table-cell>
          <table:table-cell office:value-type="date" office:date-value="2023-07-07">
            <text:p>07-07-2023</text:p>
          </table:table-cell>
          <table:table-cell office:value-type="string">
            <text:p>C</text:p>
          </table:table-cell>
          <table:table-cell office:value-type="string">
            <text:p>T#2794</text:p>
          </table:table-cell>
          <table:table-cell office:value-type="string">
            <text:p>C31010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7">
            <text:p>577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T#2801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8">
            <text:p>578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5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7">
            <text:p>5927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06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8">
            <text:p>5928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rif. ord. nr. WGS034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29">
            <text:p>5929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rif. ns. prev. 956</text:p>
          </table:table-cell>
          <table:table-cell office:value-type="string">
            <text:p>C4002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0">
            <text:p>5930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rif. ns. prev. 956</text:p>
          </table:table-cell>
          <table:table-cell office:value-type="string">
            <text:p>C4002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1">
            <text:p>5931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vs. ord. 612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0">
            <text:p>2480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ODA23-3566</text:p>
          </table:table-cell>
          <table:table-cell office:value-type="string">
            <text:p>C40031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4">
            <text:p>104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345</text:p>
          </table:table-cell>
          <table:table-cell office:value-type="string">
            <text:p>C310241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1">
            <text:p>1121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DDT 1778</text:p>
          </table:table-cell>
          <table:table-cell office:value-type="string">
            <text:p>C300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2">
            <text:p>1122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DDT 469</text:p>
          </table:table-cell>
          <table:table-cell office:value-type="string">
            <text:p>C3999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3">
            <text:p>1123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DDT 469</text:p>
          </table:table-cell>
          <table:table-cell office:value-type="string">
            <text:p>C3999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4">
            <text:p>1124</text:p>
          </table:table-cell>
          <table:table-cell office:value-type="date" office:date-value="2023-07-10">
            <text:p>10-07-2023</text:p>
          </table:table-cell>
          <table:table-cell office:value-type="string">
            <text:p>C</text:p>
          </table:table-cell>
          <table:table-cell office:value-type="string">
            <text:p>ddt 424/23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2">
            <text:p>5932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rif. commessa FIORESE</text:p>
          </table:table-cell>
          <table:table-cell office:value-type="string">
            <text:p>C3094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3">
            <text:p>5933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OP23111006</text:p>
          </table:table-cell>
          <table:table-cell office:value-type="string">
            <text:p>C3999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4">
            <text:p>5934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rif. vs. ord. 230803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5">
            <text:p>5935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rif. prev. 959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6">
            <text:p>5936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ORD. N. 72</text:p>
          </table:table-cell>
          <table:table-cell office:value-type="string">
            <text:p>C400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7">
            <text:p>5937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2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1">
            <text:p>2481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5">
            <text:p>105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MAIL RAHO</text:p>
          </table:table-cell>
          <table:table-cell office:value-type="string">
            <text:p>C316672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0">
            <text:p>950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999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1">
            <text:p>951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op23100356</text:p>
          </table:table-cell>
          <table:table-cell office:value-type="string">
            <text:p>C40018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2">
            <text:p>952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DDT 2210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6">
            <text:p>686</text:p>
          </table:table-cell>
          <table:table-cell office:value-type="date" office:date-value="2023-07-11">
            <text:p>11-07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79">
            <text:p>579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t#2809</text:p>
          </table:table-cell>
          <table:table-cell office:value-type="string">
            <text:p>C40005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0">
            <text:p>580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T#2811</text:p>
          </table:table-cell>
          <table:table-cell office:value-type="string">
            <text:p>C39996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8">
            <text:p>5938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rif. ns. prev. 962</text:p>
          </table:table-cell>
          <table:table-cell office:value-type="string">
            <text:p>C4002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39">
            <text:p>5939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rif. ord. 4500324835/NO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2">
            <text:p>2482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rif. T2023FR0011177</text:p>
          </table:table-cell>
          <table:table-cell office:value-type="string">
            <text:p>C3301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3">
            <text:p>2483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Rif. OP 23204023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4">
            <text:p>2484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rif ord. email</text:p>
          </table:table-cell>
          <table:table-cell office:value-type="string">
            <text:p>C30181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5">
            <text:p>2485</text:p>
          </table:table-cell>
          <table:table-cell office:value-type="date" office:date-value="2023-07-12">
            <text:p>12-07-2023</text:p>
          </table:table-cell>
          <table:table-cell office:value-type="string">
            <text:p>C</text:p>
          </table:table-cell>
          <table:table-cell office:value-type="string">
            <text:p>23/00537</text:p>
          </table:table-cell>
          <table:table-cell office:value-type="string">
            <text:p>C4003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1">
            <text:p>581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T#2791</text:p>
          </table:table-cell>
          <table:table-cell office:value-type="string">
            <text:p>C40019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2">
            <text:p>582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T#2814</text:p>
          </table:table-cell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0">
            <text:p>5940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rif. ord. nr 54</text:p>
          </table:table-cell>
          <table:table-cell office:value-type="string">
            <text:p>C4000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1">
            <text:p>5941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rif ord. email</text:p>
          </table:table-cell>
          <table:table-cell office:value-type="string">
            <text:p>C40029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2">
            <text:p>5942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6">
            <text:p>2486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3">
            <text:p>953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DDT 769/F</text:p>
          </table:table-cell>
          <table:table-cell office:value-type="string">
            <text:p>C30920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4">
            <text:p>954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DDT 36/RF</text:p>
          </table:table-cell>
          <table:table-cell office:value-type="string">
            <text:p>C31658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5">
            <text:p>955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ddt 230.022</text:p>
          </table:table-cell>
          <table:table-cell office:value-type="string">
            <text:p>C40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6">
            <text:p>956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DDT 345/S</text:p>
          </table:table-cell>
          <table:table-cell office:value-type="string">
            <text:p>C31024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5">
            <text:p>1125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DDT 324</text:p>
          </table:table-cell>
          <table:table-cell office:value-type="string">
            <text:p>C31625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6">
            <text:p>1126</text:p>
          </table:table-cell>
          <table:table-cell office:value-type="date" office:date-value="2023-07-13">
            <text:p>13-07-2023</text:p>
          </table:table-cell>
          <table:table-cell office:value-type="string">
            <text:p>C</text:p>
          </table:table-cell>
          <table:table-cell office:value-type="string">
            <text:p>DDT 21/X</text:p>
          </table:table-cell>
          <table:table-cell office:value-type="string">
            <text:p>C40019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3">
            <text:p>5943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4">
            <text:p>5944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rif. ord. nr. 257/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5">
            <text:p>5945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rif. RONCORONI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7">
            <text:p>2487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1.057 / LS</text:p>
          </table:table-cell>
          <table:table-cell office:value-type="string">
            <text:p>C40028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6">
            <text:p>106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863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7">
            <text:p>957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DDT 303/M</text:p>
          </table:table-cell>
          <table:table-cell office:value-type="string">
            <text:p>C31024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7">
            <text:p>1127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ddt b00555</text:p>
          </table:table-cell>
          <table:table-cell office:value-type="string">
            <text:p>C40008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7">
            <text:p>687</text:p>
          </table:table-cell>
          <table:table-cell office:value-type="date" office:date-value="2023-07-14">
            <text:p>14-07-2023</text:p>
          </table:table-cell>
          <table:table-cell office:value-type="string">
            <text:p>C</text:p>
          </table:table-cell>
          <table:table-cell office:value-type="string">
            <text:p>rif. EUROBET</text:p>
          </table:table-cell>
          <table:table-cell office:value-type="string">
            <text:p>C40008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6">
            <text:p>5946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rif. ord. 23</text:p>
          </table:table-cell>
          <table:table-cell office:value-type="string">
            <text:p>C4002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7">
            <text:p>5947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300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8">
            <text:p>5948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rif. ord. 415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49">
            <text:p>5949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rif. ord. nr. 56</text:p>
          </table:table-cell>
          <table:table-cell office:value-type="string">
            <text:p>C4000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8">
            <text:p>2488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vs. ord. 2023/995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7">
            <text:p>107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761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8">
            <text:p>958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ORD 141</text:p>
          </table:table-cell>
          <table:table-cell office:value-type="string">
            <text:p>C30761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59">
            <text:p>959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DDT A0233</text:p>
          </table:table-cell>
          <table:table-cell office:value-type="string">
            <text:p>C31686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8">
            <text:p>688</text:p>
          </table:table-cell>
          <table:table-cell office:value-type="date" office:date-value="2023-07-17">
            <text:p>17-07-2023</text:p>
          </table:table-cell>
          <table:table-cell office:value-type="string">
            <text:p>C</text:p>
          </table:table-cell>
          <table:table-cell office:value-type="string">
            <text:p>rif. Maranini</text:p>
          </table:table-cell>
          <table:table-cell office:value-type="string">
            <text:p>C3999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3">
            <text:p>583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t#2757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4">
            <text:p>584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T#2823</text:p>
          </table:table-cell>
          <table:table-cell office:value-type="string">
            <text:p>C3005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0">
            <text:p>5950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1">
            <text:p>5951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rif. ord. nr. 26</text:p>
          </table:table-cell>
          <table:table-cell office:value-type="string">
            <text:p>C312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2">
            <text:p>5952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3">
            <text:p>5953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89">
            <text:p>2489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rif. ord. 1/96572</text:p>
          </table:table-cell>
          <table:table-cell office:value-type="string">
            <text:p>C3073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0">
            <text:p>960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DDT 741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8">
            <text:p>1128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/>
          <table:table-cell office:value-type="string">
            <text:p>C40028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29">
            <text:p>1129</text:p>
          </table:table-cell>
          <table:table-cell office:value-type="date" office:date-value="2023-07-18">
            <text:p>18-07-2023</text:p>
          </table:table-cell>
          <table:table-cell office:value-type="string">
            <text:p>C</text:p>
          </table:table-cell>
          <table:table-cell office:value-type="string">
            <text:p>DDT 1/55</text:p>
          </table:table-cell>
          <table:table-cell office:value-type="string">
            <text:p>C40018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4">
            <text:p>5954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5">
            <text:p>5955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6">
            <text:p>5956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ns. prev. 974</text:p>
          </table:table-cell>
          <table:table-cell office:value-type="string">
            <text:p>C3201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7">
            <text:p>5957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8">
            <text:p>5958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rif. ord. visita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59">
            <text:p>5959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rif. ns. prev. 973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1">
            <text:p>2491</text:p>
          </table:table-cell>
          <table:table-cell office:value-type="date" office:date-value="2023-07-19">
            <text:p>19-07-2023</text:p>
          </table:table-cell>
          <table:table-cell office:value-type="string">
            <text:p>A</text:p>
          </table:table-cell>
          <table:table-cell office:value-type="string">
            <text:p>rif. cod. prod. 21238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1">
            <text:p>961</text:p>
          </table:table-cell>
          <table:table-cell office:value-type="date" office:date-value="2023-07-19">
            <text:p>19-07-2023</text:p>
          </table:table-cell>
          <table:table-cell office:value-type="string">
            <text:p>C</text:p>
          </table:table-cell>
          <table:table-cell office:value-type="string">
            <text:p>DDT 27/RF</text:p>
          </table:table-cell>
          <table:table-cell office:value-type="string">
            <text:p>C3168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5">
            <text:p>585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T#2828</text:p>
          </table:table-cell>
          <table:table-cell office:value-type="string">
            <text:p>C3076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6">
            <text:p>586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T#2827</text:p>
          </table:table-cell>
          <table:table-cell office:value-type="string">
            <text:p>C40003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7">
            <text:p>587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17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0">
            <text:p>5960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1">
            <text:p>5961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773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2">
            <text:p>2492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rif. ord 23 / 1559</text:p>
          </table:table-cell>
          <table:table-cell office:value-type="string">
            <text:p>C3107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3">
            <text:p>2493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rif. FRATELLI MARIANI SPA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4">
            <text:p>2494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ORD. 704</text:p>
          </table:table-cell>
          <table:table-cell office:value-type="string">
            <text:p>C3999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5">
            <text:p>2495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662/2023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8">
            <text:p>108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OA.196/23</text:p>
          </table:table-cell>
          <table:table-cell office:value-type="string">
            <text:p>C309174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0">
            <text:p>1130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DDT 2/239</text:p>
          </table:table-cell>
          <table:table-cell office:value-type="string">
            <text:p>C3079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89">
            <text:p>689</text:p>
          </table:table-cell>
          <table:table-cell office:value-type="date" office:date-value="2023-07-20">
            <text:p>20-07-2023</text:p>
          </table:table-cell>
          <table:table-cell office:value-type="string">
            <text:p>C</text:p>
          </table:table-cell>
          <table:table-cell office:value-type="string">
            <text:p>rif. email</text:p>
          </table:table-cell>
          <table:table-cell office:value-type="string">
            <text:p>C40032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2">
            <text:p>5962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rif. META HYDRAULIC</text:p>
          </table:table-cell>
          <table:table-cell office:value-type="string">
            <text:p>C31679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3">
            <text:p>5963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300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4">
            <text:p>5964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rif. ODA 23000064 JIL SAN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5">
            <text:p>5965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rif. ODA 23000064 JIL SAN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6">
            <text:p>5966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6">
            <text:p>2496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mail 21/07/23</text:p>
          </table:table-cell>
          <table:table-cell office:value-type="string">
            <text:p>C3201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2">
            <text:p>962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50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3">
            <text:p>963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F0000017</text:p>
          </table:table-cell>
          <table:table-cell office:value-type="string">
            <text:p>C39999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1">
            <text:p>1131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ddt 230106</text:p>
          </table:table-cell>
          <table:table-cell office:value-type="string">
            <text:p>C30775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2">
            <text:p>1132</text:p>
          </table:table-cell>
          <table:table-cell office:value-type="date" office:date-value="2023-07-21">
            <text:p>21-07-2023</text:p>
          </table:table-cell>
          <table:table-cell office:value-type="string">
            <text:p>C</text:p>
          </table:table-cell>
          <table:table-cell office:value-type="string">
            <text:p>DDT 442/23</text:p>
          </table:table-cell>
          <table:table-cell office:value-type="string">
            <text:p>C3200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8">
            <text:p>588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T#2833</text:p>
          </table:table-cell>
          <table:table-cell office:value-type="string">
            <text:p>C30189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89">
            <text:p>589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ACC. FERRARI</text:p>
          </table:table-cell>
          <table:table-cell office:value-type="string">
            <text:p>C31682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7">
            <text:p>5967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9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8">
            <text:p>5968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ORD. 294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69">
            <text:p>5969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rif. ord P/5705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0">
            <text:p>5970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8">
            <text:p>2498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499">
            <text:p>2499</text:p>
          </table:table-cell>
          <table:table-cell office:value-type="date" office:date-value="2023-07-24">
            <text:p>24-07-2023</text:p>
          </table:table-cell>
          <table:table-cell office:value-type="string">
            <text:p>C</text:p>
          </table:table-cell>
          <table:table-cell office:value-type="string">
            <text:p>230111</text:p>
          </table:table-cell>
          <table:table-cell office:value-type="string">
            <text:p>C3102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0">
            <text:p>2500</text:p>
          </table:table-cell>
          <table:table-cell office:value-type="date" office:date-value="2023-07-24">
            <text:p>24-07-2023</text:p>
          </table:table-cell>
          <table:table-cell office:value-type="string">
            <text:p>A</text:p>
          </table:table-cell>
          <table:table-cell office:value-type="string">
            <text:p>COD. 21072 rif. OP 23204500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1">
            <text:p>2501</text:p>
          </table:table-cell>
          <table:table-cell office:value-type="date" office:date-value="2023-07-24">
            <text:p>24-07-2023</text:p>
          </table:table-cell>
          <table:table-cell office:value-type="string">
            <text:p>A</text:p>
          </table:table-cell>
          <table:table-cell office:value-type="string">
            <text:p>ordine 2024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0">
            <text:p>590</text:p>
          </table:table-cell>
          <table:table-cell office:value-type="date" office:date-value="2023-07-25">
            <text:p>25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1">
            <text:p>5971</text:p>
          </table:table-cell>
          <table:table-cell office:value-type="date" office:date-value="2023-07-25">
            <text:p>25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2">
            <text:p>5972</text:p>
          </table:table-cell>
          <table:table-cell office:value-type="date" office:date-value="2023-07-25">
            <text:p>25-07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09">
            <text:p>109</text:p>
          </table:table-cell>
          <table:table-cell office:value-type="date" office:date-value="2023-07-25">
            <text:p>25-07-2023</text:p>
          </table:table-cell>
          <table:table-cell office:value-type="string">
            <text:p>A</text:p>
          </table:table-cell>
          <table:table-cell office:value-type="string">
            <text:p>375</text:p>
          </table:table-cell>
          <table:table-cell office:value-type="string">
            <text:p>C310241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1">
            <text:p>591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ACC. SUPPORTO</text:p>
          </table:table-cell>
          <table:table-cell office:value-type="string">
            <text:p>C40012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3">
            <text:p>5973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4">
            <text:p>5974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5">
            <text:p>5975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. ord. NICO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6">
            <text:p>5976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. ord. nr. 375</text:p>
          </table:table-cell>
          <table:table-cell office:value-type="string">
            <text:p>C31024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7">
            <text:p>5977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. ord. email/tel</text:p>
          </table:table-cell>
          <table:table-cell office:value-type="string">
            <text:p>C3999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8">
            <text:p>5978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ird. ord. 4500326462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79">
            <text:p>5979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. ord. 23001998</text:p>
          </table:table-cell>
          <table:table-cell office:value-type="string">
            <text:p>C31665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0">
            <text:p>5980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rif. pr. 984 ord FB2077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1">
            <text:p>5981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ns. prev. 986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2">
            <text:p>5982</text:p>
          </table:table-cell>
          <table:table-cell office:value-type="date" office:date-value="2023-07-26">
            <text:p>26-07-2023</text:p>
          </table:table-cell>
          <table:table-cell office:value-type="string">
            <text:p>C</text:p>
          </table:table-cell>
          <table:table-cell office:value-type="string">
            <text:p>ns. prev. 982</text:p>
          </table:table-cell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3">
            <text:p>5983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rif. pr. 988</text:p>
          </table:table-cell>
          <table:table-cell office:value-type="string">
            <text:p>C4000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4">
            <text:p>5984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rif. ord. 56/2023 VIGNOLI SRL</text:p>
          </table:table-cell>
          <table:table-cell office:value-type="string">
            <text:p>C4001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2">
            <text:p>2502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rf. or. 230861 DELTACALOR SRL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3">
            <text:p>2503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vs. ord. email</text:p>
          </table:table-cell>
          <table:table-cell office:value-type="string">
            <text:p>C3303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4">
            <text:p>2504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ord. COGEME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5">
            <text:p>2505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rif. Q/2285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0">
            <text:p>690</text:p>
          </table:table-cell>
          <table:table-cell office:value-type="date" office:date-value="2023-07-27">
            <text:p>27-07-2023</text:p>
          </table:table-cell>
          <table:table-cell office:value-type="string">
            <text:p>C</text:p>
          </table:table-cell>
          <table:table-cell office:value-type="string">
            <text:p>accordi Purinan</text:p>
          </table:table-cell>
          <table:table-cell office:value-type="string">
            <text:p>C32027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2">
            <text:p>592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T#2841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3">
            <text:p>593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6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4">
            <text:p>594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T#2840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5">
            <text:p>5985</text:p>
          </table:table-cell>
          <table:table-cell office:value-type="date" office:date-value="2023-07-28">
            <text:p>28-07-2023</text:p>
          </table:table-cell>
          <table:table-cell office:value-type="string">
            <text:p>A</text:p>
          </table:table-cell>
          <table:table-cell office:value-type="string">
            <text:p>NICO ord. 23000065 1a spediz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6">
            <text:p>5986</text:p>
          </table:table-cell>
          <table:table-cell office:value-type="date" office:date-value="2023-07-28">
            <text:p>28-07-2023</text:p>
          </table:table-cell>
          <table:table-cell office:value-type="string">
            <text:p>A</text:p>
          </table:table-cell>
          <table:table-cell office:value-type="string">
            <text:p>NICO ord. 23000065 2a spediz.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7">
            <text:p>5987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rif. pr. 992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8">
            <text:p>5988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prev. 987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89">
            <text:p>5989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0">
            <text:p>110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Email Andrea Serafini</text:p>
          </table:table-cell>
          <table:table-cell office:value-type="string">
            <text:p>C39993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4">
            <text:p>964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T#2838</text:p>
          </table:table-cell>
          <table:table-cell office:value-type="string">
            <text:p>C33015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5">
            <text:p>965</text:p>
          </table:table-cell>
          <table:table-cell office:value-type="date" office:date-value="2023-07-28">
            <text:p>28-07-2023</text:p>
          </table:table-cell>
          <table:table-cell office:value-type="string">
            <text:p>C</text:p>
          </table:table-cell>
          <table:table-cell office:value-type="string">
            <text:p>t#2829</text:p>
          </table:table-cell>
          <table:table-cell office:value-type="string">
            <text:p>C30037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5">
            <text:p>595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T#2844</text:p>
          </table:table-cell>
          <table:table-cell office:value-type="string">
            <text:p>C31187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6">
            <text:p>596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T#2832</text:p>
          </table:table-cell>
          <table:table-cell office:value-type="string">
            <text:p>C31640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7">
            <text:p>597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T#2845-46</text:p>
          </table:table-cell>
          <table:table-cell office:value-type="string">
            <text:p>C40003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8">
            <text:p>598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5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0">
            <text:p>5990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4002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1">
            <text:p>5991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2">
            <text:p>5992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OF23/000745 PRIMADONNA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3">
            <text:p>5993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ord. 220 e ord. 228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4">
            <text:p>5994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5">
            <text:p>5995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P.O. n.4600250572</text:p>
          </table:table-cell>
          <table:table-cell office:value-type="string">
            <text:p>C4003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6">
            <text:p>2506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PO-L23-01429</text:p>
          </table:table-cell>
          <table:table-cell office:value-type="string">
            <text:p>C4001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3">
            <text:p>1133</text:p>
          </table:table-cell>
          <table:table-cell office:value-type="date" office:date-value="2023-07-31">
            <text:p>31-07-2023</text:p>
          </table:table-cell>
          <table:table-cell office:value-type="string">
            <text:p>C</text:p>
          </table:table-cell>
          <table:table-cell office:value-type="string">
            <text:p>T#2770</text:p>
          </table:table-cell>
          <table:table-cell office:value-type="string">
            <text:p>C31167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6">
            <text:p>5996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vs.ord. email</text:p>
          </table:table-cell>
          <table:table-cell office:value-type="string">
            <text:p>C3079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7">
            <text:p>5997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8">
            <text:p>5998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ord. RISTORANTE MOJO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5999">
            <text:p>5999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1">
            <text:p>111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153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6">
            <text:p>966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t#2802</text:p>
          </table:table-cell>
          <table:table-cell office:value-type="string">
            <text:p>C3100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1">
            <text:p>691</text:p>
          </table:table-cell>
          <table:table-cell office:value-type="date" office:date-value="2023-08-01">
            <text:p>01-08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599">
            <text:p>599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T#2849</text:p>
          </table:table-cell>
          <table:table-cell office:value-type="string">
            <text:p>C31665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0">
            <text:p>600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T#2850-51-52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1">
            <text:p>601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T#2853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2">
            <text:p>602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T#2854</text:p>
          </table:table-cell>
          <table:table-cell office:value-type="string">
            <text:p>C3101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0">
            <text:p>6000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02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1">
            <text:p>6001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F/398 POLCART SPA ns prv 874</text:p>
          </table:table-cell>
          <table:table-cell office:value-type="string">
            <text:p>C4003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2">
            <text:p>6002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prev. 993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3">
            <text:p>6003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ord. emal</text:p>
          </table:table-cell>
          <table:table-cell office:value-type="string">
            <text:p>C400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4">
            <text:p>6004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ord. FEC/07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7">
            <text:p>2507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rif. ord. 4500026862</text:p>
          </table:table-cell>
          <table:table-cell office:value-type="string">
            <text:p>C3303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7">
            <text:p>967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t#2729</text:p>
          </table:table-cell>
          <table:table-cell office:value-type="string">
            <text:p>C31602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4">
            <text:p>1134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9996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5">
            <text:p>1135</text:p>
          </table:table-cell>
          <table:table-cell office:value-type="date" office:date-value="2023-08-02">
            <text:p>02-08-2023</text:p>
          </table:table-cell>
          <table:table-cell office:value-type="string">
            <text:p>C</text:p>
          </table:table-cell>
          <table:table-cell office:value-type="string">
            <text:p>T#2815-16</text:p>
          </table:table-cell>
          <table:table-cell office:value-type="string">
            <text:p>C300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3">
            <text:p>603</text:p>
          </table:table-cell>
          <table:table-cell office:value-type="date" office:date-value="2023-08-03">
            <text:p>03-08-2023</text:p>
          </table:table-cell>
          <table:table-cell office:value-type="string">
            <text:p>C</text:p>
          </table:table-cell>
          <table:table-cell office:value-type="string">
            <text:p>T#2855</text:p>
          </table:table-cell>
          <table:table-cell office:value-type="string">
            <text:p>C30396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5">
            <text:p>6005</text:p>
          </table:table-cell>
          <table:table-cell office:value-type="date" office:date-value="2023-08-03">
            <text:p>03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67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6">
            <text:p>6006</text:p>
          </table:table-cell>
          <table:table-cell office:value-type="date" office:date-value="2023-08-03">
            <text:p>03-08-2023</text:p>
          </table:table-cell>
          <table:table-cell office:value-type="string">
            <text:p>C</text:p>
          </table:table-cell>
          <table:table-cell office:value-type="string">
            <text:p>prev. 996</text:p>
          </table:table-cell>
          <table:table-cell office:value-type="string">
            <text:p>C3165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2">
            <text:p>112</text:p>
          </table:table-cell>
          <table:table-cell office:value-type="date" office:date-value="2023-08-03">
            <text:p>03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1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8">
            <text:p>968</text:p>
          </table:table-cell>
          <table:table-cell office:value-type="date" office:date-value="2023-08-03">
            <text:p>03-08-2023</text:p>
          </table:table-cell>
          <table:table-cell office:value-type="string">
            <text:p>C</text:p>
          </table:table-cell>
          <table:table-cell office:value-type="string">
            <text:p>t#2568</text:p>
          </table:table-cell>
          <table:table-cell office:value-type="string">
            <text:p>C40032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2">
            <text:p>692</text:p>
          </table:table-cell>
          <table:table-cell office:value-type="date" office:date-value="2023-08-03">
            <text:p>03-08-2023</text:p>
          </table:table-cell>
          <table:table-cell office:value-type="string">
            <text:p>C</text:p>
          </table:table-cell>
          <table:table-cell/>
          <table:table-cell office:value-type="string">
            <text:p>C31629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4">
            <text:p>604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TICKET SWAP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5">
            <text:p>605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Email</text:p>
          </table:table-cell>
          <table:table-cell office:value-type="string">
            <text:p>C40025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6">
            <text:p>606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SWAP MAIL</text:p>
          </table:table-cell>
          <table:table-cell office:value-type="string">
            <text:p>C39996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7">
            <text:p>6007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09">
            <text:p>6009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0">
            <text:p>6010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rif. V/632</text:p>
          </table:table-cell>
          <table:table-cell office:value-type="string">
            <text:p>C4002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1">
            <text:p>6011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rif. 4500327594/NO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2">
            <text:p>6012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3">
            <text:p>6013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#PO-L23-01496</text:p>
          </table:table-cell>
          <table:table-cell office:value-type="string">
            <text:p>C4001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4">
            <text:p>6014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3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5">
            <text:p>6015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2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8">
            <text:p>2508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ord. 23/00172</text:p>
          </table:table-cell>
          <table:table-cell office:value-type="string">
            <text:p>C4002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6">
            <text:p>1136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T#2837</text:p>
          </table:table-cell>
          <table:table-cell office:value-type="string">
            <text:p>C40017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7">
            <text:p>1137</text:p>
          </table:table-cell>
          <table:table-cell office:value-type="date" office:date-value="2023-08-04">
            <text:p>04-08-2023</text:p>
          </table:table-cell>
          <table:table-cell office:value-type="string">
            <text:p>C</text:p>
          </table:table-cell>
          <table:table-cell office:value-type="string">
            <text:p>T#2856</text:p>
          </table:table-cell>
          <table:table-cell office:value-type="string">
            <text:p>C31010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6">
            <text:p>6016</text:p>
          </table:table-cell>
          <table:table-cell office:value-type="date" office:date-value="2023-08-08">
            <text:p>08-08-2023</text:p>
          </table:table-cell>
          <table:table-cell office:value-type="string">
            <text:p>C</text:p>
          </table:table-cell>
          <table:table-cell office:value-type="string">
            <text:p>Mail Franceschini Marco</text:p>
          </table:table-cell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3">
            <text:p>113</text:p>
          </table:table-cell>
          <table:table-cell office:value-type="date" office:date-value="2023-08-08">
            <text:p>08-08-2023</text:p>
          </table:table-cell>
          <table:table-cell office:value-type="string">
            <text:p>C</text:p>
          </table:table-cell>
          <table:table-cell office:value-type="string">
            <text:p>Mail Franceschini Marco</text:p>
          </table:table-cell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7">
            <text:p>6017</text:p>
          </table:table-cell>
          <table:table-cell office:value-type="date" office:date-value="2023-08-10">
            <text:p>10-08-2023</text:p>
          </table:table-cell>
          <table:table-cell office:value-type="string">
            <text:p>C</text:p>
          </table:table-cell>
          <table:table-cell office:value-type="string">
            <text:p>Ordine e-mail</text:p>
          </table:table-cell>
          <table:table-cell office:value-type="string">
            <text:p>C4003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8">
            <text:p>6018</text:p>
          </table:table-cell>
          <table:table-cell office:value-type="date" office:date-value="2023-08-10">
            <text:p>10-08-2023</text:p>
          </table:table-cell>
          <table:table-cell office:value-type="string">
            <text:p>C</text:p>
          </table:table-cell>
          <table:table-cell office:value-type="string">
            <text:p>Ordine e-mail</text:p>
          </table:table-cell>
          <table:table-cell office:value-type="string">
            <text:p>C4001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7">
            <text:p>607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 office:value-type="string">
            <text:p>T2866</text:p>
          </table:table-cell>
          <table:table-cell office:value-type="string">
            <text:p>C3101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8">
            <text:p>608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 office:value-type="string">
            <text:p>t2842</text:p>
          </table:table-cell>
          <table:table-cell office:value-type="string">
            <text:p>C3006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19">
            <text:p>6019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0">
            <text:p>6020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 office:value-type="string">
            <text:p>692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1">
            <text:p>6021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/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09">
            <text:p>2509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/>
          <table:table-cell office:value-type="string">
            <text:p>C3109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0">
            <text:p>2510</text:p>
          </table:table-cell>
          <table:table-cell office:value-type="date" office:date-value="2023-08-21">
            <text:p>21-08-2023</text:p>
          </table:table-cell>
          <table:table-cell office:value-type="string">
            <text:p>C</text:p>
          </table:table-cell>
          <table:table-cell/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09">
            <text:p>609</text:p>
          </table:table-cell>
          <table:table-cell office:value-type="date" office:date-value="2023-08-22">
            <text:p>22-08-2023</text:p>
          </table:table-cell>
          <table:table-cell office:value-type="string">
            <text:p>C</text:p>
          </table:table-cell>
          <table:table-cell office:value-type="string">
            <text:p>t#2865</text:p>
          </table:table-cell>
          <table:table-cell office:value-type="string">
            <text:p>C31044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3">
            <text:p>6023</text:p>
          </table:table-cell>
          <table:table-cell office:value-type="date" office:date-value="2023-08-22">
            <text:p>22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7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4">
            <text:p>114</text:p>
          </table:table-cell>
          <table:table-cell office:value-type="date" office:date-value="2023-08-22">
            <text:p>22-08-2023</text:p>
          </table:table-cell>
          <table:table-cell office:value-type="string">
            <text:p>C</text:p>
          </table:table-cell>
          <table:table-cell office:value-type="string">
            <text:p>1/96889</text:p>
          </table:table-cell>
          <table:table-cell office:value-type="string">
            <text:p>C307386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8">
            <text:p>1138</text:p>
          </table:table-cell>
          <table:table-cell office:value-type="date" office:date-value="2023-08-22">
            <text:p>22-08-2023</text:p>
          </table:table-cell>
          <table:table-cell office:value-type="string">
            <text:p>C</text:p>
          </table:table-cell>
          <table:table-cell office:value-type="string">
            <text:p>T#2834</text:p>
          </table:table-cell>
          <table:table-cell office:value-type="string">
            <text:p>C3166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3">
            <text:p>693</text:p>
          </table:table-cell>
          <table:table-cell office:value-type="date" office:date-value="2023-08-22">
            <text:p>22-08-2023</text:p>
          </table:table-cell>
          <table:table-cell office:value-type="string">
            <text:p>C</text:p>
          </table:table-cell>
          <table:table-cell/>
          <table:table-cell office:value-type="string">
            <text:p>C31689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4">
            <text:p>6024</text:p>
          </table:table-cell>
          <table:table-cell office:value-type="date" office:date-value="2023-08-23">
            <text:p>23-08-2023</text:p>
          </table:table-cell>
          <table:table-cell office:value-type="string">
            <text:p>C</text:p>
          </table:table-cell>
          <table:table-cell office:value-type="string">
            <text:p>a39879</text:p>
          </table:table-cell>
          <table:table-cell office:value-type="string">
            <text:p>C3167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1">
            <text:p>2511</text:p>
          </table:table-cell>
          <table:table-cell office:value-type="date" office:date-value="2023-08-23">
            <text:p>23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3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4">
            <text:p>694</text:p>
          </table:table-cell>
          <table:table-cell office:value-type="date" office:date-value="2023-08-23">
            <text:p>23-08-2023</text:p>
          </table:table-cell>
          <table:table-cell office:value-type="string">
            <text:p>C</text:p>
          </table:table-cell>
          <table:table-cell/>
          <table:table-cell office:value-type="string">
            <text:p>C4000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0">
            <text:p>610</text:p>
          </table:table-cell>
          <table:table-cell office:value-type="date" office:date-value="2023-08-24">
            <text:p>24-08-2023</text:p>
          </table:table-cell>
          <table:table-cell office:value-type="string">
            <text:p>C</text:p>
          </table:table-cell>
          <table:table-cell office:value-type="string">
            <text:p>T2870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1">
            <text:p>611</text:p>
          </table:table-cell>
          <table:table-cell office:value-type="date" office:date-value="2023-08-24">
            <text:p>24-08-2023</text:p>
          </table:table-cell>
          <table:table-cell office:value-type="string">
            <text:p>C</text:p>
          </table:table-cell>
          <table:table-cell office:value-type="string">
            <text:p>T#2870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2">
            <text:p>612</text:p>
          </table:table-cell>
          <table:table-cell office:value-type="date" office:date-value="2023-08-24">
            <text:p>24-08-2023</text:p>
          </table:table-cell>
          <table:table-cell office:value-type="string">
            <text:p>C</text:p>
          </table:table-cell>
          <table:table-cell office:value-type="string">
            <text:p>T#2868</text:p>
          </table:table-cell>
          <table:table-cell office:value-type="string">
            <text:p>C40028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5">
            <text:p>6025</text:p>
          </table:table-cell>
          <table:table-cell office:value-type="date" office:date-value="2023-08-24">
            <text:p>24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3">
            <text:p>613</text:p>
          </table:table-cell>
          <table:table-cell office:value-type="date" office:date-value="2023-08-25">
            <text:p>25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2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6">
            <text:p>6026</text:p>
          </table:table-cell>
          <table:table-cell office:value-type="date" office:date-value="2023-08-25">
            <text:p>25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4">
            <text:p>614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T#2873</text:p>
          </table:table-cell>
          <table:table-cell office:value-type="string">
            <text:p>C3076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5">
            <text:p>615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t#2875</text:p>
          </table:table-cell>
          <table:table-cell office:value-type="string">
            <text:p>C31665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6">
            <text:p>616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01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7">
            <text:p>6027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rif. ord. 3575</text:p>
          </table:table-cell>
          <table:table-cell office:value-type="string">
            <text:p>C4002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2">
            <text:p>2512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rif. ord. acq. nr. P00018</text:p>
          </table:table-cell>
          <table:table-cell office:value-type="string">
            <text:p>C3092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3">
            <text:p>2513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rif accordi Cuzzi</text:p>
          </table:table-cell>
          <table:table-cell office:value-type="string">
            <text:p>C3007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4">
            <text:p>2514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rif. ns. DDT613 V/646</text:p>
          </table:table-cell>
          <table:table-cell office:value-type="string">
            <text:p>C40028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5">
            <text:p>115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T#2823</text:p>
          </table:table-cell>
          <table:table-cell office:value-type="string">
            <text:p>C30054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69">
            <text:p>969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or/1.133</text:p>
          </table:table-cell>
          <table:table-cell office:value-type="string">
            <text:p>C30181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39">
            <text:p>1139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t#2867</text:p>
          </table:table-cell>
          <table:table-cell office:value-type="string">
            <text:p>C3079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5">
            <text:p>695</text:p>
          </table:table-cell>
          <table:table-cell office:value-type="date" office:date-value="2023-08-28">
            <text:p>28-08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40021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7">
            <text:p>617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T2878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8">
            <text:p>6028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rif. SEDE TASTIERE MOUSE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29">
            <text:p>6029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rif. FIDENZA CASSETTI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0">
            <text:p>6030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rif. CARTHUSIA</text:p>
          </table:table-cell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1">
            <text:p>6031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rif ord email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5">
            <text:p>2515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rif. ord. 6000037339</text:p>
          </table:table-cell>
          <table:table-cell office:value-type="string">
            <text:p>C4003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0">
            <text:p>1140</text:p>
          </table:table-cell>
          <table:table-cell office:value-type="date" office:date-value="2023-08-29">
            <text:p>29-08-2023</text:p>
          </table:table-cell>
          <table:table-cell office:value-type="string">
            <text:p>C</text:p>
          </table:table-cell>
          <table:table-cell office:value-type="string">
            <text:p>T#2822</text:p>
          </table:table-cell>
          <table:table-cell office:value-type="string">
            <text:p>C3200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8">
            <text:p>618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T#2879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2">
            <text:p>6032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3">
            <text:p>6033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4">
            <text:p>6034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6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5">
            <text:p>6035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6">
            <text:p>6036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prev. 978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6">
            <text:p>116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MAIL RAHO</text:p>
          </table:table-cell>
          <table:table-cell office:value-type="string">
            <text:p>C400329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1">
            <text:p>1141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T#2675</text:p>
          </table:table-cell>
          <table:table-cell office:value-type="string">
            <text:p>C40032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2">
            <text:p>1142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T#2869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3">
            <text:p>1143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T#2728</text:p>
          </table:table-cell>
          <table:table-cell office:value-type="string">
            <text:p>C31602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4">
            <text:p>1144</text:p>
          </table:table-cell>
          <table:table-cell office:value-type="date" office:date-value="2023-08-30">
            <text:p>30-08-2023</text:p>
          </table:table-cell>
          <table:table-cell office:value-type="string">
            <text:p>C</text:p>
          </table:table-cell>
          <table:table-cell office:value-type="string">
            <text:p>T#2864</text:p>
          </table:table-cell>
          <table:table-cell office:value-type="string">
            <text:p>C31667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19">
            <text:p>619</text:p>
          </table:table-cell>
          <table:table-cell office:value-type="date" office:date-value="2023-08-31">
            <text:p>31-08-2023</text:p>
          </table:table-cell>
          <table:table-cell office:value-type="string">
            <text:p>C</text:p>
          </table:table-cell>
          <table:table-cell office:value-type="string">
            <text:p>t#2880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7">
            <text:p>6037</text:p>
          </table:table-cell>
          <table:table-cell office:value-type="date" office:date-value="2023-08-31">
            <text:p>31-08-2023</text:p>
          </table:table-cell>
          <table:table-cell office:value-type="string">
            <text:p>C</text:p>
          </table:table-cell>
          <table:table-cell office:value-type="string">
            <text:p>rif. ord. 230906 SAATI SpA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8">
            <text:p>6038</text:p>
          </table:table-cell>
          <table:table-cell office:value-type="date" office:date-value="2023-08-31">
            <text:p>31-08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2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39">
            <text:p>6039</text:p>
          </table:table-cell>
          <table:table-cell office:value-type="date" office:date-value="2023-08-31">
            <text:p>31-08-2023</text:p>
          </table:table-cell>
          <table:table-cell office:value-type="string">
            <text:p>C</text:p>
          </table:table-cell>
          <table:table-cell office:value-type="string">
            <text:p>rif. ord. 320 - MONDIAL COLOR</text:p>
          </table:table-cell>
          <table:table-cell office:value-type="string">
            <text:p>C3202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0">
            <text:p>6040</text:p>
          </table:table-cell>
          <table:table-cell office:value-type="date" office:date-value="2023-08-31">
            <text:p>31-08-2023</text:p>
          </table:table-cell>
          <table:table-cell office:value-type="string">
            <text:p>C</text:p>
          </table:table-cell>
          <table:table-cell office:value-type="string">
            <text:p>4500329915/NO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0">
            <text:p>970</text:p>
          </table:table-cell>
          <table:table-cell office:value-type="date" office:date-value="2023-08-31">
            <text:p>31-08-2023</text:p>
          </table:table-cell>
          <table:table-cell office:value-type="string">
            <text:p>C</text:p>
          </table:table-cell>
          <table:table-cell/>
          <table:table-cell office:value-type="string">
            <text:p>C31208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1">
            <text:p>6041</text:p>
          </table:table-cell>
          <table:table-cell office:value-type="date" office:date-value="2023-09-01">
            <text:p>01-09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6">
            <text:p>2516</text:p>
          </table:table-cell>
          <table:table-cell office:value-type="date" office:date-value="2023-09-01">
            <text:p>01-09-2023</text:p>
          </table:table-cell>
          <table:table-cell office:value-type="string">
            <text:p>A</text:p>
          </table:table-cell>
          <table:table-cell office:value-type="string">
            <text:p>ord. emil</text:p>
          </table:table-cell>
          <table:table-cell office:value-type="string">
            <text:p>C3302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7">
            <text:p>2517</text:p>
          </table:table-cell>
          <table:table-cell office:value-type="date" office:date-value="2023-09-01">
            <text:p>01-09-2023</text:p>
          </table:table-cell>
          <table:table-cell office:value-type="string">
            <text:p>C</text:p>
          </table:table-cell>
          <table:table-cell office:value-type="string">
            <text:p>rif. ord. 7787</text:p>
          </table:table-cell>
          <table:table-cell office:value-type="string">
            <text:p>C30920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0">
            <text:p>620</text:p>
          </table:table-cell>
          <table:table-cell office:value-type="date" office:date-value="2023-09-04">
            <text:p>04-09-2023</text:p>
          </table:table-cell>
          <table:table-cell office:value-type="string">
            <text:p>C</text:p>
          </table:table-cell>
          <table:table-cell office:value-type="string">
            <text:p>T#2887</text:p>
          </table:table-cell>
          <table:table-cell office:value-type="string">
            <text:p>C32009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1">
            <text:p>621</text:p>
          </table:table-cell>
          <table:table-cell office:value-type="date" office:date-value="2023-09-04">
            <text:p>04-09-2023</text:p>
          </table:table-cell>
          <table:table-cell office:value-type="string">
            <text:p>C</text:p>
          </table:table-cell>
          <table:table-cell office:value-type="string">
            <text:p>T#2888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2">
            <text:p>6042</text:p>
          </table:table-cell>
          <table:table-cell office:value-type="date" office:date-value="2023-09-04">
            <text:p>04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7">
            <text:p>117</text:p>
          </table:table-cell>
          <table:table-cell office:value-type="date" office:date-value="2023-09-04">
            <text:p>04-09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500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4">
            <text:p>6044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ord. 672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5">
            <text:p>6045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7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6">
            <text:p>6046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3003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7">
            <text:p>6047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prev. 00000984</text:p>
          </table:table-cell>
          <table:table-cell office:value-type="string">
            <text:p>C39996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8">
            <text:p>6048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rif. BAR ESSENZA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49">
            <text:p>6049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8">
            <text:p>2518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19">
            <text:p>2519</text:p>
          </table:table-cell>
          <table:table-cell office:value-type="date" office:date-value="2023-09-05">
            <text:p>05-09-2023</text:p>
          </table:table-cell>
          <table:table-cell office:value-type="string">
            <text:p>A</text:p>
          </table:table-cell>
          <table:table-cell office:value-type="string">
            <text:p>331 del 01/09/23 - TTM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0">
            <text:p>2520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054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6">
            <text:p>696</text:p>
          </table:table-cell>
          <table:table-cell office:value-type="date" office:date-value="2023-09-05">
            <text:p>05-09-2023</text:p>
          </table:table-cell>
          <table:table-cell office:value-type="string">
            <text:p>C</text:p>
          </table:table-cell>
          <table:table-cell office:value-type="string">
            <text:p>accordi Verità</text:p>
          </table:table-cell>
          <table:table-cell office:value-type="string">
            <text:p>C40019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2">
            <text:p>622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TK#2892</text:p>
          </table:table-cell>
          <table:table-cell office:value-type="string">
            <text:p>C31684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3">
            <text:p>623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T#2899</text:p>
          </table:table-cell>
          <table:table-cell office:value-type="string">
            <text:p>C39996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4">
            <text:p>624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T#2900</text:p>
          </table:table-cell>
          <table:table-cell office:value-type="string">
            <text:p>C39996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0">
            <text:p>6050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ns. prev. 1014</text:p>
          </table:table-cell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1">
            <text:p>6051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rif. ord. 06/09</text:p>
          </table:table-cell>
          <table:table-cell office:value-type="string">
            <text:p>C4003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2">
            <text:p>6052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rif. of 23000529 - F.C.F.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3">
            <text:p>6053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4">
            <text:p>6054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5">
            <text:p>6055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ord. tel.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6">
            <text:p>6056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3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7">
            <text:p>6057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5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8">
            <text:p>6058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ORD EMAIL</text:p>
          </table:table-cell>
          <table:table-cell office:value-type="string">
            <text:p>C3075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1">
            <text:p>2521</text:p>
          </table:table-cell>
          <table:table-cell office:value-type="date" office:date-value="2023-09-06">
            <text:p>06-09-2023</text:p>
          </table:table-cell>
          <table:table-cell office:value-type="string">
            <text:p>A</text:p>
          </table:table-cell>
          <table:table-cell office:value-type="string">
            <text:p>s.a. 5500004815</text:p>
          </table:table-cell>
          <table:table-cell office:value-type="string">
            <text:p>C316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2">
            <text:p>2522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4500027165</text:p>
          </table:table-cell>
          <table:table-cell office:value-type="string">
            <text:p>C3303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3">
            <text:p>2523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rif. ord. 911/C</text:p>
          </table:table-cell>
          <table:table-cell office:value-type="string">
            <text:p>C3201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8">
            <text:p>118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TK #2901</text:p>
          </table:table-cell>
          <table:table-cell office:value-type="string">
            <text:p>C31670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1">
            <text:p>971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T#2874</text:p>
          </table:table-cell>
          <table:table-cell office:value-type="string">
            <text:p>C31026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5">
            <text:p>1145</text:p>
          </table:table-cell>
          <table:table-cell office:value-type="date" office:date-value="2023-09-06">
            <text:p>06-09-2023</text:p>
          </table:table-cell>
          <table:table-cell office:value-type="string">
            <text:p>C</text:p>
          </table:table-cell>
          <table:table-cell office:value-type="string">
            <text:p>T#2836</text:p>
          </table:table-cell>
          <table:table-cell office:value-type="string">
            <text:p>C30181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5">
            <text:p>625</text:p>
          </table:table-cell>
          <table:table-cell office:value-type="date" office:date-value="2023-09-07">
            <text:p>07-09-2023</text:p>
          </table:table-cell>
          <table:table-cell office:value-type="string">
            <text:p>C</text:p>
          </table:table-cell>
          <table:table-cell office:value-type="string">
            <text:p>T#2905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59">
            <text:p>6059</text:p>
          </table:table-cell>
          <table:table-cell office:value-type="date" office:date-value="2023-09-07">
            <text:p>07-09-2023</text:p>
          </table:table-cell>
          <table:table-cell office:value-type="string">
            <text:p>A</text:p>
          </table:table-cell>
          <table:table-cell office:value-type="string">
            <text:p>rif. ord. email</text:p>
          </table:table-cell>
          <table:table-cell office:value-type="string">
            <text:p>C31023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0">
            <text:p>6060</text:p>
          </table:table-cell>
          <table:table-cell office:value-type="date" office:date-value="2023-09-07">
            <text:p>07-09-2023</text:p>
          </table:table-cell>
          <table:table-cell office:value-type="string">
            <text:p>C</text:p>
          </table:table-cell>
          <table:table-cell office:value-type="string">
            <text:p>ord. tel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1">
            <text:p>6061</text:p>
          </table:table-cell>
          <table:table-cell office:value-type="date" office:date-value="2023-09-07">
            <text:p>07-09-2023</text:p>
          </table:table-cell>
          <table:table-cell office:value-type="string">
            <text:p>C</text:p>
          </table:table-cell>
          <table:table-cell office:value-type="string">
            <text:p>rif. ord email</text:p>
          </table:table-cell>
          <table:table-cell office:value-type="string">
            <text:p>C300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2">
            <text:p>6062</text:p>
          </table:table-cell>
          <table:table-cell office:value-type="date" office:date-value="2023-09-07">
            <text:p>07-09-2023</text:p>
          </table:table-cell>
          <table:table-cell office:value-type="string">
            <text:p>C</text:p>
          </table:table-cell>
          <table:table-cell office:value-type="string">
            <text:p>rif. MERLATA BLOOM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3">
            <text:p>6063</text:p>
          </table:table-cell>
          <table:table-cell office:value-type="date" office:date-value="2023-09-07">
            <text:p>07-09-2023</text:p>
          </table:table-cell>
          <table:table-cell office:value-type="string">
            <text:p>A</text:p>
          </table:table-cell>
          <table:table-cell office:value-type="string">
            <text:p>rif. TERMINAL NORD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4">
            <text:p>6064</text:p>
          </table:table-cell>
          <table:table-cell office:value-type="date" office:date-value="2023-09-07">
            <text:p>07-09-2023</text:p>
          </table:table-cell>
          <table:table-cell office:value-type="string">
            <text:p>A</text:p>
          </table:table-cell>
          <table:table-cell office:value-type="string">
            <text:p>rif. PALMANOVA OUTLET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5">
            <text:p>6065</text:p>
          </table:table-cell>
          <table:table-cell office:value-type="date" office:date-value="2023-09-07">
            <text:p>07-09-2023</text:p>
          </table:table-cell>
          <table:table-cell office:value-type="string">
            <text:p>A</text:p>
          </table:table-cell>
          <table:table-cell office:value-type="string">
            <text:p>rif. PDV DA COMUNICARE</text:p>
          </table:table-cell>
          <table:table-cell office:value-type="string">
            <text:p>C40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6">
            <text:p>6066</text:p>
          </table:table-cell>
          <table:table-cell office:value-type="date" office:date-value="2023-09-07">
            <text:p>07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6">
            <text:p>1146</text:p>
          </table:table-cell>
          <table:table-cell office:value-type="date" office:date-value="2023-09-07">
            <text:p>07-09-2023</text:p>
          </table:table-cell>
          <table:table-cell office:value-type="string">
            <text:p>C</text:p>
          </table:table-cell>
          <table:table-cell office:value-type="string">
            <text:p>T#2876</text:p>
          </table:table-cell>
          <table:table-cell office:value-type="string">
            <text:p>C40008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7">
            <text:p>6067</text:p>
          </table:table-cell>
          <table:table-cell office:value-type="date" office:date-value="2023-09-08">
            <text:p>08-09-2023</text:p>
          </table:table-cell>
          <table:table-cell office:value-type="string">
            <text:p>C</text:p>
          </table:table-cell>
          <table:table-cell office:value-type="string">
            <text:p>ri. ord. 3000117845</text:p>
          </table:table-cell>
          <table:table-cell office:value-type="string">
            <text:p>C30998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8">
            <text:p>6068</text:p>
          </table:table-cell>
          <table:table-cell office:value-type="date" office:date-value="2023-09-08">
            <text:p>08-09-2023</text:p>
          </table:table-cell>
          <table:table-cell office:value-type="string">
            <text:p>C</text:p>
          </table:table-cell>
          <table:table-cell office:value-type="string">
            <text:p>ord. n. 230011</text:p>
          </table:table-cell>
          <table:table-cell office:value-type="string">
            <text:p>C33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7">
            <text:p>1147</text:p>
          </table:table-cell>
          <table:table-cell office:value-type="date" office:date-value="2023-09-08">
            <text:p>08-09-2023</text:p>
          </table:table-cell>
          <table:table-cell office:value-type="string">
            <text:p>C</text:p>
          </table:table-cell>
          <table:table-cell office:value-type="string">
            <text:p>t#2890</text:p>
          </table:table-cell>
          <table:table-cell office:value-type="string">
            <text:p>C30794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7">
            <text:p>697</text:p>
          </table:table-cell>
          <table:table-cell office:value-type="date" office:date-value="2023-09-08">
            <text:p>08-09-2023</text:p>
          </table:table-cell>
          <table:table-cell office:value-type="string">
            <text:p>C</text:p>
          </table:table-cell>
          <table:table-cell office:value-type="string">
            <text:p>rif. fiera CIBUS TEC</text:p>
          </table:table-cell>
          <table:table-cell office:value-type="string">
            <text:p>C33022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699">
            <text:p>699</text:p>
          </table:table-cell>
          <table:table-cell office:value-type="date" office:date-value="2023-09-08">
            <text:p>08-09-2023</text:p>
          </table:table-cell>
          <table:table-cell office:value-type="string">
            <text:p>C</text:p>
          </table:table-cell>
          <table:table-cell office:value-type="string">
            <text:p>rif. Scaramuzza</text:p>
          </table:table-cell>
          <table:table-cell office:value-type="string">
            <text:p>C316598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6">
            <text:p>626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swap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69">
            <text:p>6069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42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0">
            <text:p>6070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rif. ord. 507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1">
            <text:p>6071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rif. ord. 309/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2">
            <text:p>6072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rif. ord. 310/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3">
            <text:p>6073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ord. 258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19">
            <text:p>119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0011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2">
            <text:p>972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T#2847</text:p>
          </table:table-cell>
          <table:table-cell office:value-type="string">
            <text:p>C30920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0">
            <text:p>700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 office:value-type="string">
            <text:p>rif. fiera Agrogepaciok nov23</text:p>
          </table:table-cell>
          <table:table-cell office:value-type="string">
            <text:p>C40003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1">
            <text:p>701</text:p>
          </table:table-cell>
          <table:table-cell office:value-type="date" office:date-value="2023-09-11">
            <text:p>11-09-2023</text:p>
          </table:table-cell>
          <table:table-cell office:value-type="string">
            <text:p>C</text:p>
          </table:table-cell>
          <table:table-cell/>
          <table:table-cell office:value-type="string">
            <text:p>C4003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7">
            <text:p>627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T#2913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8">
            <text:p>628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T#2842</text:p>
          </table:table-cell>
          <table:table-cell office:value-type="string">
            <text:p>C30066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4">
            <text:p>6074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999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5">
            <text:p>6075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6">
            <text:p>6076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vs. ord. n.2826</text:p>
          </table:table-cell>
          <table:table-cell office:value-type="string">
            <text:p>C4000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7">
            <text:p>6077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4">
            <text:p>2524</text:p>
          </table:table-cell>
          <table:table-cell office:value-type="date" office:date-value="2023-09-12">
            <text:p>12-09-2023</text:p>
          </table:table-cell>
          <table:table-cell office:value-type="string">
            <text:p>C</text:p>
          </table:table-cell>
          <table:table-cell office:value-type="string">
            <text:p>rif. ord. P03801</text:p>
          </table:table-cell>
          <table:table-cell office:value-type="string">
            <text:p>C3134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8">
            <text:p>6078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ord. 259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79">
            <text:p>6079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ORD EMAIL</text:p>
          </table:table-cell>
          <table:table-cell office:value-type="string">
            <text:p>C302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0">
            <text:p>6080</text:p>
          </table:table-cell>
          <table:table-cell office:value-type="date" office:date-value="2023-09-13">
            <text:p>13-09-2023</text:p>
          </table:table-cell>
          <table:table-cell office:value-type="string">
            <text:p>A</text:p>
          </table:table-cell>
          <table:table-cell office:value-type="string">
            <text:p>ord. <text:s/>4500331171/NO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5">
            <text:p>2525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rif. ord. 99433774</text:p>
          </table:table-cell>
          <table:table-cell office:value-type="string">
            <text:p>C4000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6">
            <text:p>2526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3">
            <text:p>973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CONFERMA VIA MAIL</text:p>
          </table:table-cell>
          <table:table-cell office:value-type="string">
            <text:p>C33021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4">
            <text:p>974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ORD 230949-50</text:p>
          </table:table-cell>
          <table:table-cell office:value-type="string">
            <text:p>C32001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8">
            <text:p>1148</text:p>
          </table:table-cell>
          <table:table-cell office:value-type="date" office:date-value="2023-09-13">
            <text:p>13-09-2023</text:p>
          </table:table-cell>
          <table:table-cell office:value-type="string">
            <text:p>C</text:p>
          </table:table-cell>
          <table:table-cell office:value-type="string">
            <text:p>TICKET 2907</text:p>
          </table:table-cell>
          <table:table-cell office:value-type="string">
            <text:p>C40022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1">
            <text:p>6081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Doc.n. OF 23000554 del 13/09/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2">
            <text:p>6082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3">
            <text:p>6083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/>
          <table:table-cell office:value-type="string">
            <text:p>C3303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4">
            <text:p>6084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rif. fiera HOST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7">
            <text:p>2527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ORD. 000249</text:p>
          </table:table-cell>
          <table:table-cell office:value-type="string">
            <text:p>C3303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8">
            <text:p>2528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ord. 2023/563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29">
            <text:p>2529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sostituzione ord. Q/2502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49">
            <text:p>1149</text:p>
          </table:table-cell>
          <table:table-cell office:value-type="date" office:date-value="2023-09-14">
            <text:p>14-09-2023</text:p>
          </table:table-cell>
          <table:table-cell office:value-type="string">
            <text:p>C</text:p>
          </table:table-cell>
          <table:table-cell office:value-type="string">
            <text:p>t#2889</text:p>
          </table:table-cell>
          <table:table-cell office:value-type="string">
            <text:p>C40009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29">
            <text:p>629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T#2918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0">
            <text:p>630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T#2918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1">
            <text:p>631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T#2916</text:p>
          </table:table-cell>
          <table:table-cell office:value-type="string">
            <text:p>C31044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2">
            <text:p>632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T#2919</text:p>
          </table:table-cell>
          <table:table-cell office:value-type="string">
            <text:p>C31196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5">
            <text:p>6085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6">
            <text:p>6086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7">
            <text:p>6087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/>
          <table:table-cell office:value-type="string">
            <text:p>C3303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8">
            <text:p>6088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rif. ord. 919/AB</text:p>
          </table:table-cell>
          <table:table-cell office:value-type="string">
            <text:p>C31598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0">
            <text:p>2530</text:p>
          </table:table-cell>
          <table:table-cell office:value-type="date" office:date-value="2023-09-15">
            <text:p>15-09-2023</text:p>
          </table:table-cell>
          <table:table-cell office:value-type="string">
            <text:p>C</text:p>
          </table:table-cell>
          <table:table-cell office:value-type="string">
            <text:p>rif. prod. 21285 OP 23207912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3">
            <text:p>633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T#2925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4">
            <text:p>634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T#2927</text:p>
          </table:table-cell>
          <table:table-cell office:value-type="string">
            <text:p>C39996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89">
            <text:p>6089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COMONEXT INNOVATION HUB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0">
            <text:p>6090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rif. of. - F.C.F.</text:p>
          </table:table-cell>
          <table:table-cell office:value-type="string">
            <text:p>C308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1">
            <text:p>6091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2">
            <text:p>6092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rif. prev.1028</text:p>
          </table:table-cell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1">
            <text:p>2531</text:p>
          </table:table-cell>
          <table:table-cell office:value-type="date" office:date-value="2023-09-18">
            <text:p>18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3">
            <text:p>6093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vs. ord. 809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4">
            <text:p>6094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n. 224259</text:p>
          </table:table-cell>
          <table:table-cell office:value-type="string">
            <text:p>C316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5">
            <text:p>6095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n. 224422</text:p>
          </table:table-cell>
          <table:table-cell office:value-type="string">
            <text:p>C316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6">
            <text:p>6096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rif. 224260</text:p>
          </table:table-cell>
          <table:table-cell office:value-type="string">
            <text:p>C316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7">
            <text:p>6097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acc. Franco</text:p>
          </table:table-cell>
          <table:table-cell office:value-type="string">
            <text:p>C3169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2">
            <text:p>2532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rif. ord. 2887/2023</text:p>
          </table:table-cell>
          <table:table-cell office:value-type="string">
            <text:p>C3006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3">
            <text:p>2533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ord. 1259</text:p>
          </table:table-cell>
          <table:table-cell office:value-type="string">
            <text:p>C3109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4">
            <text:p>2534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rif. ord. 31</text:p>
          </table:table-cell>
          <table:table-cell office:value-type="string">
            <text:p>C4002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5">
            <text:p>975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4500109907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2">
            <text:p>702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per prova nuova SSD</text:p>
          </table:table-cell>
          <table:table-cell office:value-type="string">
            <text:p>C31607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3">
            <text:p>703</text:p>
          </table:table-cell>
          <table:table-cell office:value-type="date" office:date-value="2023-09-19">
            <text:p>19-09-2023</text:p>
          </table:table-cell>
          <table:table-cell office:value-type="string">
            <text:p>C</text:p>
          </table:table-cell>
          <table:table-cell office:value-type="string">
            <text:p>rif. fiera Hotel</text:p>
          </table:table-cell>
          <table:table-cell office:value-type="string">
            <text:p>C33036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5">
            <text:p>635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T#2928</text:p>
          </table:table-cell>
          <table:table-cell office:value-type="string">
            <text:p>C3164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8">
            <text:p>6098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099">
            <text:p>6099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n. 3 - TUBINOX</text:p>
          </table:table-cell>
          <table:table-cell office:value-type="string">
            <text:p>C40012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0">
            <text:p>6100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67/2023 - SALEGIOCHI</text:p>
          </table:table-cell>
          <table:table-cell office:value-type="string">
            <text:p>C3166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1">
            <text:p>6101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2">
            <text:p>6102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56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3">
            <text:p>6103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69/2023 - LIVELY</text:p>
          </table:table-cell>
          <table:table-cell office:value-type="string">
            <text:p>C3166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4">
            <text:p>6104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5">
            <text:p>6105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6">
            <text:p>6106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rif ord. 536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5">
            <text:p>2535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6">
            <text:p>2536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n. 13733</text:p>
          </table:table-cell>
          <table:table-cell office:value-type="string">
            <text:p>C3018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0">
            <text:p>120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rd. of23/881</text:p>
          </table:table-cell>
          <table:table-cell office:value-type="string">
            <text:p>C40008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1">
            <text:p>121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F23/881</text:p>
          </table:table-cell>
          <table:table-cell office:value-type="string">
            <text:p>C40008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2">
            <text:p>122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F23/881</text:p>
          </table:table-cell>
          <table:table-cell office:value-type="string">
            <text:p>C40008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3">
            <text:p>123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F23/881</text:p>
          </table:table-cell>
          <table:table-cell office:value-type="string">
            <text:p>C40008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4">
            <text:p>124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OF23/881</text:p>
          </table:table-cell>
          <table:table-cell office:value-type="string">
            <text:p>C40008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0">
            <text:p>1150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T#2926</text:p>
          </table:table-cell>
          <table:table-cell office:value-type="string">
            <text:p>C3301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4">
            <text:p>704</text:p>
          </table:table-cell>
          <table:table-cell office:value-type="date" office:date-value="2023-09-20">
            <text:p>20-09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30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6">
            <text:p>636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5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7">
            <text:p>637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65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8">
            <text:p>638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t#2925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7">
            <text:p>6107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8">
            <text:p>6108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09">
            <text:p>6109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0">
            <text:p>6110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ORD. BL-5398</text:p>
          </table:table-cell>
          <table:table-cell office:value-type="string">
            <text:p>C3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1">
            <text:p>6111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36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2">
            <text:p>6112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042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3">
            <text:p>6113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<text:s/>OF23/000887 PRIMADONNA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7">
            <text:p>2537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1">
            <text:p>1151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T#2922</text:p>
          </table:table-cell>
          <table:table-cell office:value-type="string">
            <text:p>C33033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2">
            <text:p>1152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T#2916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3">
            <text:p>1153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T#2886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5">
            <text:p>705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rif. fiera A&amp;T</text:p>
          </table:table-cell>
          <table:table-cell office:value-type="string">
            <text:p>C30991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6">
            <text:p>706</text:p>
          </table:table-cell>
          <table:table-cell office:value-type="date" office:date-value="2023-09-21">
            <text:p>21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3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39">
            <text:p>639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t#2920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0">
            <text:p>640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T#2939</text:p>
          </table:table-cell>
          <table:table-cell office:value-type="string">
            <text:p>C31665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4">
            <text:p>6114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rif JIL SANDERS</text:p>
          </table:table-cell>
          <table:table-cell office:value-type="string">
            <text:p>C39996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5">
            <text:p>6115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5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6">
            <text:p>6116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ord. tel.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8">
            <text:p>2538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OA2309-05 del 21/09</text:p>
          </table:table-cell>
          <table:table-cell office:value-type="string">
            <text:p>C3123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39">
            <text:p>2539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ord. n. 1000</text:p>
          </table:table-cell>
          <table:table-cell office:value-type="string">
            <text:p>C3303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0">
            <text:p>2540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6">
            <text:p>976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T#2932</text:p>
          </table:table-cell>
          <table:table-cell office:value-type="string">
            <text:p>C31034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4">
            <text:p>1154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T#2877</text:p>
          </table:table-cell>
          <table:table-cell office:value-type="string">
            <text:p>C31684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5">
            <text:p>1155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t#2933</text:p>
          </table:table-cell>
          <table:table-cell office:value-type="string">
            <text:p>C30162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7">
            <text:p>707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3074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8">
            <text:p>708</text:p>
          </table:table-cell>
          <table:table-cell office:value-type="date" office:date-value="2023-09-22">
            <text:p>22-09-2023</text:p>
          </table:table-cell>
          <table:table-cell office:value-type="string">
            <text:p>C</text:p>
          </table:table-cell>
          <table:table-cell office:value-type="string">
            <text:p>accordi Verita</text:p>
          </table:table-cell>
          <table:table-cell office:value-type="string">
            <text:p>C4002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7">
            <text:p>6117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8">
            <text:p>6118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8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19">
            <text:p>6119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1">
            <text:p>2541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ORF/2023/350204</text:p>
          </table:table-cell>
          <table:table-cell office:value-type="string">
            <text:p>C3004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6">
            <text:p>1156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T#2873</text:p>
          </table:table-cell>
          <table:table-cell office:value-type="string">
            <text:p>C30760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7">
            <text:p>1157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T#2912</text:p>
          </table:table-cell>
          <table:table-cell office:value-type="string">
            <text:p>C40008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09">
            <text:p>709</text:p>
          </table:table-cell>
          <table:table-cell office:value-type="date" office:date-value="2023-09-25">
            <text:p>25-09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316259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1">
            <text:p>641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T#2946</text:p>
          </table:table-cell>
          <table:table-cell office:value-type="string">
            <text:p>C40001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2">
            <text:p>642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T#2943</text:p>
          </table:table-cell>
          <table:table-cell office:value-type="string">
            <text:p>C33024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0">
            <text:p>6120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ord. visita</text:p>
          </table:table-cell>
          <table:table-cell office:value-type="string">
            <text:p>C3168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1">
            <text:p>6121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1627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2">
            <text:p>6122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ord. 2974/23 DALMINE SPA</text:p>
          </table:table-cell>
          <table:table-cell office:value-type="string">
            <text:p>C3006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3">
            <text:p>6123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4000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2">
            <text:p>2542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ord. 000256</text:p>
          </table:table-cell>
          <table:table-cell office:value-type="string">
            <text:p>C3303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3">
            <text:p>2543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OP 23208749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7">
            <text:p>977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T#2911</text:p>
          </table:table-cell>
          <table:table-cell office:value-type="string">
            <text:p>C39995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8">
            <text:p>1158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T2936</text:p>
          </table:table-cell>
          <table:table-cell office:value-type="string">
            <text:p>C31683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0">
            <text:p>710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rif. EUROBET</text:p>
          </table:table-cell>
          <table:table-cell office:value-type="string">
            <text:p>C40008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1">
            <text:p>711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 office:value-type="string">
            <text:p>accordi Cellamare</text:p>
          </table:table-cell>
          <table:table-cell office:value-type="string">
            <text:p>C3999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2">
            <text:p>712</text:p>
          </table:table-cell>
          <table:table-cell office:value-type="date" office:date-value="2023-09-26">
            <text:p>26-09-2023</text:p>
          </table:table-cell>
          <table:table-cell office:value-type="string">
            <text:p>C</text:p>
          </table:table-cell>
          <table:table-cell/>
          <table:table-cell office:value-type="string">
            <text:p>C4002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3">
            <text:p>643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T#2947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4">
            <text:p>6124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rif. ord. visita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5">
            <text:p>6125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rif. ord. visita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6">
            <text:p>6126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OR/1.310</text:p>
          </table:table-cell>
          <table:table-cell office:value-type="string">
            <text:p>C30181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7">
            <text:p>6127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3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8">
            <text:p>6128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3008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29">
            <text:p>6129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rif. PASSEPARTOUT</text:p>
          </table:table-cell>
          <table:table-cell office:value-type="string">
            <text:p>C4003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4">
            <text:p>2544</text:p>
          </table:table-cell>
          <table:table-cell office:value-type="date" office:date-value="2023-09-27">
            <text:p>27-09-2023</text:p>
          </table:table-cell>
          <table:table-cell office:value-type="string">
            <text:p>A</text:p>
          </table:table-cell>
          <table:table-cell office:value-type="string">
            <text:p>ord 2023/1.665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5">
            <text:p>2545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OP23111306 - SIFRAL</text:p>
          </table:table-cell>
          <table:table-cell office:value-type="string">
            <text:p>C3999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6">
            <text:p>2546</text:p>
          </table:table-cell>
          <table:table-cell office:value-type="date" office:date-value="2023-09-27">
            <text:p>27-09-2023</text:p>
          </table:table-cell>
          <table:table-cell office:value-type="string">
            <text:p>C</text:p>
          </table:table-cell>
          <table:table-cell office:value-type="string">
            <text:p>rif. BEDIN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0">
            <text:p>6130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ord. n. 341/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1">
            <text:p>6131</text:p>
          </table:table-cell>
          <table:table-cell office:value-type="date" office:date-value="2023-09-28">
            <text:p>28-09-2023</text:p>
          </table:table-cell>
          <table:table-cell office:value-type="string">
            <text:p>A</text:p>
          </table:table-cell>
          <table:table-cell office:value-type="string">
            <text:p>ORD. EMAIL</text:p>
          </table:table-cell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2">
            <text:p>6132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vs. ord. 1029</text:p>
          </table:table-cell>
          <table:table-cell office:value-type="string">
            <text:p>C3100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3">
            <text:p>6133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7">
            <text:p>2547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sistutuzione ord. Q2537</text:p>
          </table:table-cell>
          <table:table-cell office:value-type="string">
            <text:p>C4000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8">
            <text:p>2548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A1 22301835</text:p>
          </table:table-cell>
          <table:table-cell office:value-type="string">
            <text:p>C31689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49">
            <text:p>2549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0">
            <text:p>2550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rif. VITERIA SMEL</text:p>
          </table:table-cell>
          <table:table-cell office:value-type="string">
            <text:p>C3107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5">
            <text:p>125</text:p>
          </table:table-cell>
          <table:table-cell office:value-type="date" office:date-value="2023-09-28">
            <text:p>28-09-2023</text:p>
          </table:table-cell>
          <table:table-cell office:value-type="string">
            <text:p>C</text:p>
          </table:table-cell>
          <table:table-cell office:value-type="string">
            <text:p>231018</text:p>
          </table:table-cell>
          <table:table-cell office:value-type="string">
            <text:p>C320019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4">
            <text:p>6134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5">
            <text:p>6135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ord. tel.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6">
            <text:p>6136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ord. WhatsApp</text:p>
          </table:table-cell>
          <table:table-cell office:value-type="string">
            <text:p>C40011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7">
            <text:p>6137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V/670</text:p>
          </table:table-cell>
          <table:table-cell office:value-type="string">
            <text:p>C4002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8">
            <text:p>6138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39">
            <text:p>6139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ord. n. 13737</text:p>
          </table:table-cell>
          <table:table-cell office:value-type="string">
            <text:p>C3018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0">
            <text:p>6140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/>
          <table:table-cell office:value-type="string">
            <text:p>C31646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1">
            <text:p>2551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BEDIN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2">
            <text:p>2552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ord. nr. 56/2023</text:p>
          </table:table-cell>
          <table:table-cell office:value-type="string">
            <text:p>C40012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3">
            <text:p>713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44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4">
            <text:p>714</text:p>
          </table:table-cell>
          <table:table-cell office:value-type="date" office:date-value="2023-09-29">
            <text:p>29-09-2023</text:p>
          </table:table-cell>
          <table:table-cell office:value-type="string">
            <text:p>C</text:p>
          </table:table-cell>
          <table:table-cell/>
          <table:table-cell office:value-type="string">
            <text:p>C40019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1">
            <text:p>6141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0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2">
            <text:p>6142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3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3">
            <text:p>6143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P/O number is: 231640101</text:p>
          </table:table-cell>
          <table:table-cell office:value-type="string">
            <text:p>C40034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4">
            <text:p>6144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36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5">
            <text:p>6145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rif. prev. 1056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6">
            <text:p>6146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P00982</text:p>
          </table:table-cell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7">
            <text:p>6147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59">
            <text:p>1159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t#2941</text:p>
          </table:table-cell>
          <table:table-cell office:value-type="string">
            <text:p>C31019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0">
            <text:p>1160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t#2945</text:p>
          </table:table-cell>
          <table:table-cell office:value-type="string">
            <text:p>C3168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5">
            <text:p>715</text:p>
          </table:table-cell>
          <table:table-cell office:value-type="date" office:date-value="2023-10-02">
            <text:p>02-10-2023</text:p>
          </table:table-cell>
          <table:table-cell office:value-type="string">
            <text:p>C</text:p>
          </table:table-cell>
          <table:table-cell office:value-type="string">
            <text:p>rif. Pietro Fiorentini</text:p>
          </table:table-cell>
          <table:table-cell office:value-type="string">
            <text:p>C30991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4">
            <text:p>644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T#2957</text:p>
          </table:table-cell>
          <table:table-cell office:value-type="string">
            <text:p>C33036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5">
            <text:p>645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T#2959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6">
            <text:p>646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T#2951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8">
            <text:p>6148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2005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49">
            <text:p>6149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0">
            <text:p>6150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rif. FILATURA C4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3">
            <text:p>2553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OA.381/23</text:p>
          </table:table-cell>
          <table:table-cell office:value-type="string">
            <text:p>C30917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4">
            <text:p>2554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5">
            <text:p>2555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IPO100095</text:p>
          </table:table-cell>
          <table:table-cell office:value-type="string">
            <text:p>C3109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6">
            <text:p>2556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rif. 4500113331</text:p>
          </table:table-cell>
          <table:table-cell office:value-type="string">
            <text:p>C316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1">
            <text:p>1161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T#2944</text:p>
          </table:table-cell>
          <table:table-cell office:value-type="string">
            <text:p>C3168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6">
            <text:p>716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208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7">
            <text:p>717</text:p>
          </table:table-cell>
          <table:table-cell office:value-type="date" office:date-value="2023-10-03">
            <text:p>03-10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342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7">
            <text:p>647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T#2960</text:p>
          </table:table-cell>
          <table:table-cell office:value-type="string">
            <text:p>C31665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8">
            <text:p>648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T#2962</text:p>
          </table:table-cell>
          <table:table-cell office:value-type="string">
            <text:p>C31141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1">
            <text:p>6151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rif. ord. email FIERA HOST</text:p>
          </table:table-cell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2">
            <text:p>6152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23/00198 BRAVO INOX</text:p>
          </table:table-cell>
          <table:table-cell office:value-type="string">
            <text:p>C3300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3">
            <text:p>6153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79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7">
            <text:p>2557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1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2">
            <text:p>1162</text:p>
          </table:table-cell>
          <table:table-cell office:value-type="date" office:date-value="2023-10-04">
            <text:p>04-10-2023</text:p>
          </table:table-cell>
          <table:table-cell office:value-type="string">
            <text:p>C</text:p>
          </table:table-cell>
          <table:table-cell office:value-type="string">
            <text:p>T#2593</text:p>
          </table:table-cell>
          <table:table-cell office:value-type="string">
            <text:p>C31602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4">
            <text:p>6154</text:p>
          </table:table-cell>
          <table:table-cell office:value-type="date" office:date-value="2023-10-05">
            <text:p>05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9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5">
            <text:p>6155</text:p>
          </table:table-cell>
          <table:table-cell office:value-type="date" office:date-value="2023-10-05">
            <text:p>05-10-2023</text:p>
          </table:table-cell>
          <table:table-cell office:value-type="string">
            <text:p>A</text:p>
          </table:table-cell>
          <table:table-cell office:value-type="string">
            <text:p>rif. ord. 218</text:p>
          </table:table-cell>
          <table:table-cell office:value-type="string">
            <text:p>C3307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6">
            <text:p>6156</text:p>
          </table:table-cell>
          <table:table-cell office:value-type="date" office:date-value="2023-10-05">
            <text:p>05-10-2023</text:p>
          </table:table-cell>
          <table:table-cell office:value-type="string">
            <text:p>C</text:p>
          </table:table-cell>
          <table:table-cell office:value-type="string">
            <text:p>ord. email REMSA</text:p>
          </table:table-cell>
          <table:table-cell office:value-type="string">
            <text:p>C3105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7">
            <text:p>6157</text:p>
          </table:table-cell>
          <table:table-cell office:value-type="date" office:date-value="2023-10-05">
            <text:p>05-10-2023</text:p>
          </table:table-cell>
          <table:table-cell office:value-type="string">
            <text:p>C</text:p>
          </table:table-cell>
          <table:table-cell office:value-type="string">
            <text:p>ord n.13742</text:p>
          </table:table-cell>
          <table:table-cell office:value-type="string">
            <text:p>C3018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8">
            <text:p>6158</text:p>
          </table:table-cell>
          <table:table-cell office:value-type="date" office:date-value="2023-10-05">
            <text:p>05-10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8">
            <text:p>2558</text:p>
          </table:table-cell>
          <table:table-cell office:value-type="date" office:date-value="2023-10-05">
            <text:p>05-10-2023</text:p>
          </table:table-cell>
          <table:table-cell office:value-type="string">
            <text:p>C</text:p>
          </table:table-cell>
          <table:table-cell office:value-type="string">
            <text:p>fornitura DEMO sconto20%</text:p>
          </table:table-cell>
          <table:table-cell office:value-type="string">
            <text:p>C40034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3">
            <text:p>1163</text:p>
          </table:table-cell>
          <table:table-cell office:value-type="date" office:date-value="2023-10-05">
            <text:p>05-10-2023</text:p>
          </table:table-cell>
          <table:table-cell office:value-type="string">
            <text:p>C</text:p>
          </table:table-cell>
          <table:table-cell office:value-type="string">
            <text:p>T#2948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59">
            <text:p>6159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ord. email MAP SPA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0">
            <text:p>6160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rif. XPOS ddt/1580 del 25/08</text:p>
          </table:table-cell>
          <table:table-cell office:value-type="string">
            <text:p>C40032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1">
            <text:p>6161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CAMPIONE SERIGRAFATO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2">
            <text:p>6162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rid. orf. 856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3">
            <text:p>6163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prev. 1064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59">
            <text:p>2559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06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8">
            <text:p>978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T#2937</text:p>
          </table:table-cell>
          <table:table-cell office:value-type="string">
            <text:p>C4003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4">
            <text:p>1164</text:p>
          </table:table-cell>
          <table:table-cell office:value-type="date" office:date-value="2023-10-06">
            <text:p>06-10-2023</text:p>
          </table:table-cell>
          <table:table-cell office:value-type="string">
            <text:p>C</text:p>
          </table:table-cell>
          <table:table-cell office:value-type="string">
            <text:p>t#2938</text:p>
          </table:table-cell>
          <table:table-cell office:value-type="string">
            <text:p>C40011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5">
            <text:p>6165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rif. PHARMAEXPO e 577/23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6">
            <text:p>6166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ORF - 2023 - 2453</text:p>
          </table:table-cell>
          <table:table-cell office:value-type="string">
            <text:p>C3200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7">
            <text:p>6167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rf PHARMAEXPO PRISMA CONSULT.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8">
            <text:p>6168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40007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69">
            <text:p>6169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0">
            <text:p>6170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rif. DDT 1781 del 07/10/22</text:p>
          </table:table-cell>
          <table:table-cell office:value-type="string">
            <text:p>C4002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1">
            <text:p>6171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rif. ord. 97</text:p>
          </table:table-cell>
          <table:table-cell office:value-type="string">
            <text:p>C3077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79">
            <text:p>979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13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0">
            <text:p>980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T#2961</text:p>
          </table:table-cell>
          <table:table-cell office:value-type="string">
            <text:p>C31627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5">
            <text:p>1165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T#2894</text:p>
          </table:table-cell>
          <table:table-cell office:value-type="string">
            <text:p>C3113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6">
            <text:p>1166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T#2891 - 2964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8">
            <text:p>718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TEST CASSA AUTOMATICA</text:p>
          </table:table-cell>
          <table:table-cell office:value-type="string">
            <text:p>C40022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19">
            <text:p>719</text:p>
          </table:table-cell>
          <table:table-cell office:value-type="date" office:date-value="2023-10-09">
            <text:p>09-10-2023</text:p>
          </table:table-cell>
          <table:table-cell office:value-type="string">
            <text:p>C</text:p>
          </table:table-cell>
          <table:table-cell office:value-type="string">
            <text:p>accordi CELLAMARE</text:p>
          </table:table-cell>
          <table:table-cell office:value-type="string">
            <text:p>C40011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49">
            <text:p>649</text:p>
          </table:table-cell>
          <table:table-cell office:value-type="date" office:date-value="2023-10-10">
            <text:p>10-10-2023</text:p>
          </table:table-cell>
          <table:table-cell office:value-type="string">
            <text:p>A</text:p>
          </table:table-cell>
          <table:table-cell office:value-type="string">
            <text:p>T#2973</text:p>
          </table:table-cell>
          <table:table-cell office:value-type="string">
            <text:p>C30682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2">
            <text:p>6172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 office:value-type="string">
            <text:p>rif. FILATURA C4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3">
            <text:p>6173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4">
            <text:p>6174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6">
            <text:p>6176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/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7">
            <text:p>6177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9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0">
            <text:p>2560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 office:value-type="string">
            <text:p>23/00231</text:p>
          </table:table-cell>
          <table:table-cell office:value-type="string">
            <text:p>C4002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5">
            <text:p>6175</text:p>
          </table:table-cell>
          <table:table-cell office:value-type="date" office:date-value="2023-10-10">
            <text:p>10-10-2023</text:p>
          </table:table-cell>
          <table:table-cell office:value-type="string">
            <text:p>C</text:p>
          </table:table-cell>
          <table:table-cell office:value-type="string">
            <text:p>ref. proforma CZB008</text:p>
          </table:table-cell>
          <table:table-cell office:value-type="string">
            <text:p>C400344</text:p>
          </table:table-cell>
          <table:table-cell office:value-type="string">
            <text:p>HUB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7">
            <text:p>107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convegno 13 ottobre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0">
            <text:p>650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t#2974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8">
            <text:p>6178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ord. 3189/23</text:p>
          </table:table-cell>
          <table:table-cell office:value-type="string">
            <text:p>C3006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79">
            <text:p>6179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ON23009419</text:p>
          </table:table-cell>
          <table:table-cell office:value-type="string">
            <text:p>C4003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0">
            <text:p>6180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999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1">
            <text:p>6181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FEC/08</text:p>
          </table:table-cell>
          <table:table-cell office:value-type="string">
            <text:p>C3167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2">
            <text:p>6182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rif. 2419</text:p>
          </table:table-cell>
          <table:table-cell office:value-type="string">
            <text:p>C3302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1">
            <text:p>2561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0054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2">
            <text:p>2562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SA2300451</text:p>
          </table:table-cell>
          <table:table-cell office:value-type="string">
            <text:p>C3999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0">
            <text:p>720</text:p>
          </table:table-cell>
          <table:table-cell office:value-type="date" office:date-value="2023-10-11">
            <text:p>11-10-2023</text:p>
          </table:table-cell>
          <table:table-cell office:value-type="string">
            <text:p>C</text:p>
          </table:table-cell>
          <table:table-cell office:value-type="string">
            <text:p>rif. test GUCCI</text:p>
          </table:table-cell>
          <table:table-cell office:value-type="string">
            <text:p>C40022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1">
            <text:p>651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 office:value-type="string">
            <text:p>T#2976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3">
            <text:p>6183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/>
          <table:table-cell office:value-type="string">
            <text:p>C3168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4">
            <text:p>6184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5">
            <text:p>6185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6">
            <text:p>6186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/>
          <table:table-cell office:value-type="string">
            <text:p>C3101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7">
            <text:p>6187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 office:value-type="string">
            <text:p>email</text:p>
          </table:table-cell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8">
            <text:p>6188</text:p>
          </table:table-cell>
          <table:table-cell office:value-type="date" office:date-value="2023-10-12">
            <text:p>12-10-2023</text:p>
          </table:table-cell>
          <table:table-cell office:value-type="string">
            <text:p>A</text:p>
          </table:table-cell>
          <table:table-cell office:value-type="string">
            <text:p>OF23/000960 - EUROBET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89">
            <text:p>6189</text:p>
          </table:table-cell>
          <table:table-cell office:value-type="date" office:date-value="2023-10-12">
            <text:p>12-10-2023</text:p>
          </table:table-cell>
          <table:table-cell office:value-type="string">
            <text:p>C</text:p>
          </table:table-cell>
          <table:table-cell/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2">
            <text:p>652</text:p>
          </table:table-cell>
          <table:table-cell office:value-type="date" office:date-value="2023-10-13">
            <text:p>13-10-2023</text:p>
          </table:table-cell>
          <table:table-cell office:value-type="string">
            <text:p>C</text:p>
          </table:table-cell>
          <table:table-cell office:value-type="string">
            <text:p>t#2937</text:p>
          </table:table-cell>
          <table:table-cell office:value-type="string">
            <text:p>C40030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3">
            <text:p>653</text:p>
          </table:table-cell>
          <table:table-cell office:value-type="date" office:date-value="2023-10-13">
            <text:p>13-10-2023</text:p>
          </table:table-cell>
          <table:table-cell office:value-type="string">
            <text:p>C</text:p>
          </table:table-cell>
          <table:table-cell/>
          <table:table-cell office:value-type="string">
            <text:p>C31665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0">
            <text:p>6190</text:p>
          </table:table-cell>
          <table:table-cell office:value-type="date" office:date-value="2023-10-13">
            <text:p>13-10-2023</text:p>
          </table:table-cell>
          <table:table-cell office:value-type="string">
            <text:p>C</text:p>
          </table:table-cell>
          <table:table-cell/>
          <table:table-cell office:value-type="string">
            <text:p>C316797</text:p>
          </table:table-cell>
          <table:table-cell office:value-type="string">
            <text:p>HUB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3">
            <text:p>2563</text:p>
          </table:table-cell>
          <table:table-cell office:value-type="date" office:date-value="2023-10-13">
            <text:p>13-10-2023</text:p>
          </table:table-cell>
          <table:table-cell office:value-type="string">
            <text:p>A</text:p>
          </table:table-cell>
          <table:table-cell office:value-type="string">
            <text:p>P04635</text:p>
          </table:table-cell>
          <table:table-cell office:value-type="string">
            <text:p>C3134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1">
            <text:p>721</text:p>
          </table:table-cell>
          <table:table-cell office:value-type="date" office:date-value="2023-10-13">
            <text:p>13-10-2023</text:p>
          </table:table-cell>
          <table:table-cell office:value-type="string">
            <text:p>C</text:p>
          </table:table-cell>
          <table:table-cell office:value-type="string">
            <text:p>APT. CAGLIARI per test</text:p>
          </table:table-cell>
          <table:table-cell office:value-type="string">
            <text:p>C30775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4">
            <text:p>654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T#2984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5">
            <text:p>655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T#2990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6">
            <text:p>656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T#2983</text:p>
          </table:table-cell>
          <table:table-cell office:value-type="string">
            <text:p>C300215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1">
            <text:p>6191</text:p>
          </table:table-cell>
          <table:table-cell office:value-type="date" office:date-value="2023-10-16">
            <text:p>16-10-2023</text:p>
          </table:table-cell>
          <table:table-cell office:value-type="string">
            <text:p>A</text:p>
          </table:table-cell>
          <table:table-cell office:value-type="string">
            <text:p>ORDER 07917 / 13.10.2023</text:p>
          </table:table-cell>
          <table:table-cell office:value-type="string">
            <text:p>C3168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2">
            <text:p>6192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ord 87/2023 - SALEGIOCHI</text:p>
          </table:table-cell>
          <table:table-cell office:value-type="string">
            <text:p>C3166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3">
            <text:p>6193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ord. WGS051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4">
            <text:p>6194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/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5">
            <text:p>6195</text:p>
          </table:table-cell>
          <table:table-cell office:value-type="date" office:date-value="2023-10-16">
            <text:p>16-10-2023</text:p>
          </table:table-cell>
          <table:table-cell office:value-type="string">
            <text:p>A</text:p>
          </table:table-cell>
          <table:table-cell office:value-type="string">
            <text:p>ord. email</text:p>
          </table:table-cell>
          <table:table-cell office:value-type="string">
            <text:p>C300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4">
            <text:p>2564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4003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5">
            <text:p>2565</text:p>
          </table:table-cell>
          <table:table-cell office:value-type="date" office:date-value="2023-10-16">
            <text:p>16-10-2023</text:p>
          </table:table-cell>
          <table:table-cell office:value-type="string">
            <text:p>C</text:p>
          </table:table-cell>
          <table:table-cell office:value-type="string">
            <text:p>vs. ord 231086 - NOVATEX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6">
            <text:p>6196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rif. ord. tel</text:p>
          </table:table-cell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7">
            <text:p>6197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rif. ord. ORF-2542</text:p>
          </table:table-cell>
          <table:table-cell office:value-type="string">
            <text:p>C3200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8">
            <text:p>6198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ord.email</text:p>
          </table:table-cell>
          <table:table-cell office:value-type="string">
            <text:p>C4002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199">
            <text:p>6199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n. 225702</text:p>
          </table:table-cell>
          <table:table-cell office:value-type="string">
            <text:p>C31631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0">
            <text:p>6200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/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1">
            <text:p>6201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6">
            <text:p>2566</text:p>
          </table:table-cell>
          <table:table-cell office:value-type="date" office:date-value="2023-10-17">
            <text:p>17-10-2023</text:p>
          </table:table-cell>
          <table:table-cell office:value-type="string">
            <text:p>A</text:p>
          </table:table-cell>
          <table:table-cell office:value-type="string">
            <text:p>2023/1.958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7">
            <text:p>2567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VS. ORD. 1164</text:p>
          </table:table-cell>
          <table:table-cell office:value-type="string">
            <text:p>C30158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8">
            <text:p>2568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vs. PO 3370/2023</text:p>
          </table:table-cell>
          <table:table-cell office:value-type="string">
            <text:p>C40034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7">
            <text:p>1167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 office:value-type="string">
            <text:p>DDT 464</text:p>
          </table:table-cell>
          <table:table-cell office:value-type="string">
            <text:p>C39995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2">
            <text:p>722</text:p>
          </table:table-cell>
          <table:table-cell office:value-type="date" office:date-value="2023-10-17">
            <text:p>17-10-2023</text:p>
          </table:table-cell>
          <table:table-cell office:value-type="string">
            <text:p>C</text:p>
          </table:table-cell>
          <table:table-cell/>
          <table:table-cell office:value-type="string">
            <text:p>C3999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2">
            <text:p>6202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rif. CH + EMEA</text:p>
          </table:table-cell>
          <table:table-cell office:value-type="string">
            <text:p>C4002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3">
            <text:p>6203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594/23 - RIF. F.CIA MINICUCI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4">
            <text:p>6204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rif. PHARMAEXPO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5">
            <text:p>6205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/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6">
            <text:p>6206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/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7">
            <text:p>6207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8">
            <text:p>6208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ord. 290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69">
            <text:p>2569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rif. aggiunta al 23/00231</text:p>
          </table:table-cell>
          <table:table-cell office:value-type="string">
            <text:p>C4002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3">
            <text:p>723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RIF. MARANINI</text:p>
          </table:table-cell>
          <table:table-cell office:value-type="string">
            <text:p>C30991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4">
            <text:p>724</text:p>
          </table:table-cell>
          <table:table-cell office:value-type="date" office:date-value="2023-10-18">
            <text:p>18-10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1656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7">
            <text:p>657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 office:value-type="string">
            <text:p>SWAP</text:p>
          </table:table-cell>
          <table:table-cell office:value-type="string">
            <text:p>C31690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09">
            <text:p>6209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/>
          <table:table-cell office:value-type="string">
            <text:p>C4000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0">
            <text:p>6210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 office:value-type="string">
            <text:p>rif. prev. 1060</text:p>
          </table:table-cell>
          <table:table-cell office:value-type="string">
            <text:p>C31682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1">
            <text:p>981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 office:value-type="string">
            <text:p>T#2956</text:p>
          </table:table-cell>
          <table:table-cell office:value-type="string">
            <text:p>C31669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2">
            <text:p>982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 office:value-type="string">
            <text:p>T#2979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5">
            <text:p>725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 office:value-type="string">
            <text:p>accordi Cellamare</text:p>
          </table:table-cell>
          <table:table-cell office:value-type="string">
            <text:p>C40011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6">
            <text:p>726</text:p>
          </table:table-cell>
          <table:table-cell office:value-type="date" office:date-value="2023-10-19">
            <text:p>19-10-2023</text:p>
          </table:table-cell>
          <table:table-cell office:value-type="string">
            <text:p>C</text:p>
          </table:table-cell>
          <table:table-cell office:value-type="string">
            <text:p>test pre order</text:p>
          </table:table-cell>
          <table:table-cell office:value-type="string">
            <text:p>C309988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8">
            <text:p>658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 office:value-type="string">
            <text:p>T#2991</text:p>
          </table:table-cell>
          <table:table-cell office:value-type="string">
            <text:p>C33024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1">
            <text:p>6211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2">
            <text:p>6212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3">
            <text:p>6213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4">
            <text:p>6214</text:p>
          </table:table-cell>
          <table:table-cell office:value-type="date" office:date-value="2023-10-20">
            <text:p>20-10-2023</text:p>
          </table:table-cell>
          <table:table-cell office:value-type="string">
            <text:p>A</text:p>
          </table:table-cell>
          <table:table-cell/>
          <table:table-cell office:value-type="string">
            <text:p>C31670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5">
            <text:p>6215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 office:value-type="string">
            <text:p>14/2023 <text:s/>- UNIFARCO D2023-027</text:p>
          </table:table-cell>
          <table:table-cell office:value-type="string">
            <text:p>C399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6">
            <text:p>6216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33001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7">
            <text:p>6217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8">
            <text:p>6218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40023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19">
            <text:p>6219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/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0">
            <text:p>6220</text:p>
          </table:table-cell>
          <table:table-cell office:value-type="date" office:date-value="2023-10-20">
            <text:p>20-10-2023</text:p>
          </table:table-cell>
          <table:table-cell office:value-type="string">
            <text:p>A</text:p>
          </table:table-cell>
          <table:table-cell/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0">
            <text:p>2570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 office:value-type="string">
            <text:p>email</text:p>
          </table:table-cell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1">
            <text:p>2571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 office:value-type="string">
            <text:p>1514/23.PR.2338 (SBMail)</text:p>
          </table:table-cell>
          <table:table-cell office:value-type="string">
            <text:p>C3167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8">
            <text:p>1168</text:p>
          </table:table-cell>
          <table:table-cell office:value-type="date" office:date-value="2023-10-20">
            <text:p>20-10-2023</text:p>
          </table:table-cell>
          <table:table-cell office:value-type="string">
            <text:p>C</text:p>
          </table:table-cell>
          <table:table-cell office:value-type="string">
            <text:p>t2986-2968</text:p>
          </table:table-cell>
          <table:table-cell office:value-type="string">
            <text:p>C3079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59">
            <text:p>659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 office:value-type="string">
            <text:p>T#3003</text:p>
          </table:table-cell>
          <table:table-cell office:value-type="string">
            <text:p>C33024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1">
            <text:p>6221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 office:value-type="string">
            <text:p>rif. ord. email</text:p>
          </table:table-cell>
          <table:table-cell office:value-type="string">
            <text:p>C3302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2">
            <text:p>6222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/>
          <table:table-cell office:value-type="string">
            <text:p>C40019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3">
            <text:p>6223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 office:value-type="string">
            <text:p>P01025</text:p>
          </table:table-cell>
          <table:table-cell office:value-type="string">
            <text:p>C31683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4">
            <text:p>6224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 office:value-type="string">
            <text:p>ORF-2625</text:p>
          </table:table-cell>
          <table:table-cell office:value-type="string">
            <text:p>C3200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5">
            <text:p>6225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/>
          <table:table-cell office:value-type="string">
            <text:p>C40007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6">
            <text:p>126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15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7">
            <text:p>727</text:p>
          </table:table-cell>
          <table:table-cell office:value-type="date" office:date-value="2023-10-23">
            <text:p>23-10-2023</text:p>
          </table:table-cell>
          <table:table-cell office:value-type="string">
            <text:p>C</text:p>
          </table:table-cell>
          <table:table-cell office:value-type="string">
            <text:p>test SSD</text:p>
          </table:table-cell>
          <table:table-cell office:value-type="string">
            <text:p>C30575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0">
            <text:p>660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 office:value-type="string">
            <text:p>T#2997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1">
            <text:p>661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 office:value-type="string">
            <text:p>T#3007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6">
            <text:p>6226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/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7">
            <text:p>6227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/>
          <table:table-cell office:value-type="string">
            <text:p>C3302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8">
            <text:p>6228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 office:value-type="string">
            <text:p>OF23/000997 PRIMADONNA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29">
            <text:p>6229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 office:value-type="string">
            <text:p>WGS053_2023</text:p>
          </table:table-cell>
          <table:table-cell office:value-type="string">
            <text:p>C4001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0">
            <text:p>6230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 office:value-type="string">
            <text:p>nr.1427</text:p>
          </table:table-cell>
          <table:table-cell office:value-type="string">
            <text:p>C3109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8">
            <text:p>728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/>
          <table:table-cell office:value-type="string">
            <text:p>C31629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29">
            <text:p>729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/>
          <table:table-cell office:value-type="string">
            <text:p>C31689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0">
            <text:p>730</text:p>
          </table:table-cell>
          <table:table-cell office:value-type="date" office:date-value="2023-10-24">
            <text:p>24-10-2023</text:p>
          </table:table-cell>
          <table:table-cell office:value-type="string">
            <text:p>C</text:p>
          </table:table-cell>
          <table:table-cell office:value-type="string">
            <text:p>rif. PRATIC</text:p>
          </table:table-cell>
          <table:table-cell office:value-type="string">
            <text:p>C400188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2">
            <text:p>662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 office:value-type="string">
            <text:p>swap order</text:p>
          </table:table-cell>
          <table:table-cell office:value-type="string">
            <text:p>C40034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1">
            <text:p>6231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/>
          <table:table-cell office:value-type="string">
            <text:p>C3303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2">
            <text:p>6232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/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3">
            <text:p>6233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/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4">
            <text:p>6234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 office:value-type="string">
            <text:p>OF23/000960 - EUROBET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2">
            <text:p>2572</text:p>
          </table:table-cell>
          <table:table-cell office:value-type="date" office:date-value="2023-10-25">
            <text:p>25-10-2023</text:p>
          </table:table-cell>
          <table:table-cell office:value-type="string">
            <text:p>A</text:p>
          </table:table-cell>
          <table:table-cell office:value-type="string">
            <text:p>rif. prod. 21285 OP 23211841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3">
            <text:p>2573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/>
          <table:table-cell office:value-type="string">
            <text:p>C40020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4">
            <text:p>2574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 office:value-type="string">
            <text:p>acq22 09865</text:p>
          </table:table-cell>
          <table:table-cell office:value-type="string">
            <text:p>C3047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3">
            <text:p>983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 office:value-type="string">
            <text:p>TICKET RIPARAZIONE</text:p>
          </table:table-cell>
          <table:table-cell office:value-type="string">
            <text:p>C3301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69">
            <text:p>1169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 office:value-type="string">
            <text:p>TICKET 2966</text:p>
          </table:table-cell>
          <table:table-cell office:value-type="string">
            <text:p>C31646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0">
            <text:p>1170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 office:value-type="string">
            <text:p>T#2824</text:p>
          </table:table-cell>
          <table:table-cell office:value-type="string">
            <text:p>C3300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1">
            <text:p>731</text:p>
          </table:table-cell>
          <table:table-cell office:value-type="date" office:date-value="2023-10-25">
            <text:p>25-10-2023</text:p>
          </table:table-cell>
          <table:table-cell office:value-type="string">
            <text:p>C</text:p>
          </table:table-cell>
          <table:table-cell/>
          <table:table-cell office:value-type="string">
            <text:p>C311415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3">
            <text:p>663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T#3018</text:p>
          </table:table-cell>
          <table:table-cell office:value-type="string">
            <text:p>C310033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5">
            <text:p>6235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ns. prev. 1086</text:p>
          </table:table-cell>
          <table:table-cell office:value-type="string">
            <text:p>C3165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6">
            <text:p>6236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VS. ORD. 250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7">
            <text:p>6237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/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8">
            <text:p>6238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/>
          <table:table-cell office:value-type="string">
            <text:p>C3166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39">
            <text:p>6239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OF23/001009 <text:s/>PRIMADONNA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5">
            <text:p>2575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26/2023</text:p>
          </table:table-cell>
          <table:table-cell office:value-type="string">
            <text:p>C3302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6">
            <text:p>2576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1117/c</text:p>
          </table:table-cell>
          <table:table-cell office:value-type="string">
            <text:p>C3201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7">
            <text:p>127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30157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2">
            <text:p>732</text:p>
          </table:table-cell>
          <table:table-cell office:value-type="date" office:date-value="2023-10-26">
            <text:p>26-10-2023</text:p>
          </table:table-cell>
          <table:table-cell office:value-type="string">
            <text:p>C</text:p>
          </table:table-cell>
          <table:table-cell/>
          <table:table-cell office:value-type="string">
            <text:p>C40034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0">
            <text:p>6240</text:p>
          </table:table-cell>
          <table:table-cell office:value-type="date" office:date-value="2023-10-27">
            <text:p>27-10-2023</text:p>
          </table:table-cell>
          <table:table-cell office:value-type="string">
            <text:p>C</text:p>
          </table:table-cell>
          <table:table-cell/>
          <table:table-cell office:value-type="string">
            <text:p>C3200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1">
            <text:p>1171</text:p>
          </table:table-cell>
          <table:table-cell office:value-type="date" office:date-value="2023-10-27">
            <text:p>27-10-2023</text:p>
          </table:table-cell>
          <table:table-cell office:value-type="string">
            <text:p>C</text:p>
          </table:table-cell>
          <table:table-cell office:value-type="string">
            <text:p>t#2992</text:p>
          </table:table-cell>
          <table:table-cell office:value-type="string">
            <text:p>C31680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1">
            <text:p>6241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/>
          <table:table-cell office:value-type="string">
            <text:p>C4001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2">
            <text:p>6242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/>
          <table:table-cell office:value-type="string">
            <text:p>C39997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3">
            <text:p>6243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ORF-2687</text:p>
          </table:table-cell>
          <table:table-cell office:value-type="string">
            <text:p>C32008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4">
            <text:p>6244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ord. 923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5">
            <text:p>6245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rif. XELF Dispensa Emilia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6">
            <text:p>6246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MACOTEC</text:p>
          </table:table-cell>
          <table:table-cell office:value-type="string">
            <text:p>C39993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7">
            <text:p>6247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/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8">
            <text:p>6248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/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7">
            <text:p>2577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1025/2023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8">
            <text:p>2578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rif. MAZZER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2">
            <text:p>1172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T#2942-2987</text:p>
          </table:table-cell>
          <table:table-cell office:value-type="string">
            <text:p>C40028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3">
            <text:p>1173</text:p>
          </table:table-cell>
          <table:table-cell office:value-type="date" office:date-value="2023-10-30">
            <text:p>30-10-2023</text:p>
          </table:table-cell>
          <table:table-cell office:value-type="string">
            <text:p>C</text:p>
          </table:table-cell>
          <table:table-cell office:value-type="string">
            <text:p>t#3024</text:p>
          </table:table-cell>
          <table:table-cell office:value-type="string">
            <text:p>C3301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A</text:p>
          </table:table-cell>
          <table:table-cell office:value-type="float" office:value="108">
            <text:p>108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 office:value-type="string">
            <text:p>rif. Caroli</text:p>
          </table:table-cell>
          <table:table-cell office:value-type="string">
            <text:p>C316824</text:p>
          </table:table-cell>
          <table:table-cell office:value-type="string">
            <text:p>DIM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4">
            <text:p>664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 office:value-type="string">
            <text:p>T#3026</text:p>
          </table:table-cell>
          <table:table-cell office:value-type="string">
            <text:p>C31648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5">
            <text:p>665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 office:value-type="string">
            <text:p>t#3007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O</text:p>
          </table:table-cell>
          <table:table-cell office:value-type="float" office:value="30">
            <text:p>30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/>
          <table:table-cell office:value-type="string">
            <text:p>C40034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49">
            <text:p>6249</text:p>
          </table:table-cell>
          <table:table-cell office:value-type="date" office:date-value="2023-10-31">
            <text:p>31-10-2023</text:p>
          </table:table-cell>
          <table:table-cell office:value-type="string">
            <text:p>A</text:p>
          </table:table-cell>
          <table:table-cell office:value-type="string">
            <text:p>ordine n. 3268</text:p>
          </table:table-cell>
          <table:table-cell office:value-type="string">
            <text:p>C4000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0">
            <text:p>6250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/>
          <table:table-cell office:value-type="string">
            <text:p>C3303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1">
            <text:p>6251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/>
          <table:table-cell office:value-type="string">
            <text:p>C3003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2">
            <text:p>6252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 office:value-type="string">
            <text:p>META IDRAULIC</text:p>
          </table:table-cell>
          <table:table-cell office:value-type="string">
            <text:p>C31679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3">
            <text:p>6253</text:p>
          </table:table-cell>
          <table:table-cell office:value-type="date" office:date-value="2023-10-31">
            <text:p>31-10-2023</text:p>
          </table:table-cell>
          <table:table-cell office:value-type="string">
            <text:p>C</text:p>
          </table:table-cell>
          <table:table-cell/>
          <table:table-cell office:value-type="string">
            <text:p>C3166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79">
            <text:p>2579</text:p>
          </table:table-cell>
          <table:table-cell office:value-type="date" office:date-value="2023-10-31">
            <text:p>31-10-2023</text:p>
          </table:table-cell>
          <table:table-cell office:value-type="string">
            <text:p>A</text:p>
          </table:table-cell>
          <table:table-cell/>
          <table:table-cell office:value-type="string">
            <text:p>C31120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5">
            <text:p>6255</text:p>
          </table:table-cell>
          <table:table-cell office:value-type="date" office:date-value="2023-11-02">
            <text:p>02-11-2023</text:p>
          </table:table-cell>
          <table:table-cell office:value-type="string">
            <text:p>C</text:p>
          </table:table-cell>
          <table:table-cell/>
          <table:table-cell office:value-type="string">
            <text:p>C4003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6">
            <text:p>6256</text:p>
          </table:table-cell>
          <table:table-cell office:value-type="date" office:date-value="2023-11-02">
            <text:p>02-11-2023</text:p>
          </table:table-cell>
          <table:table-cell office:value-type="string">
            <text:p>C</text:p>
          </table:table-cell>
          <table:table-cell office:value-type="string">
            <text:p>n.2791/000 - PRATIC</text:p>
          </table:table-cell>
          <table:table-cell office:value-type="string">
            <text:p>C40018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7">
            <text:p>6257</text:p>
          </table:table-cell>
          <table:table-cell office:value-type="date" office:date-value="2023-11-02">
            <text:p>02-11-2023</text:p>
          </table:table-cell>
          <table:table-cell office:value-type="string">
            <text:p>A</text:p>
          </table:table-cell>
          <table:table-cell/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8">
            <text:p>6258</text:p>
          </table:table-cell>
          <table:table-cell office:value-type="date" office:date-value="2023-11-02">
            <text:p>02-11-2023</text:p>
          </table:table-cell>
          <table:table-cell office:value-type="string">
            <text:p>C</text:p>
          </table:table-cell>
          <table:table-cell office:value-type="string">
            <text:p>rif. V/697</text:p>
          </table:table-cell>
          <table:table-cell office:value-type="string">
            <text:p>C33022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4">
            <text:p>984</text:p>
          </table:table-cell>
          <table:table-cell office:value-type="date" office:date-value="2023-11-02">
            <text:p>02-11-2023</text:p>
          </table:table-cell>
          <table:table-cell office:value-type="string">
            <text:p>C</text:p>
          </table:table-cell>
          <table:table-cell office:value-type="string">
            <text:p>7607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3">
            <text:p>733</text:p>
          </table:table-cell>
          <table:table-cell office:value-type="date" office:date-value="2023-11-02">
            <text:p>02-11-2023</text:p>
          </table:table-cell>
          <table:table-cell office:value-type="string">
            <text:p>C</text:p>
          </table:table-cell>
          <table:table-cell office:value-type="string">
            <text:p>rif. fiera MECSPE bari</text:p>
          </table:table-cell>
          <table:table-cell office:value-type="string">
            <text:p>C309256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5">
            <text:p>735</text:p>
          </table:table-cell>
          <table:table-cell office:value-type="date" office:date-value="2023-11-02">
            <text:p>02-11-2023</text:p>
          </table:table-cell>
          <table:table-cell office:value-type="string">
            <text:p>C</text:p>
          </table:table-cell>
          <table:table-cell office:value-type="string">
            <text:p>accordi Cellamare</text:p>
          </table:table-cell>
          <table:table-cell office:value-type="string">
            <text:p>C40011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59">
            <text:p>6259</text:p>
          </table:table-cell>
          <table:table-cell office:value-type="date" office:date-value="2023-11-03">
            <text:p>03-11-2023</text:p>
          </table:table-cell>
          <table:table-cell office:value-type="string">
            <text:p>A</text:p>
          </table:table-cell>
          <table:table-cell/>
          <table:table-cell office:value-type="string">
            <text:p>C31626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0">
            <text:p>6260</text:p>
          </table:table-cell>
          <table:table-cell office:value-type="date" office:date-value="2023-11-03">
            <text:p>03-11-2023</text:p>
          </table:table-cell>
          <table:table-cell office:value-type="string">
            <text:p>A</text:p>
          </table:table-cell>
          <table:table-cell/>
          <table:table-cell office:value-type="string">
            <text:p>C400338</text:p>
          </table:table-cell>
          <table:table-cell office:value-type="string">
            <text:p>HUB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1">
            <text:p>6261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/>
          <table:table-cell office:value-type="string">
            <text:p>C4003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2">
            <text:p>6262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/>
          <table:table-cell office:value-type="string">
            <text:p>C3165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3">
            <text:p>6263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/>
          <table:table-cell office:value-type="string">
            <text:p>C3075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4">
            <text:p>6264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/>
          <table:table-cell office:value-type="string">
            <text:p>C40035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0">
            <text:p>2580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 office:value-type="string">
            <text:p>NR. 1042/2023</text:p>
          </table:table-cell>
          <table:table-cell office:value-type="string">
            <text:p>C31196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1">
            <text:p>2581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 office:value-type="string">
            <text:p>RIF. SCARAMUZZA</text:p>
          </table:table-cell>
          <table:table-cell office:value-type="string">
            <text:p>C31659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5">
            <text:p>985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 office:value-type="string">
            <text:p>TICKET RIPARAZIONE</text:p>
          </table:table-cell>
          <table:table-cell office:value-type="string">
            <text:p>C39995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6">
            <text:p>986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 office:value-type="string">
            <text:p>T#2988</text:p>
          </table:table-cell>
          <table:table-cell office:value-type="string">
            <text:p>C4003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6">
            <text:p>736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 office:value-type="string">
            <text:p>rif. LA LINEA VERDE</text:p>
          </table:table-cell>
          <table:table-cell office:value-type="string">
            <text:p>C40011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7">
            <text:p>737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 office:value-type="string">
            <text:p>accordi Caroli</text:p>
          </table:table-cell>
          <table:table-cell office:value-type="string">
            <text:p>C3999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8">
            <text:p>738</text:p>
          </table:table-cell>
          <table:table-cell office:value-type="date" office:date-value="2023-11-03">
            <text:p>03-11-2023</text:p>
          </table:table-cell>
          <table:table-cell office:value-type="string">
            <text:p>C</text:p>
          </table:table-cell>
          <table:table-cell/>
          <table:table-cell office:value-type="string">
            <text:p>C40035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6">
            <text:p>666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T#3034</text:p>
          </table:table-cell>
          <table:table-cell office:value-type="string">
            <text:p>C31682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5">
            <text:p>6265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2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2">
            <text:p>2582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rif. BRUGNAGO S.R.L.</text:p>
          </table:table-cell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8">
            <text:p>128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00322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7">
            <text:p>987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T#3005</text:p>
          </table:table-cell>
          <table:table-cell office:value-type="string">
            <text:p>C31679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4">
            <text:p>1174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TICKET</text:p>
          </table:table-cell>
          <table:table-cell office:value-type="string">
            <text:p>C39995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5">
            <text:p>1175</text:p>
          </table:table-cell>
          <table:table-cell office:value-type="date" office:date-value="2023-11-06">
            <text:p>06-11-2023</text:p>
          </table:table-cell>
          <table:table-cell office:value-type="string">
            <text:p>C</text:p>
          </table:table-cell>
          <table:table-cell office:value-type="string">
            <text:p>T#2988</text:p>
          </table:table-cell>
          <table:table-cell office:value-type="string">
            <text:p>C3114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7">
            <text:p>667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T#3033</text:p>
          </table:table-cell>
          <table:table-cell office:value-type="string">
            <text:p>C31670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8">
            <text:p>668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T#3039</text:p>
          </table:table-cell>
          <table:table-cell office:value-type="string">
            <text:p>C40022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69">
            <text:p>669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T#3036</text:p>
          </table:table-cell>
          <table:table-cell office:value-type="string">
            <text:p>C40025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6">
            <text:p>6266</text:p>
          </table:table-cell>
          <table:table-cell office:value-type="date" office:date-value="2023-11-07">
            <text:p>07-11-2023</text:p>
          </table:table-cell>
          <table:table-cell office:value-type="string">
            <text:p>A</text:p>
          </table:table-cell>
          <table:table-cell/>
          <table:table-cell office:value-type="string">
            <text:p>C300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7">
            <text:p>6267</text:p>
          </table:table-cell>
          <table:table-cell office:value-type="date" office:date-value="2023-11-07">
            <text:p>07-11-2023</text:p>
          </table:table-cell>
          <table:table-cell office:value-type="string">
            <text:p>A</text:p>
          </table:table-cell>
          <table:table-cell/>
          <table:table-cell office:value-type="string">
            <text:p>C3165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8">
            <text:p>6268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rif. EUROCONNECTION</text:p>
          </table:table-cell>
          <table:table-cell office:value-type="string">
            <text:p>C33021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69">
            <text:p>6269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rif. TARONI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3">
            <text:p>2583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/>
          <table:table-cell office:value-type="string">
            <text:p>C30037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4">
            <text:p>2584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rif. BEDIN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8">
            <text:p>988</text:p>
          </table:table-cell>
          <table:table-cell office:value-type="date" office:date-value="2023-11-07">
            <text:p>07-11-2023</text:p>
          </table:table-cell>
          <table:table-cell office:value-type="string">
            <text:p>C</text:p>
          </table:table-cell>
          <table:table-cell office:value-type="string">
            <text:p>T#2954</text:p>
          </table:table-cell>
          <table:table-cell office:value-type="string">
            <text:p>C31663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0">
            <text:p>6270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/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1">
            <text:p>6271</text:p>
          </table:table-cell>
          <table:table-cell office:value-type="date" office:date-value="2023-11-08">
            <text:p>08-11-2023</text:p>
          </table:table-cell>
          <table:table-cell office:value-type="string">
            <text:p>A</text:p>
          </table:table-cell>
          <table:table-cell/>
          <table:table-cell office:value-type="string">
            <text:p>C40005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2">
            <text:p>6272</text:p>
          </table:table-cell>
          <table:table-cell office:value-type="date" office:date-value="2023-11-08">
            <text:p>08-11-2023</text:p>
          </table:table-cell>
          <table:table-cell office:value-type="string">
            <text:p>A</text:p>
          </table:table-cell>
          <table:table-cell office:value-type="string">
            <text:p>AIR from TW</text:p>
          </table:table-cell>
          <table:table-cell office:value-type="string">
            <text:p>C400338</text:p>
          </table:table-cell>
          <table:table-cell office:value-type="string">
            <text:p>HUB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3">
            <text:p>6273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 office:value-type="string">
            <text:p>OF23/--1047 primadonna</text:p>
          </table:table-cell>
          <table:table-cell office:value-type="string">
            <text:p>C40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4">
            <text:p>6274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 office:value-type="string">
            <text:p>CAMERA DEI DEPUTATI</text:p>
          </table:table-cell>
          <table:table-cell office:value-type="string">
            <text:p>C4000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5">
            <text:p>6275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 office:value-type="string">
            <text:p>EXP-230164 RATTI</text:p>
          </table:table-cell>
          <table:table-cell office:value-type="string">
            <text:p>C4002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6">
            <text:p>6276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/>
          <table:table-cell office:value-type="string">
            <text:p>C3201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5">
            <text:p>2585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 office:value-type="string">
            <text:p>rif. CASEIFICIO MOLISE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6">
            <text:p>2586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 office:value-type="string">
            <text:p>ord. 231189 - GAVAZZI</text:p>
          </table:table-cell>
          <table:table-cell office:value-type="string">
            <text:p>C32001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7">
            <text:p>2587</text:p>
          </table:table-cell>
          <table:table-cell office:value-type="date" office:date-value="2023-11-08">
            <text:p>08-11-2023</text:p>
          </table:table-cell>
          <table:table-cell office:value-type="string">
            <text:p>C</text:p>
          </table:table-cell>
          <table:table-cell/>
          <table:table-cell office:value-type="string">
            <text:p>C3073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7">
            <text:p>6277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 office:value-type="string">
            <text:p>n.817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8">
            <text:p>6278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/>
          <table:table-cell office:value-type="string">
            <text:p>C4002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79">
            <text:p>6279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 office:value-type="string">
            <text:p>391/23 del 08-11-2023</text:p>
          </table:table-cell>
          <table:table-cell office:value-type="string">
            <text:p>C3079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0">
            <text:p>6280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/>
          <table:table-cell office:value-type="string">
            <text:p>C316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6">
            <text:p>1176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 office:value-type="string">
            <text:p>T#3037</text:p>
          </table:table-cell>
          <table:table-cell office:value-type="string">
            <text:p>C40022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39">
            <text:p>739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 office:value-type="string">
            <text:p>rif. Caroli</text:p>
          </table:table-cell>
          <table:table-cell office:value-type="string">
            <text:p>C40035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0">
            <text:p>740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 office:value-type="string">
            <text:p>accordi Ferrari</text:p>
          </table:table-cell>
          <table:table-cell office:value-type="string">
            <text:p>C40035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1">
            <text:p>741</text:p>
          </table:table-cell>
          <table:table-cell office:value-type="date" office:date-value="2023-11-09">
            <text:p>09-11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400354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0">
            <text:p>670</text:p>
          </table:table-cell>
          <table:table-cell office:value-type="date" office:date-value="2023-11-10">
            <text:p>10-11-2023</text:p>
          </table:table-cell>
          <table:table-cell office:value-type="string">
            <text:p>C</text:p>
          </table:table-cell>
          <table:table-cell office:value-type="string">
            <text:p>swap order</text:p>
          </table:table-cell>
          <table:table-cell office:value-type="string">
            <text:p>C400341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1">
            <text:p>6281</text:p>
          </table:table-cell>
          <table:table-cell office:value-type="date" office:date-value="2023-11-10">
            <text:p>10-11-2023</text:p>
          </table:table-cell>
          <table:table-cell office:value-type="string">
            <text:p>C</text:p>
          </table:table-cell>
          <table:table-cell office:value-type="string">
            <text:p>13761</text:p>
          </table:table-cell>
          <table:table-cell office:value-type="string">
            <text:p>C3018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2">
            <text:p>6282</text:p>
          </table:table-cell>
          <table:table-cell office:value-type="date" office:date-value="2023-11-10">
            <text:p>10-11-2023</text:p>
          </table:table-cell>
          <table:table-cell office:value-type="string">
            <text:p>C</text:p>
          </table:table-cell>
          <table:table-cell/>
          <table:table-cell office:value-type="string">
            <text:p>C307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8">
            <text:p>2588</text:p>
          </table:table-cell>
          <table:table-cell office:value-type="date" office:date-value="2023-11-10">
            <text:p>10-11-2023</text:p>
          </table:table-cell>
          <table:table-cell office:value-type="string">
            <text:p>A</text:p>
          </table:table-cell>
          <table:table-cell office:value-type="string">
            <text:p>1.018</text:p>
          </table:table-cell>
          <table:table-cell office:value-type="string">
            <text:p>C39993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7">
            <text:p>1177</text:p>
          </table:table-cell>
          <table:table-cell office:value-type="date" office:date-value="2023-11-10">
            <text:p>10-11-2023</text:p>
          </table:table-cell>
          <table:table-cell office:value-type="string">
            <text:p>C</text:p>
          </table:table-cell>
          <table:table-cell office:value-type="string">
            <text:p>T#3010-11-12</text:p>
          </table:table-cell>
          <table:table-cell office:value-type="string">
            <text:p>C31044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3">
            <text:p>6283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/>
          <table:table-cell office:value-type="string">
            <text:p>C33000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4">
            <text:p>6284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/>
          <table:table-cell office:value-type="string">
            <text:p>C40033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5">
            <text:p>6285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/>
          <table:table-cell office:value-type="string">
            <text:p>C40013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6">
            <text:p>6286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/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7">
            <text:p>6287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 office:value-type="string">
            <text:p>Ordine n. 963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8">
            <text:p>6288</text:p>
          </table:table-cell>
          <table:table-cell office:value-type="date" office:date-value="2023-11-13">
            <text:p>13-11-2023</text:p>
          </table:table-cell>
          <table:table-cell office:value-type="string">
            <text:p>A</text:p>
          </table:table-cell>
          <table:table-cell office:value-type="string">
            <text:p>Ordine n. 964</text:p>
          </table:table-cell>
          <table:table-cell office:value-type="string">
            <text:p>C31648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89">
            <text:p>2589</text:p>
          </table:table-cell>
          <table:table-cell office:value-type="date" office:date-value="2023-11-13">
            <text:p>13-11-2023</text:p>
          </table:table-cell>
          <table:table-cell office:value-type="string">
            <text:p>A</text:p>
          </table:table-cell>
          <table:table-cell office:value-type="string">
            <text:p>Numero 585/UT/23</text:p>
          </table:table-cell>
          <table:table-cell office:value-type="string">
            <text:p>C40019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0">
            <text:p>2590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 office:value-type="string">
            <text:p>ord. 003516</text:p>
          </table:table-cell>
          <table:table-cell office:value-type="string">
            <text:p>C40035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1">
            <text:p>2591</text:p>
          </table:table-cell>
          <table:table-cell office:value-type="date" office:date-value="2023-11-13">
            <text:p>13-11-2023</text:p>
          </table:table-cell>
          <table:table-cell office:value-type="string">
            <text:p>A</text:p>
          </table:table-cell>
          <table:table-cell office:value-type="string">
            <text:p>Accordo fornitore 01/2024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2">
            <text:p>2592</text:p>
          </table:table-cell>
          <table:table-cell office:value-type="date" office:date-value="2023-11-13">
            <text:p>13-11-2023</text:p>
          </table:table-cell>
          <table:table-cell office:value-type="string">
            <text:p>A</text:p>
          </table:table-cell>
          <table:table-cell office:value-type="string">
            <text:p>2023/2.254</text:p>
          </table:table-cell>
          <table:table-cell office:value-type="string">
            <text:p>C31141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8">
            <text:p>1178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 office:value-type="string">
            <text:p>T#3022</text:p>
          </table:table-cell>
          <table:table-cell office:value-type="string">
            <text:p>C30760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79">
            <text:p>1179</text:p>
          </table:table-cell>
          <table:table-cell office:value-type="date" office:date-value="2023-11-13">
            <text:p>13-11-2023</text:p>
          </table:table-cell>
          <table:table-cell office:value-type="string">
            <text:p>C</text:p>
          </table:table-cell>
          <table:table-cell office:value-type="string">
            <text:p>T#3017</text:p>
          </table:table-cell>
          <table:table-cell office:value-type="string">
            <text:p>C40025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1">
            <text:p>671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T#3051</text:p>
          </table:table-cell>
          <table:table-cell office:value-type="string">
            <text:p>C30794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2">
            <text:p>672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T#3054</text:p>
          </table:table-cell>
          <table:table-cell office:value-type="string">
            <text:p>C30794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89">
            <text:p>6289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ord. email</text:p>
          </table:table-cell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0">
            <text:p>6290</text:p>
          </table:table-cell>
          <table:table-cell office:value-type="date" office:date-value="2023-11-14">
            <text:p>14-11-2023</text:p>
          </table:table-cell>
          <table:table-cell office:value-type="string">
            <text:p>A</text:p>
          </table:table-cell>
          <table:table-cell/>
          <table:table-cell office:value-type="string">
            <text:p>C4002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1">
            <text:p>6291</text:p>
          </table:table-cell>
          <table:table-cell office:value-type="date" office:date-value="2023-11-14">
            <text:p>14-11-2023</text:p>
          </table:table-cell>
          <table:table-cell office:value-type="string">
            <text:p>A</text:p>
          </table:table-cell>
          <table:table-cell office:value-type="string">
            <text:p>ON23010265</text:p>
          </table:table-cell>
          <table:table-cell office:value-type="string">
            <text:p>C400344</text:p>
          </table:table-cell>
          <table:table-cell office:value-type="string">
            <text:p>HUB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2">
            <text:p>6292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/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3">
            <text:p>6293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/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4">
            <text:p>6294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DEMO</text:p>
          </table:table-cell>
          <table:table-cell office:value-type="string">
            <text:p>C40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3">
            <text:p>2593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IPO100896</text:p>
          </table:table-cell>
          <table:table-cell office:value-type="string">
            <text:p>C31092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89">
            <text:p>989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T#3019</text:p>
          </table:table-cell>
          <table:table-cell office:value-type="string">
            <text:p>C31678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0">
            <text:p>1180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4001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2">
            <text:p>742</text:p>
          </table:table-cell>
          <table:table-cell office:value-type="date" office:date-value="2023-11-14">
            <text:p>14-11-2023</text:p>
          </table:table-cell>
          <table:table-cell office:value-type="string">
            <text:p>C</text:p>
          </table:table-cell>
          <table:table-cell/>
          <table:table-cell office:value-type="string">
            <text:p>C31607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3">
            <text:p>673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T#3061</text:p>
          </table:table-cell>
          <table:table-cell office:value-type="string">
            <text:p>C40008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5">
            <text:p>6295</text:p>
          </table:table-cell>
          <table:table-cell office:value-type="date" office:date-value="2023-11-15">
            <text:p>15-11-2023</text:p>
          </table:table-cell>
          <table:table-cell office:value-type="string">
            <text:p>A</text:p>
          </table:table-cell>
          <table:table-cell/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6">
            <text:p>6296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/>
          <table:table-cell office:value-type="string">
            <text:p>C39992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7">
            <text:p>6297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prev 00001055</text:p>
          </table:table-cell>
          <table:table-cell office:value-type="string">
            <text:p>C40021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4">
            <text:p>2594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7694</text:p>
          </table:table-cell>
          <table:table-cell office:value-type="string">
            <text:p>C33025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5">
            <text:p>2595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/>
          <table:table-cell office:value-type="string">
            <text:p>C3303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6">
            <text:p>2596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OTTICA COLTELLI</text:p>
          </table:table-cell>
          <table:table-cell office:value-type="string">
            <text:p>C40034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0">
            <text:p>990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T#3035</text:p>
          </table:table-cell>
          <table:table-cell office:value-type="string">
            <text:p>C31024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1">
            <text:p>991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T#3031</text:p>
          </table:table-cell>
          <table:table-cell office:value-type="string">
            <text:p>C30189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1">
            <text:p>1181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TICKET RIPARAZIONE</text:p>
          </table:table-cell>
          <table:table-cell office:value-type="string">
            <text:p>C31607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3">
            <text:p>743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 office:value-type="string">
            <text:p>accordi Picchioni</text:p>
          </table:table-cell>
          <table:table-cell office:value-type="string">
            <text:p>C40008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4">
            <text:p>744</text:p>
          </table:table-cell>
          <table:table-cell office:value-type="date" office:date-value="2023-11-15">
            <text:p>15-11-2023</text:p>
          </table:table-cell>
          <table:table-cell office:value-type="string">
            <text:p>C</text:p>
          </table:table-cell>
          <table:table-cell/>
          <table:table-cell office:value-type="string">
            <text:p>C316071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4">
            <text:p>674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T#3064</text:p>
          </table:table-cell>
          <table:table-cell office:value-type="string">
            <text:p>C40011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8">
            <text:p>6298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rif. ord 657/23 M. FRANCA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299">
            <text:p>6299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rif. ord. 657/23 BARI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0">
            <text:p>6300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rif. ord. 657/23 LECCE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1">
            <text:p>6301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/>
          <table:table-cell office:value-type="string">
            <text:p>C31662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2">
            <text:p>992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t#3041</text:p>
          </table:table-cell>
          <table:table-cell office:value-type="string">
            <text:p>C31678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3">
            <text:p>993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T#3021</text:p>
          </table:table-cell>
          <table:table-cell office:value-type="string">
            <text:p>C400199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2">
            <text:p>1182</text:p>
          </table:table-cell>
          <table:table-cell office:value-type="date" office:date-value="2023-11-16">
            <text:p>16-11-2023</text:p>
          </table:table-cell>
          <table:table-cell office:value-type="string">
            <text:p>C</text:p>
          </table:table-cell>
          <table:table-cell office:value-type="string">
            <text:p>T#3040</text:p>
          </table:table-cell>
          <table:table-cell office:value-type="string">
            <text:p>C31670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5">
            <text:p>675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20099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6">
            <text:p>676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T#3046</text:p>
          </table:table-cell>
          <table:table-cell office:value-type="string">
            <text:p>C400026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2">
            <text:p>6302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/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3">
            <text:p>6303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rif. ROYAL STAMPI</text:p>
          </table:table-cell>
          <table:table-cell office:value-type="string">
            <text:p>C31028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4">
            <text:p>6304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/>
          <table:table-cell office:value-type="string">
            <text:p>C3006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5">
            <text:p>6305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/>
          <table:table-cell office:value-type="string">
            <text:p>C40021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7">
            <text:p>2597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/>
          <table:table-cell office:value-type="string">
            <text:p>C4003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8">
            <text:p>2598</text:p>
          </table:table-cell>
          <table:table-cell office:value-type="date" office:date-value="2023-11-17">
            <text:p>17-11-2023</text:p>
          </table:table-cell>
          <table:table-cell office:value-type="string">
            <text:p>A</text:p>
          </table:table-cell>
          <table:table-cell office:value-type="string">
            <text:p>COD. 21072 rif. OP 23214315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599">
            <text:p>2599</text:p>
          </table:table-cell>
          <table:table-cell office:value-type="date" office:date-value="2023-11-17">
            <text:p>17-11-2023</text:p>
          </table:table-cell>
          <table:table-cell office:value-type="string">
            <text:p>A</text:p>
          </table:table-cell>
          <table:table-cell office:value-type="string">
            <text:p>rif. OP 23214029</text:p>
          </table:table-cell>
          <table:table-cell office:value-type="string">
            <text:p>C40031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4">
            <text:p>994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T#3004</text:p>
          </table:table-cell>
          <table:table-cell office:value-type="string">
            <text:p>C40019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5">
            <text:p>745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accordi Maranini</text:p>
          </table:table-cell>
          <table:table-cell office:value-type="string">
            <text:p>C320273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6">
            <text:p>746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Caroli</text:p>
          </table:table-cell>
          <table:table-cell office:value-type="string">
            <text:p>C3999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7">
            <text:p>747</text:p>
          </table:table-cell>
          <table:table-cell office:value-type="date" office:date-value="2023-11-17">
            <text:p>17-11-2023</text:p>
          </table:table-cell>
          <table:table-cell office:value-type="string">
            <text:p>C</text:p>
          </table:table-cell>
          <table:table-cell office:value-type="string">
            <text:p>test</text:p>
          </table:table-cell>
          <table:table-cell office:value-type="string">
            <text:p>C31679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7">
            <text:p>677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 office:value-type="string">
            <text:p>T#3071</text:p>
          </table:table-cell>
          <table:table-cell office:value-type="string">
            <text:p>C400220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8">
            <text:p>678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 office:value-type="string">
            <text:p>T#3065</text:p>
          </table:table-cell>
          <table:table-cell office:value-type="string">
            <text:p>C400267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6">
            <text:p>6306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/>
          <table:table-cell office:value-type="string">
            <text:p>C39995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7">
            <text:p>6307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/>
          <table:table-cell office:value-type="string">
            <text:p>C40005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0">
            <text:p>2600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 office:value-type="string">
            <text:p>PO-L23-02185 - LINEA VERDE</text:p>
          </table:table-cell>
          <table:table-cell office:value-type="string">
            <text:p>C4001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5">
            <text:p>995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 office:value-type="string">
            <text:p>T#2999</text:p>
          </table:table-cell>
          <table:table-cell office:value-type="string">
            <text:p>C40002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3">
            <text:p>1183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 office:value-type="string">
            <text:p>T#2982</text:p>
          </table:table-cell>
          <table:table-cell office:value-type="string">
            <text:p>C33021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8">
            <text:p>748</text:p>
          </table:table-cell>
          <table:table-cell office:value-type="date" office:date-value="2023-11-20">
            <text:p>20-11-2023</text:p>
          </table:table-cell>
          <table:table-cell office:value-type="string">
            <text:p>C</text:p>
          </table:table-cell>
          <table:table-cell office:value-type="string">
            <text:p>ACCORDI CAROLI</text:p>
          </table:table-cell>
          <table:table-cell office:value-type="string">
            <text:p>C400357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8">
            <text:p>6308</text:p>
          </table:table-cell>
          <table:table-cell office:value-type="date" office:date-value="2023-11-21">
            <text:p>21-11-2023</text:p>
          </table:table-cell>
          <table:table-cell office:value-type="string">
            <text:p>C</text:p>
          </table:table-cell>
          <table:table-cell/>
          <table:table-cell office:value-type="string">
            <text:p>C3168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09">
            <text:p>6309</text:p>
          </table:table-cell>
          <table:table-cell office:value-type="date" office:date-value="2023-11-21">
            <text:p>21-11-2023</text:p>
          </table:table-cell>
          <table:table-cell office:value-type="string">
            <text:p>A</text:p>
          </table:table-cell>
          <table:table-cell office:value-type="string">
            <text:p>rif. CASAMENTI</text:p>
          </table:table-cell>
          <table:table-cell office:value-type="string">
            <text:p>C40035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1">
            <text:p>2601</text:p>
          </table:table-cell>
          <table:table-cell office:value-type="date" office:date-value="2023-11-21">
            <text:p>21-11-2023</text:p>
          </table:table-cell>
          <table:table-cell office:value-type="string">
            <text:p>C</text:p>
          </table:table-cell>
          <table:table-cell office:value-type="string">
            <text:p>ord. 230573</text:p>
          </table:table-cell>
          <table:table-cell office:value-type="string">
            <text:p>C31027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29">
            <text:p>129</text:p>
          </table:table-cell>
          <table:table-cell office:value-type="date" office:date-value="2023-11-21">
            <text:p>21-11-2023</text:p>
          </table:table-cell>
          <table:table-cell office:value-type="string">
            <text:p>C</text:p>
          </table:table-cell>
          <table:table-cell office:value-type="string">
            <text:p>ord mail Marta</text:p>
          </table:table-cell>
          <table:table-cell office:value-type="string">
            <text:p>C400341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6">
            <text:p>996</text:p>
          </table:table-cell>
          <table:table-cell office:value-type="date" office:date-value="2023-11-21">
            <text:p>21-11-2023</text:p>
          </table:table-cell>
          <table:table-cell office:value-type="string">
            <text:p>C</text:p>
          </table:table-cell>
          <table:table-cell office:value-type="string">
            <text:p>ORDINE MAIL</text:p>
          </table:table-cell>
          <table:table-cell office:value-type="string">
            <text:p>C40035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4">
            <text:p>1184</text:p>
          </table:table-cell>
          <table:table-cell office:value-type="date" office:date-value="2023-11-21">
            <text:p>21-11-2023</text:p>
          </table:table-cell>
          <table:table-cell office:value-type="string">
            <text:p>C</text:p>
          </table:table-cell>
          <table:table-cell office:value-type="string">
            <text:p>T#2675</text:p>
          </table:table-cell>
          <table:table-cell office:value-type="string">
            <text:p>C40032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0">
            <text:p>6310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/>
          <table:table-cell office:value-type="string">
            <text:p>C40020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1">
            <text:p>6311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/>
          <table:table-cell office:value-type="string">
            <text:p>C3006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2">
            <text:p>6312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/>
          <table:table-cell office:value-type="string">
            <text:p>C316692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3">
            <text:p>6313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/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4">
            <text:p>6314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 office:value-type="string">
            <text:p>326</text:p>
          </table:table-cell>
          <table:table-cell office:value-type="string">
            <text:p>C3303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2">
            <text:p>2602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/>
          <table:table-cell office:value-type="string">
            <text:p>C40031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5">
            <text:p>1185</text:p>
          </table:table-cell>
          <table:table-cell office:value-type="date" office:date-value="2023-11-22">
            <text:p>22-11-2023</text:p>
          </table:table-cell>
          <table:table-cell office:value-type="string">
            <text:p>A</text:p>
          </table:table-cell>
          <table:table-cell office:value-type="string">
            <text:p>T#3049</text:p>
          </table:table-cell>
          <table:table-cell office:value-type="string">
            <text:p>C33016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49">
            <text:p>749</text:p>
          </table:table-cell>
          <table:table-cell office:value-type="date" office:date-value="2023-11-22">
            <text:p>22-11-2023</text:p>
          </table:table-cell>
          <table:table-cell office:value-type="string">
            <text:p>C</text:p>
          </table:table-cell>
          <table:table-cell office:value-type="string">
            <text:p>accordi Raho</text:p>
          </table:table-cell>
          <table:table-cell office:value-type="string">
            <text:p>C400358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5">
            <text:p>6315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863/00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6">
            <text:p>6316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23/00198 BRAVO INOX</text:p>
          </table:table-cell>
          <table:table-cell office:value-type="string">
            <text:p>C3300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7">
            <text:p>6317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ord. 286</text:p>
          </table:table-cell>
          <table:table-cell office:value-type="string">
            <text:p>C31625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8">
            <text:p>6318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/>
          <table:table-cell office:value-type="string">
            <text:p>C31644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3">
            <text:p>2603</text:p>
          </table:table-cell>
          <table:table-cell office:value-type="date" office:date-value="2023-11-23">
            <text:p>23-11-2023</text:p>
          </table:table-cell>
          <table:table-cell office:value-type="string">
            <text:p>A</text:p>
          </table:table-cell>
          <table:table-cell office:value-type="string">
            <text:p>ord. 4500115525</text:p>
          </table:table-cell>
          <table:table-cell office:value-type="string">
            <text:p>C316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4">
            <text:p>2604</text:p>
          </table:table-cell>
          <table:table-cell office:value-type="date" office:date-value="2023-11-23">
            <text:p>23-11-2023</text:p>
          </table:table-cell>
          <table:table-cell office:value-type="string">
            <text:p>A</text:p>
          </table:table-cell>
          <table:table-cell office:value-type="string">
            <text:p>ord. 17248</text:p>
          </table:table-cell>
          <table:table-cell office:value-type="string">
            <text:p>C33008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5">
            <text:p>2605</text:p>
          </table:table-cell>
          <table:table-cell office:value-type="date" office:date-value="2023-11-23">
            <text:p>23-11-2023</text:p>
          </table:table-cell>
          <table:table-cell office:value-type="string">
            <text:p>A</text:p>
          </table:table-cell>
          <table:table-cell office:value-type="string">
            <text:p>n° 623187</text:p>
          </table:table-cell>
          <table:table-cell office:value-type="string">
            <text:p>C30775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7">
            <text:p>997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T#3048</text:p>
          </table:table-cell>
          <table:table-cell office:value-type="string">
            <text:p>C400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8">
            <text:p>998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7752</text:p>
          </table:table-cell>
          <table:table-cell office:value-type="string">
            <text:p>C33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6">
            <text:p>1186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T#3045</text:p>
          </table:table-cell>
          <table:table-cell office:value-type="string">
            <text:p>C40032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7">
            <text:p>1187</text:p>
          </table:table-cell>
          <table:table-cell office:value-type="date" office:date-value="2023-11-23">
            <text:p>23-11-2023</text:p>
          </table:table-cell>
          <table:table-cell office:value-type="string">
            <text:p>C</text:p>
          </table:table-cell>
          <table:table-cell office:value-type="string">
            <text:p>T#3052</text:p>
          </table:table-cell>
          <table:table-cell office:value-type="string">
            <text:p>C400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79">
            <text:p>679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mail order</text:p>
          </table:table-cell>
          <table:table-cell office:value-type="string">
            <text:p>C400338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80">
            <text:p>680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T#3089</text:p>
          </table:table-cell>
          <table:table-cell office:value-type="string">
            <text:p>C400062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19">
            <text:p>6319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/>
          <table:table-cell office:value-type="string">
            <text:p>C31602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0">
            <text:p>6320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/>
          <table:table-cell office:value-type="string">
            <text:p>C4003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6">
            <text:p>2606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OP23111593 PINTOSSI</text:p>
          </table:table-cell>
          <table:table-cell office:value-type="string">
            <text:p>C3999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R</text:p>
          </table:table-cell>
          <table:table-cell office:value-type="float" office:value="130">
            <text:p>130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ACC. MARANINI</text:p>
          </table:table-cell>
          <table:table-cell office:value-type="string">
            <text:p>C310104</text:p>
          </table:table-cell>
          <table:table-cell office:value-type="string">
            <text:p>RIC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999">
            <text:p>999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MAIL</text:p>
          </table:table-cell>
          <table:table-cell office:value-type="string">
            <text:p>C316416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8">
            <text:p>1188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T#3059</text:p>
          </table:table-cell>
          <table:table-cell office:value-type="string">
            <text:p>C30754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89">
            <text:p>1189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T#3070-3068</text:p>
          </table:table-cell>
          <table:table-cell office:value-type="string">
            <text:p>C31669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50">
            <text:p>750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/>
          <table:table-cell office:value-type="string">
            <text:p>C400358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V</text:p>
          </table:table-cell>
          <table:table-cell office:value-type="float" office:value="751">
            <text:p>751</text:p>
          </table:table-cell>
          <table:table-cell office:value-type="date" office:date-value="2023-11-24">
            <text:p>24-11-2023</text:p>
          </table:table-cell>
          <table:table-cell office:value-type="string">
            <text:p>C</text:p>
          </table:table-cell>
          <table:table-cell office:value-type="string">
            <text:p>Rif. Caroli</text:p>
          </table:table-cell>
          <table:table-cell office:value-type="string">
            <text:p>C399930</text:p>
          </table:table-cell>
          <table:table-cell office:value-type="string">
            <text:p>VIS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1">
            <text:p>6321</text:p>
          </table:table-cell>
          <table:table-cell office:value-type="date" office:date-value="2023-11-27">
            <text:p>27-11-2023</text:p>
          </table:table-cell>
          <table:table-cell office:value-type="string">
            <text:p>C</text:p>
          </table:table-cell>
          <table:table-cell/>
          <table:table-cell office:value-type="string">
            <text:p>C33034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2">
            <text:p>6322</text:p>
          </table:table-cell>
          <table:table-cell office:value-type="date" office:date-value="2023-11-27">
            <text:p>27-11-2023</text:p>
          </table:table-cell>
          <table:table-cell office:value-type="string">
            <text:p>A</text:p>
          </table:table-cell>
          <table:table-cell/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3">
            <text:p>6323</text:p>
          </table:table-cell>
          <table:table-cell office:value-type="date" office:date-value="2023-11-27">
            <text:p>27-11-2023</text:p>
          </table:table-cell>
          <table:table-cell office:value-type="string">
            <text:p>C</text:p>
          </table:table-cell>
          <table:table-cell/>
          <table:table-cell office:value-type="string">
            <text:p>C31010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7">
            <text:p>2607</text:p>
          </table:table-cell>
          <table:table-cell office:value-type="date" office:date-value="2023-11-27">
            <text:p>27-11-2023</text:p>
          </table:table-cell>
          <table:table-cell office:value-type="string">
            <text:p>C</text:p>
          </table:table-cell>
          <table:table-cell office:value-type="string">
            <text:p>23111600 SIFRAL</text:p>
          </table:table-cell>
          <table:table-cell office:value-type="string">
            <text:p>C3999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8">
            <text:p>2608</text:p>
          </table:table-cell>
          <table:table-cell office:value-type="date" office:date-value="2023-11-27">
            <text:p>27-11-2023</text:p>
          </table:table-cell>
          <table:table-cell office:value-type="string">
            <text:p>A</text:p>
          </table:table-cell>
          <table:table-cell office:value-type="string">
            <text:p>n.43 3TLOGISTICA</text:p>
          </table:table-cell>
          <table:table-cell office:value-type="string">
            <text:p>C40020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0">
            <text:p>1000</text:p>
          </table:table-cell>
          <table:table-cell office:value-type="date" office:date-value="2023-11-27">
            <text:p>27-11-2023</text:p>
          </table:table-cell>
          <table:table-cell office:value-type="string">
            <text:p>A</text:p>
          </table:table-cell>
          <table:table-cell office:value-type="string">
            <text:p>T#3047</text:p>
          </table:table-cell>
          <table:table-cell office:value-type="string">
            <text:p>C33034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1">
            <text:p>1001</text:p>
          </table:table-cell>
          <table:table-cell office:value-type="date" office:date-value="2023-11-27">
            <text:p>27-11-2023</text:p>
          </table:table-cell>
          <table:table-cell office:value-type="string">
            <text:p>C</text:p>
          </table:table-cell>
          <table:table-cell office:value-type="string">
            <text:p>13771</text:p>
          </table:table-cell>
          <table:table-cell office:value-type="string">
            <text:p>C30189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90">
            <text:p>1190</text:p>
          </table:table-cell>
          <table:table-cell office:value-type="date" office:date-value="2023-11-27">
            <text:p>27-11-2023</text:p>
          </table:table-cell>
          <table:table-cell office:value-type="string">
            <text:p>C</text:p>
          </table:table-cell>
          <table:table-cell office:value-type="string">
            <text:p>t#3067</text:p>
          </table:table-cell>
          <table:table-cell office:value-type="string">
            <text:p>C311961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G</text:p>
          </table:table-cell>
          <table:table-cell office:value-type="float" office:value="681">
            <text:p>681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T#3094</text:p>
          </table:table-cell>
          <table:table-cell office:value-type="string">
            <text:p>C307604</text:p>
          </table:table-cell>
          <table:table-cell office:value-type="string">
            <text:p>GAR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4">
            <text:p>6324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/>
          <table:table-cell office:value-type="string">
            <text:p>C30067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5">
            <text:p>6325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690/23 passarelli</text:p>
          </table:table-cell>
          <table:table-cell office:value-type="string">
            <text:p>C306828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6">
            <text:p>6326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/>
          <table:table-cell office:value-type="string">
            <text:p>C316797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7">
            <text:p>6327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/>
          <table:table-cell office:value-type="string">
            <text:p>C32007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8">
            <text:p>6328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/>
          <table:table-cell office:value-type="string">
            <text:p>C320099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29">
            <text:p>6329</text:p>
          </table:table-cell>
          <table:table-cell office:value-type="date" office:date-value="2023-11-28">
            <text:p>28-11-2023</text:p>
          </table:table-cell>
          <table:table-cell office:value-type="string">
            <text:p>A</text:p>
          </table:table-cell>
          <table:table-cell/>
          <table:table-cell office:value-type="string">
            <text:p>C3079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30">
            <text:p>6330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884/00 CONSORZIO FUNGHI</text:p>
          </table:table-cell>
          <table:table-cell office:value-type="string">
            <text:p>C330165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09">
            <text:p>2609</text:p>
          </table:table-cell>
          <table:table-cell office:value-type="date" office:date-value="2023-11-28">
            <text:p>28-11-2023</text:p>
          </table:table-cell>
          <table:table-cell office:value-type="string">
            <text:p>A</text:p>
          </table:table-cell>
          <table:table-cell office:value-type="string">
            <text:p>1.207 del 24/11/2023</text:p>
          </table:table-cell>
          <table:table-cell office:value-type="string">
            <text:p>C309290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10">
            <text:p>2610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rif. BEDIN</text:p>
          </table:table-cell>
          <table:table-cell office:value-type="string">
            <text:p>C30991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11">
            <text:p>2611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011-104/23</text:p>
          </table:table-cell>
          <table:table-cell office:value-type="string">
            <text:p>C40028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2">
            <text:p>1002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T#2778</text:p>
          </table:table-cell>
          <table:table-cell office:value-type="string">
            <text:p>C30920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3">
            <text:p>1003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T#3029-30</text:p>
          </table:table-cell>
          <table:table-cell office:value-type="string">
            <text:p>C301215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91">
            <text:p>1191</text:p>
          </table:table-cell>
          <table:table-cell office:value-type="date" office:date-value="2023-11-28">
            <text:p>28-11-2023</text:p>
          </table:table-cell>
          <table:table-cell office:value-type="string">
            <text:p>C</text:p>
          </table:table-cell>
          <table:table-cell office:value-type="string">
            <text:p>T#3042-3090</text:p>
          </table:table-cell>
          <table:table-cell office:value-type="string">
            <text:p>C316632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31">
            <text:p>6331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 office:value-type="string">
            <text:p><text:s/>Nr. 4500336848/NO</text:p>
          </table:table-cell>
          <table:table-cell office:value-type="string">
            <text:p>C31044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32">
            <text:p>6332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 office:value-type="string">
            <text:p>sist. ord. 6255</text:p>
          </table:table-cell>
          <table:table-cell office:value-type="string">
            <text:p>C40033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33">
            <text:p>6333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/>
          <table:table-cell office:value-type="string">
            <text:p>C316556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34">
            <text:p>6334</text:p>
          </table:table-cell>
          <table:table-cell office:value-type="date" office:date-value="2023-11-29">
            <text:p>29-11-2023</text:p>
          </table:table-cell>
          <table:table-cell office:value-type="string">
            <text:p>C</text:p>
          </table:table-cell>
          <table:table-cell office:value-type="string">
            <text:p>1430 del 2311</text:p>
          </table:table-cell>
          <table:table-cell office:value-type="string">
            <text:p>C316121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P</text:p>
          </table:table-cell>
          <table:table-cell office:value-type="float" office:value="6335">
            <text:p>6335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/>
          <table:table-cell office:value-type="string">
            <text:p>C30853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12">
            <text:p>2612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/>
          <table:table-cell office:value-type="string">
            <text:p>C320144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Q</text:p>
          </table:table-cell>
          <table:table-cell office:value-type="float" office:value="2613">
            <text:p>2613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 office:value-type="string">
            <text:p>443/OK</text:p>
          </table:table-cell>
          <table:table-cell office:value-type="string">
            <text:p>C400103</text:p>
          </table:table-cell>
          <table:table-cell office:value-type="string">
            <text:p>VEN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4">
            <text:p>1004</text:p>
          </table:table-cell>
          <table:table-cell office:value-type="date" office:date-value="2023-11-29">
            <text:p>29-11-2023</text:p>
          </table:table-cell>
          <table:table-cell office:value-type="string">
            <text:p>C</text:p>
          </table:table-cell>
          <table:table-cell office:value-type="string">
            <text:p>T#2952</text:p>
          </table:table-cell>
          <table:table-cell office:value-type="string">
            <text:p>C400250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5">
            <text:p>1005</text:p>
          </table:table-cell>
          <table:table-cell office:value-type="date" office:date-value="2023-11-29">
            <text:p>29-11-2023</text:p>
          </table:table-cell>
          <table:table-cell office:value-type="string">
            <text:p>C</text:p>
          </table:table-cell>
          <table:table-cell office:value-type="string">
            <text:p>T#2949-50</text:p>
          </table:table-cell>
          <table:table-cell office:value-type="string">
            <text:p>C316608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6">
            <text:p>1006</text:p>
          </table:table-cell>
          <table:table-cell office:value-type="date" office:date-value="2023-11-29">
            <text:p>29-11-2023</text:p>
          </table:table-cell>
          <table:table-cell office:value-type="string">
            <text:p>C</text:p>
          </table:table-cell>
          <table:table-cell office:value-type="string">
            <text:p>T#3008</text:p>
          </table:table-cell>
          <table:table-cell office:value-type="string">
            <text:p>C316617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T</text:p>
          </table:table-cell>
          <table:table-cell office:value-type="float" office:value="1007">
            <text:p>1007</text:p>
          </table:table-cell>
          <table:table-cell office:value-type="date" office:date-value="2023-11-29">
            <text:p>29-11-2023</text:p>
          </table:table-cell>
          <table:table-cell office:value-type="string">
            <text:p>A</text:p>
          </table:table-cell>
          <table:table-cell office:value-type="string">
            <text:p>T#3043</text:p>
          </table:table-cell>
          <table:table-cell office:value-type="string">
            <text:p>C316513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92">
            <text:p>1192</text:p>
          </table:table-cell>
          <table:table-cell office:value-type="date" office:date-value="2023-11-29">
            <text:p>29-11-2023</text:p>
          </table:table-cell>
          <table:table-cell office:value-type="string">
            <text:p>C</text:p>
          </table:table-cell>
          <table:table-cell office:value-type="string">
            <text:p>T#3088</text:p>
          </table:table-cell>
          <table:table-cell office:value-type="string">
            <text:p>C400254</text:p>
          </table:table-cell>
          <table:table-cell office:value-type="string">
            <text:p>RIP</text:p>
          </table:table-cell>
          <table:table-cell table:number-columns-repeated="1017"/>
        </table:table-row>
        <table:table-row table:style-name="ro3">
          <table:table-cell office:value-type="string">
            <text:p>U</text:p>
          </table:table-cell>
          <table:table-cell office:value-type="float" office:value="1193">
            <text:p>1193</text:p>
          </table:table-cell>
          <table:table-cell office:value-type="date" office:date-value="2023-11-29">
            <text:p>29-11-2023</text:p>
          </table:table-cell>
          <table:table-cell office:value-type="string">
            <text:p>C</text:p>
          </table:table-cell>
          <table:table-cell office:value-type="string">
            <text:p>T#3086</text:p>
          </table:table-cell>
          <table:table-cell office:value-type="string">
            <text:p>C316692</text:p>
          </table:table-cell>
          <table:table-cell office:value-type="string">
            <text:p>RIP</text:p>
          </table:table-cell>
          <table:table-cell table:number-columns-repeated="1017"/>
        </table:table-row>
        <table:named-expressions>
          <table:named-range table:name="_xlnm._FilterDatabase" table:base-cell-address="$SQLExport.$A$1" table:cell-range-address="$SQLExport.$A$1:.$G$2097"/>
        </table:named-expressions>
      </table:table>
      <table:named-expressions/>
      <table:database-ranges>
        <table:database-range table:name="_xlnm._FilterDatabase" table:target-range-address="SQLExport.A1:SQLExport.G20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3">
      <number:day number:style="long"/>
      <number:text>-</number:text>
      <number:month number:style="long"/>
      <number:text>-</number:text>
      <number:year number:style="long"/>
    </number:date-style>
    <number:number-style style:name="N104">
      <number:number number:decimal-places="20" number:min-integer-digits="1" number:decimal-replacement=""/>
    </number:number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20/12/2023</text:date>, <text:time>14.19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QLExport" style:display-name="PageStyle_SQLEx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20T14:19:09.82</dc:date>
    <meta:generator>OpenOffice/4.1.14$Win32 OpenOffice.org_project/4114m1$Build-9811</meta:generator>
    <meta:document-statistic meta:table-count="1" meta:cell-count="14534" meta:object-count="0"/>
  </office:meta>
</office:document-meta>
</file>